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Tick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Sub Industry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<text:a xlink:href="https://www.nyse.com/quote/XNYS:MMM" xlink:type="simple">MMM</text:a> </text:p>
          </table:table-cell>
          <table:table-cell office:value-type="string" calcext:value-type="string">
            <text:p><text:a xlink:href="https://en.wikipedia.org/wiki/3M" xlink:type="simple">3M Company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<text:a xlink:href="https://en.wikipedia.org/wiki/St._Paul,_Minnesota" xlink:type="simple">St. Paul, Minnesot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BT" xlink:type="simple">ABT</text:a> </text:p>
          </table:table-cell>
          <table:table-cell office:value-type="string" calcext:value-type="string">
            <text:p><text:a xlink:href="https://en.wikipedia.org/wiki/Abbott_Laboratories" xlink:type="simple">Abbott Laboratorie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North_Chicago,_Illinois" xlink:type="simple">North Chicago, Illinoi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BBV" xlink:type="simple">ABBV</text:a> </text:p>
          </table:table-cell>
          <table:table-cell office:value-type="string" calcext:value-type="string">
            <text:p><text:a xlink:href="https://en.wikipedia.org/wiki/AbbVie_Inc." xlink:type="simple">AbbVie Inc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North_Chicago,_Illinois" xlink:type="simple">North Chicago, Illinois</text:a></text:p>
          </table:table-cell>
        </table:table-row>
        <table:table-row table:style-name="ro3">
          <table:table-cell office:value-type="string" calcext:value-type="string">
            <text:p><text:a xlink:href="http://www.nasdaq.com/symbol/abmd" xlink:type="simple">ABMD</text:a> </text:p>
          </table:table-cell>
          <table:table-cell office:value-type="string" calcext:value-type="string">
            <text:p><text:a xlink:href="https://en.wikipedia.org/wiki/Abiomed" xlink:type="simple">ABIOMED Inc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Danvers,_Massachusetts" xlink:type="simple">Danvers, Massachusetts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ACN" xlink:type="simple">ACN</text:a> </text:p>
          </table:table-cell>
          <table:table-cell office:value-type="string" calcext:value-type="string">
            <text:p><text:a xlink:href="https://en.wikipedia.org/wiki/Accenture_plc" xlink:type="simple">Accenture plc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</table:table-row>
        <table:table-row table:style-name="ro2">
          <table:table-cell office:value-type="string" calcext:value-type="string">
            <text:p><text:a xlink:href="http://www.nasdaq.com/symbol/atvi" xlink:type="simple">ATVI</text:a> </text:p>
          </table:table-cell>
          <table:table-cell office:value-type="string" calcext:value-type="string">
            <text:p><text:a xlink:href="https://en.wikipedia.org/wiki/Activision_Blizzard" xlink:type="simple">Activision Blizzard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Home Entertainment</text:p>
          </table:table-cell>
          <table:table-cell office:value-type="string" calcext:value-type="string">
            <text:p><text:a xlink:href="https://en.wikipedia.org/wiki/Santa_Monica,_California" xlink:type="simple">Santa Monica, California</text:a></text:p>
          </table:table-cell>
        </table:table-row>
        <table:table-row table:style-name="ro3">
          <table:table-cell office:value-type="string" calcext:value-type="string">
            <text:p><text:a xlink:href="http://www.nasdaq.com/symbol/adbe" xlink:type="simple">ADBE</text:a> </text:p>
          </table:table-cell>
          <table:table-cell office:value-type="string" calcext:value-type="string">
            <text:p><text:a xlink:href="https://en.wikipedia.org/wiki/Adobe_Systems_Inc" xlink:type="simple">Adobe Systems Inc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</table:table-row>
        <table:table-row table:style-name="ro3">
          <table:table-cell office:value-type="string" calcext:value-type="string">
            <text:p><text:a xlink:href="http://www.nasdaq.com/symbol/amd" xlink:type="simple">AMD</text:a> </text:p>
          </table:table-cell>
          <table:table-cell office:value-type="string" calcext:value-type="string">
            <text:p><text:a xlink:href="https://en.wikipedia.org/wiki/Advanced_Micro_Devices_Inc" xlink:type="simple">Advanced Micro Devices Inc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AP" xlink:type="simple">AAP</text:a> </text:p>
          </table:table-cell>
          <table:table-cell office:value-type="string" calcext:value-type="string">
            <text:p><text:a xlink:href="https://en.wikipedia.org/wiki/Advance_Auto_Parts" xlink:type="simple">Advance Auto Pa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tive Retail</text:p>
          </table:table-cell>
          <table:table-cell office:value-type="string" calcext:value-type="string">
            <text:p><text:a xlink:href="https://en.wikipedia.org/wiki/Raleigh,_North_Carolina" xlink:type="simple">Raleigh, North Carolina</text:a></text:p>
          </table:table-cell>
        </table:table-row>
        <table:table-row table:style-name="ro4">
          <table:table-cell office:value-type="string" calcext:value-type="string">
            <text:p><text:a xlink:href="https://www.nyse.com/quote/XNYS:AES" xlink:type="simple">AES</text:a> </text:p>
          </table:table-cell>
          <table:table-cell office:value-type="string" calcext:value-type="string">
            <text:p><text:a xlink:href="https://en.wikipedia.org/wiki/AES_Corp" xlink:type="simple">AES Corp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Independent Power Producers &amp; Energy Traders</text:p>
          </table:table-cell>
          <table:table-cell office:value-type="string" calcext:value-type="string">
            <text:p><text:a xlink:href="https://en.wikipedia.org/wiki/Arlington,_Virginia" xlink:type="simple">Arlington, Virgi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FL" xlink:type="simple">AFL</text:a> </text:p>
          </table:table-cell>
          <table:table-cell office:value-type="string" calcext:value-type="string">
            <text:p><text:a xlink:href="https://en.wikipedia.org/wiki/AFLAC_Inc" xlink:type="simple">AFLAC Inc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Columbus,_Georgia" xlink:type="simple">Columbus, Georg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" xlink:type="simple">A</text:a> </text:p>
          </table:table-cell>
          <table:table-cell office:value-type="string" calcext:value-type="string">
            <text:p><text:a xlink:href="https://en.wikipedia.org/wiki/Agilent_Technologies_Inc" xlink:type="simple">Agilent Technologies Inc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PD" xlink:type="simple">APD</text:a> </text:p>
          </table:table-cell>
          <table:table-cell office:value-type="string" calcext:value-type="string">
            <text:p><text:a xlink:href="https://en.wikipedia.org/wiki/Air_Products_%26_Chemicals_Inc" xlink:type="simple">Air Products &amp; Chemicals Inc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Industrial Gases</text:p>
          </table:table-cell>
          <table:table-cell office:value-type="string" calcext:value-type="string">
            <text:p><text:a xlink:href="https://en.wikipedia.org/wiki/Allentown,_Pennsylvania" xlink:type="simple">Allentown, Pennsylvania</text:a></text:p>
          </table:table-cell>
        </table:table-row>
        <table:table-row table:style-name="ro2">
          <table:table-cell office:value-type="string" calcext:value-type="string">
            <text:p><text:a xlink:href="http://www.nasdaq.com/symbol/akam" xlink:type="simple">AKAM</text:a> </text:p>
          </table:table-cell>
          <table:table-cell office:value-type="string" calcext:value-type="string">
            <text:p><text:a xlink:href="https://en.wikipedia.org/wiki/Akamai_Technologies_Inc" xlink:type="simple">Akamai Technologies Inc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ervices &amp; Infrastructure</text:p>
          </table:table-cell>
          <table:table-cell office:value-type="string" calcext:value-type="string">
            <text:p><text:a xlink:href="https://en.wikipedia.org/wiki/Cambridge,_Massachusetts" xlink:type="simple">Cambridge, Massachusetts</text:a></text:p>
          </table:table-cell>
        </table:table-row>
        <table:table-row table:style-name="ro1">
          <table:table-cell office:value-type="string" calcext:value-type="string">
            <text:p><text:a xlink:href="https://www.nyse.com/quote/XNYS:ALK" xlink:type="simple">ALK</text:a> </text:p>
          </table:table-cell>
          <table:table-cell office:value-type="string" calcext:value-type="string">
            <text:p><text:a xlink:href="https://en.wikipedia.org/wiki/Alaska_Air_Group_Inc" xlink:type="simple">Alaska Air Group Inc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LB" xlink:type="simple">ALB</text:a> </text:p>
          </table:table-cell>
          <table:table-cell office:value-type="string" calcext:value-type="string">
            <text:p><text:a xlink:href="https://en.wikipedia.org/wiki/Albemarle_Corp" xlink:type="simple">Albemarle Corp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</table:table-row>
        <table:table-row table:style-name="ro1">
          <table:table-cell office:value-type="string" calcext:value-type="string">
            <text:p><text:a xlink:href="https://www.nyse.com/quote/XNYS:ARE" xlink:type="simple">ARE</text:a> </text:p>
          </table:table-cell>
          <table:table-cell office:value-type="string" calcext:value-type="string">
            <text:p><text:a xlink:href="https://en.wikipedia.org/wiki/Alexandria_Real_Estate_Equities" xlink:type="simple">Alexandria Real Estate Equitie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Office REITs</text:p>
          </table:table-cell>
          <table:table-cell office:value-type="string" calcext:value-type="string">
            <text:p><text:a xlink:href="https://en.wikipedia.org/wiki/Pasadena,_California" xlink:type="simple">Pasadena, California</text:a></text:p>
          </table:table-cell>
        </table:table-row>
        <table:table-row table:style-name="ro3">
          <table:table-cell office:value-type="string" calcext:value-type="string">
            <text:p><text:a xlink:href="http://www.nasdaq.com/symbol/alxn" xlink:type="simple">ALXN</text:a> </text:p>
          </table:table-cell>
          <table:table-cell office:value-type="string" calcext:value-type="string">
            <text:p><text:a xlink:href="https://en.wikipedia.org/wiki/Alexion_Pharmaceuticals" xlink:type="simple">Alexion Pharmaceutical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Boston,_Massachusetts" xlink:type="simple">Boston, Massachusetts</text:a></text:p>
          </table:table-cell>
        </table:table-row>
        <table:table-row table:style-name="ro3">
          <table:table-cell office:value-type="string" calcext:value-type="string">
            <text:p><text:a xlink:href="http://www.nasdaq.com/symbol/algn" xlink:type="simple">ALGN</text:a> </text:p>
          </table:table-cell>
          <table:table-cell office:value-type="string" calcext:value-type="string">
            <text:p><text:a xlink:href="https://en.wikipedia.org/wiki/Align_Technology" xlink:type="simple">Align Technology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upplies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LLE" xlink:type="simple">ALLE</text:a> </text:p>
          </table:table-cell>
          <table:table-cell office:value-type="string" calcext:value-type="string">
            <text:p><text:a xlink:href="https://en.wikipedia.org/wiki/Allegion" xlink:type="simple">Alleg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GN" xlink:type="simple">AGN</text:a> </text:p>
          </table:table-cell>
          <table:table-cell office:value-type="string" calcext:value-type="string">
            <text:p><text:a xlink:href="https://en.wikipedia.org/wiki/Allergan,_plc" xlink:type="simple">Allergan, plc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ADS" xlink:type="simple">ADS</text:a> </text:p>
          </table:table-cell>
          <table:table-cell office:value-type="string" calcext:value-type="string">
            <text:p><text:a xlink:href="https://en.wikipedia.org/wiki/Alliance_Data_Systems" xlink:type="simple">Alliance Data System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Plano,_Texas" xlink:type="simple">Plano, Texa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LNT" xlink:type="simple">LNT</text:a> </text:p>
          </table:table-cell>
          <table:table-cell office:value-type="string" calcext:value-type="string">
            <text:p><text:a xlink:href="https://en.wikipedia.org/wiki/Alliant_Energy_Corp" xlink:type="simple">Alliant Energy Corp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Madison,_Wisconsin" xlink:type="simple">Madison, Wisconsin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ALL" xlink:type="simple">ALL</text:a> </text:p>
          </table:table-cell>
          <table:table-cell office:value-type="string" calcext:value-type="string">
            <text:p><text:a xlink:href="https://en.wikipedia.org/wiki/Allstate_Corp" xlink:type="simple">Allstate Cor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Northfield_Township,_Illinois" xlink:type="simple">Northfield Township, Illinois</text:a></text:p>
          </table:table-cell>
        </table:table-row>
        <table:table-row table:style-name="ro2">
          <table:table-cell office:value-type="string" calcext:value-type="string">
            <text:p><text:a xlink:href="http://www.nasdaq.com/symbol/googl" xlink:type="simple">GOOGL</text:a> </text:p>
          </table:table-cell>
          <table:table-cell office:value-type="string" calcext:value-type="string">
            <text:p><text:a xlink:href="https://en.wikipedia.org/wiki/Alphabet_Inc." xlink:type="simple">Alphabet Inc Class A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<text:a xlink:href="https://en.wikipedia.org/wiki/Mountain_View,_California" xlink:type="simple">Mountain View, California</text:a></text:p>
          </table:table-cell>
        </table:table-row>
        <table:table-row table:style-name="ro2">
          <table:table-cell office:value-type="string" calcext:value-type="string">
            <text:p><text:a xlink:href="http://www.nasdaq.com/symbol/goog" xlink:type="simple">GOOG</text:a> </text:p>
          </table:table-cell>
          <table:table-cell office:value-type="string" calcext:value-type="string">
            <text:p><text:a xlink:href="https://en.wikipedia.org/wiki/Alphabet_Inc." xlink:type="simple">Alphabet Inc Class C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<text:a xlink:href="https://en.wikipedia.org/wiki/Mountain_View,_California" xlink:type="simple">Mountain View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MO" xlink:type="simple">MO</text:a> </text:p>
          </table:table-cell>
          <table:table-cell office:value-type="string" calcext:value-type="string">
            <text:p><text:a xlink:href="https://en.wikipedia.org/wiki/Altria_Group_Inc" xlink:type="simple">Altria Group Inc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<text:a xlink:href="https://en.wikipedia.org/wiki/Richmond,_Virginia" xlink:type="simple">Richmond, Virginia</text:a></text:p>
          </table:table-cell>
        </table:table-row>
        <table:table-row table:style-name="ro5">
          <table:table-cell office:value-type="string" calcext:value-type="string">
            <text:p><text:a xlink:href="http://www.nasdaq.com/symbol/amzn" xlink:type="simple">AMZN</text:a> </text:p>
          </table:table-cell>
          <table:table-cell office:value-type="string" calcext:value-type="string">
            <text:p><text:a xlink:href="https://en.wikipedia.org/wiki/Amazon.com_Inc." xlink:type="simple">Amazon.com Inc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AMCR" xlink:type="simple">AMCR</text:a> </text:p>
          </table:table-cell>
          <table:table-cell office:value-type="string" calcext:value-type="string">
            <text:p><text:a xlink:href="https://en.wikipedia.org/wiki/Amcor_plc" xlink:type="simple">Amcor plc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Warmley" xlink:type="simple">Warmley</text:a>, <text:a xlink:href="https://en.wikipedia.org/wiki/Bristol" xlink:type="simple">Bristol</text:a>, United Kingdom</text:p>
          </table:table-cell>
        </table:table-row>
        <table:table-row table:style-name="ro3">
          <table:table-cell office:value-type="string" calcext:value-type="string">
            <text:p><text:a xlink:href="https://www.nyse.com/quote/XNYS:AEE" xlink:type="simple">AEE</text:a> </text:p>
          </table:table-cell>
          <table:table-cell office:value-type="string" calcext:value-type="string">
            <text:p><text:a xlink:href="https://en.wikipedia.org/wiki/Ameren_Corp" xlink:type="simple">Ameren Corp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St._Louis,_Missouri" xlink:type="simple">St. Louis, Missouri</text:a></text:p>
          </table:table-cell>
        </table:table-row>
        <table:table-row table:style-name="ro1">
          <table:table-cell office:value-type="string" calcext:value-type="string">
            <text:p><text:a xlink:href="http://www.nasdaq.com/symbol/aal" xlink:type="simple">AAL</text:a> </text:p>
          </table:table-cell>
          <table:table-cell office:value-type="string" calcext:value-type="string">
            <text:p><text:a xlink:href="https://en.wikipedia.org/wiki/American_Airlines_Group" xlink:type="simple">American Airlines Group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<text:a xlink:href="https://en.wikipedia.org/wiki/Fort_Worth,_Texas" xlink:type="simple">Fort Worth, Texa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EP" xlink:type="simple">AEP</text:a> </text:p>
          </table:table-cell>
          <table:table-cell office:value-type="string" calcext:value-type="string">
            <text:p><text:a xlink:href="https://en.wikipedia.org/wiki/American_Electric_Power" xlink:type="simple">American Electric Power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Columbus,_Ohio" xlink:type="simple">Columbus, Ohio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XP" xlink:type="simple">AXP</text:a> </text:p>
          </table:table-cell>
          <table:table-cell office:value-type="string" calcext:value-type="string">
            <text:p><text:a xlink:href="https://en.wikipedia.org/wiki/American_Express_Co" xlink:type="simple">American Express Co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AIG" xlink:type="simple">AIG</text:a> </text:p>
          </table:table-cell>
          <table:table-cell office:value-type="string" calcext:value-type="string">
            <text:p><text:a xlink:href="https://en.wikipedia.org/wiki/American_International_Group" xlink:type="simple">American International Grou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MT" xlink:type="simple">AMT</text:a> </text:p>
          </table:table-cell>
          <table:table-cell office:value-type="string" calcext:value-type="string">
            <text:p><text:a xlink:href="https://en.wikipedia.org/wiki/American_Tower_Corp." xlink:type="simple">American Tower Corp.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Boston,_Massachusetts" xlink:type="simple">Boston, Massachusett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WK" xlink:type="simple">AWK</text:a> </text:p>
          </table:table-cell>
          <table:table-cell office:value-type="string" calcext:value-type="string">
            <text:p><text:a xlink:href="https://en.wikipedia.org/wiki/American_Water_Works" xlink:type="simple">American Water Works Company Inc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Water Utilities</text:p>
          </table:table-cell>
          <table:table-cell office:value-type="string" calcext:value-type="string">
            <text:p><text:a xlink:href="https://en.wikipedia.org/wiki/Camden,_New_Jersey" xlink:type="simple">Camden, New Jersey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AMP" xlink:type="simple">AMP</text:a> </text:p>
          </table:table-cell>
          <table:table-cell office:value-type="string" calcext:value-type="string">
            <text:p><text:a xlink:href="https://en.wikipedia.org/wiki/Ameriprise_Financial" xlink:type="simple">Ameriprise Financi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Minneapolis,_Minnesota" xlink:type="simple">Minneapolis, Minnesot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BC" xlink:type="simple">ABC</text:a> </text:p>
          </table:table-cell>
          <table:table-cell office:value-type="string" calcext:value-type="string">
            <text:p><text:a xlink:href="https://en.wikipedia.org/wiki/AmerisourceBergen_Corp" xlink:type="simple">AmerisourceBergen Corp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<text:a xlink:href="https://en.wikipedia.org/wiki/Chesterbrook,_Pennsylvania" xlink:type="simple">Chesterbrook, Pennsylvan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AME" xlink:type="simple">AME</text:a> </text:p>
          </table:table-cell>
          <table:table-cell office:value-type="string" calcext:value-type="string">
            <text:p><text:a xlink:href="https://en.wikipedia.org/wiki/AMETEK_Inc." xlink:type="simple">AMETEK Inc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string" calcext:value-type="string">
            <text:p><text:a xlink:href="https://en.wikipedia.org/wiki/Berwyn,_Pennsylvania" xlink:type="simple">Berwyn, Pennsylvania</text:a></text:p>
          </table:table-cell>
        </table:table-row>
        <table:table-row table:style-name="ro3">
          <table:table-cell office:value-type="string" calcext:value-type="string">
            <text:p><text:a xlink:href="http://www.nasdaq.com/symbol/amgn" xlink:type="simple">AMGN</text:a> </text:p>
          </table:table-cell>
          <table:table-cell office:value-type="string" calcext:value-type="string">
            <text:p><text:a xlink:href="https://en.wikipedia.org/wiki/Amgen_Inc." xlink:type="simple">Amgen Inc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Thousand_Oaks,_California" xlink:type="simple">Thousand Oaks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PH" xlink:type="simple">APH</text:a> </text:p>
          </table:table-cell>
          <table:table-cell office:value-type="string" calcext:value-type="string">
            <text:p><text:a xlink:href="https://en.wikipedia.org/wiki/Amphenol_Corp" xlink:type="simple">Amphenol Corp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Components</text:p>
          </table:table-cell>
          <table:table-cell office:value-type="string" calcext:value-type="string">
            <text:p><text:a xlink:href="https://en.wikipedia.org/wiki/Wallingford,_Connecticut" xlink:type="simple">Wallingford, Connecticut</text:a></text:p>
          </table:table-cell>
        </table:table-row>
        <table:table-row table:style-name="ro3">
          <table:table-cell office:value-type="string" calcext:value-type="string">
            <text:p><text:a xlink:href="http://www.nasdaq.com/symbol/adi" xlink:type="simple">ADI</text:a> </text:p>
          </table:table-cell>
          <table:table-cell office:value-type="string" calcext:value-type="string">
            <text:p><text:a xlink:href="https://en.wikipedia.org/wiki/Analog_Devices,_Inc." xlink:type="simple">Analog Devices,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Norwood,_Massachusetts" xlink:type="simple">Norwood, Massachusetts</text:a></text:p>
          </table:table-cell>
        </table:table-row>
        <table:table-row table:style-name="ro3">
          <table:table-cell office:value-type="string" calcext:value-type="string">
            <text:p><text:a xlink:href="http://www.nasdaq.com/symbol/anss" xlink:type="simple">ANSS</text:a> </text:p>
          </table:table-cell>
          <table:table-cell office:value-type="string" calcext:value-type="string">
            <text:p><text:a xlink:href="https://en.wikipedia.org/wiki/ANSYS" xlink:type="simple">ANSY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Canonsburg,_Pennsylvania" xlink:type="simple">Canonsburg, Pennsylva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NTM" xlink:type="simple">ANTM</text:a> </text:p>
          </table:table-cell>
          <table:table-cell office:value-type="string" calcext:value-type="string">
            <text:p><text:a xlink:href="https://en.wikipedia.org/wiki/Anthem_(company)" xlink:type="simple">Anthem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Indianapolis,_Indiana" xlink:type="simple">Indianapolis, Indian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ON" xlink:type="simple">AON</text:a> </text:p>
          </table:table-cell>
          <table:table-cell office:value-type="string" calcext:value-type="string">
            <text:p><text:a xlink:href="https://en.wikipedia.org/wiki/Aon_plc" xlink:type="simple">Aon plc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 Brokers</text:p>
          </table:table-cell>
          <table:table-cell office:value-type="string" calcext:value-type="string">
            <text:p><text:a xlink:href="https://en.wikipedia.org/wiki/London" xlink:type="simple">London</text:a>, <text:a xlink:href="https://en.wikipedia.org/wiki/United_Kingdom" xlink:type="simple">United Kingdom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OS" xlink:type="simple">AOS</text:a> </text:p>
          </table:table-cell>
          <table:table-cell office:value-type="string" calcext:value-type="string">
            <text:p><text:a xlink:href="https://en.wikipedia.org/wiki/A.O._Smith_Corp" xlink:type="simple">A.O. Smith Corp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Milwaukee,_Wisconsin" xlink:type="simple">Milwaukee, Wisconsin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APA" xlink:type="simple">APA</text:a> </text:p>
          </table:table-cell>
          <table:table-cell office:value-type="string" calcext:value-type="string">
            <text:p><text:a xlink:href="https://en.wikipedia.org/wiki/Apache_Corporation" xlink:type="simple">Apache Corporation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IV" xlink:type="simple">AIV</text:a> </text:p>
          </table:table-cell>
          <table:table-cell office:value-type="string" calcext:value-type="string">
            <text:p><text:a xlink:href="https://en.wikipedia.org/wiki/Apartment_Investment_%26_Management" xlink:type="simple">Apartment Investment &amp; Management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Denver,_Colorado" xlink:type="simple">Denver, Colorado</text:a></text:p>
          </table:table-cell>
        </table:table-row>
        <table:table-row table:style-name="ro5">
          <table:table-cell office:value-type="string" calcext:value-type="string">
            <text:p><text:a xlink:href="http://www.nasdaq.com/symbol/aapl" xlink:type="simple">AAPL</text:a> </text:p>
          </table:table-cell>
          <table:table-cell office:value-type="string" calcext:value-type="string">
            <text:p><text:a xlink:href="https://en.wikipedia.org/wiki/Apple_Inc." xlink:type="simple">Apple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Cupertino,_California" xlink:type="simple">Cupertino, California</text:a></text:p>
          </table:table-cell>
        </table:table-row>
        <table:table-row table:style-name="ro3">
          <table:table-cell office:value-type="string" calcext:value-type="string">
            <text:p><text:a xlink:href="http://www.nasdaq.com/symbol/amat" xlink:type="simple">AMAT</text:a> </text:p>
          </table:table-cell>
          <table:table-cell office:value-type="string" calcext:value-type="string">
            <text:p><text:a xlink:href="https://en.wikipedia.org/wiki/Applied_Materials_Inc." xlink:type="simple">Applied Materials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 Equipment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PTV" xlink:type="simple">APTV</text:a> </text:p>
          </table:table-cell>
          <table:table-cell office:value-type="string" calcext:value-type="string">
            <text:p><text:a xlink:href="https://en.wikipedia.org/wiki/Aptiv_PLC" xlink:type="simple">Aptiv PLC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 Parts &amp; Equipment</text:p>
          </table:table-cell>
          <table:table-cell office:value-type="string" calcext:value-type="string">
            <text:p>Dublin, Ireland</text:p>
          </table:table-cell>
        </table:table-row>
        <table:table-row table:style-name="ro3">
          <table:table-cell office:value-type="string" calcext:value-type="string">
            <text:p><text:a xlink:href="https://www.nyse.com/quote/XNYS:ADM" xlink:type="simple">ADM</text:a> </text:p>
          </table:table-cell>
          <table:table-cell office:value-type="string" calcext:value-type="string">
            <text:p><text:a xlink:href="https://en.wikipedia.org/wiki/Archer-Daniels-Midland_Co" xlink:type="simple">Archer-Daniels-Midland Co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Agricultural Product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RNC" xlink:type="simple">ARNC</text:a> </text:p>
          </table:table-cell>
          <table:table-cell office:value-type="string" calcext:value-type="string">
            <text:p><text:a xlink:href="https://en.wikipedia.org/wiki/Arconic_Inc." xlink:type="simple">Arconic Inc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ANET" xlink:type="simple">ANET</text:a> </text:p>
          </table:table-cell>
          <table:table-cell office:value-type="string" calcext:value-type="string">
            <text:p><text:a xlink:href="https://en.wikipedia.org/wiki/Arista_Networks" xlink:type="simple">Arista Network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JG" xlink:type="simple">AJG</text:a> </text:p>
          </table:table-cell>
          <table:table-cell office:value-type="string" calcext:value-type="string">
            <text:p><text:a xlink:href="https://en.wikipedia.org/wiki/Arthur_J._Gallagher_%26_Co." xlink:type="simple">Arthur J. Gallagher &amp; Co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 Brokers</text:p>
          </table:table-cell>
          <table:table-cell office:value-type="string" calcext:value-type="string">
            <text:p><text:a xlink:href="https://en.wikipedia.org/wiki/Itasca,_Illinois" xlink:type="simple">Itasca, Illinoi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IZ" xlink:type="simple">AIZ</text:a> </text:p>
          </table:table-cell>
          <table:table-cell office:value-type="string" calcext:value-type="string">
            <text:p><text:a xlink:href="https://en.wikipedia.org/wiki/Assurant" xlink:type="simple">Assurant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Multi-line Insuranc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1">
          <table:table-cell office:value-type="string" calcext:value-type="string">
            <text:p><text:a xlink:href="https://www.nyse.com/quote/XNYS:ATO" xlink:type="simple">ATO</text:a> </text:p>
          </table:table-cell>
          <table:table-cell office:value-type="string" calcext:value-type="string">
            <text:p><text:a xlink:href="https://en.wikipedia.org/wiki/Atmos_Energy_Corp" xlink:type="simple">Atmos Energy Corp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Gas Utilitie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T" xlink:type="simple">T</text:a> </text:p>
          </table:table-cell>
          <table:table-cell office:value-type="string" calcext:value-type="string">
            <text:p><text:a xlink:href="https://en.wikipedia.org/wiki/AT%26T_Inc." xlink:type="simple">AT&amp;T Inc.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grated Telecommunication Service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</table:table-row>
        <table:table-row table:style-name="ro3">
          <table:table-cell office:value-type="string" calcext:value-type="string">
            <text:p><text:a xlink:href="http://www.nasdaq.com/symbol/adsk" xlink:type="simple">ADSK</text:a> </text:p>
          </table:table-cell>
          <table:table-cell office:value-type="string" calcext:value-type="string">
            <text:p><text:a xlink:href="https://en.wikipedia.org/wiki/Autodesk_Inc." xlink:type="simple">Autodesk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San_Rafael,_California" xlink:type="simple">San Rafael, California</text:a></text:p>
          </table:table-cell>
        </table:table-row>
        <table:table-row table:style-name="ro2">
          <table:table-cell office:value-type="string" calcext:value-type="string">
            <text:p><text:a xlink:href="http://www.nasdaq.com/symbol/adp" xlink:type="simple">ADP</text:a> </text:p>
          </table:table-cell>
          <table:table-cell office:value-type="string" calcext:value-type="string">
            <text:p><text:a xlink:href="https://en.wikipedia.org/wiki/Automatic_Data_Processing" xlink:type="simple">Automatic Data Processing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ervices &amp; Infrastructure</text:p>
          </table:table-cell>
          <table:table-cell office:value-type="string" calcext:value-type="string">
            <text:p><text:a xlink:href="https://en.wikipedia.org/wiki/Roseland,_New_Jersey" xlink:type="simple">Roseland, New Jersey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ZO" xlink:type="simple">AZO</text:a> </text:p>
          </table:table-cell>
          <table:table-cell office:value-type="string" calcext:value-type="string">
            <text:p><text:a xlink:href="https://en.wikipedia.org/wiki/AutoZone_Inc" xlink:type="simple">AutoZone Inc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Memphis,_Tennessee" xlink:type="simple">Memphis, Tennessee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VB" xlink:type="simple">AVB</text:a> </text:p>
          </table:table-cell>
          <table:table-cell office:value-type="string" calcext:value-type="string">
            <text:p><text:a xlink:href="https://en.wikipedia.org/wiki/AvalonBay_Communities,_Inc." xlink:type="simple">AvalonBay Communities, Inc.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Arlington,_Virginia" xlink:type="simple">Arlington, Virginia</text:a><text:a xlink:href="https://en.wikipedia.org/wiki/List_of_S%26P_500_companies#cite_note-3" xlink:type="simple">[3]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AVY" xlink:type="simple">AVY</text:a> </text:p>
          </table:table-cell>
          <table:table-cell office:value-type="string" calcext:value-type="string">
            <text:p><text:a xlink:href="https://en.wikipedia.org/wiki/Avery_Dennison_Corp" xlink:type="simple">Avery Dennison Corp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Glendale,_California" xlink:type="simple">Glendale, Californ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BKR" xlink:type="simple">BKR</text:a> </text:p>
          </table:table-cell>
          <table:table-cell office:value-type="string" calcext:value-type="string">
            <text:p><text:a xlink:href="https://en.wikipedia.org/wiki/Baker_Hughes" xlink:type="simple">Baker Hughes Co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quipment &amp; Service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BLL" xlink:type="simple">BLL</text:a> </text:p>
          </table:table-cell>
          <table:table-cell office:value-type="string" calcext:value-type="string">
            <text:p><text:a xlink:href="https://en.wikipedia.org/wiki/Ball_Corp" xlink:type="simple">Ball Corp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etal &amp; Glass Containers</text:p>
          </table:table-cell>
          <table:table-cell office:value-type="string" calcext:value-type="string">
            <text:p><text:a xlink:href="https://en.wikipedia.org/wiki/Broomfield,_Colorado" xlink:type="simple">Broomfield, Colorado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BAC" xlink:type="simple">BAC</text:a> </text:p>
          </table:table-cell>
          <table:table-cell office:value-type="string" calcext:value-type="string">
            <text:p><text:a xlink:href="https://en.wikipedia.org/wiki/Bank_of_America_Corp" xlink:type="simple">Bank of America Cor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BK" xlink:type="simple">BK</text:a> </text:p>
          </table:table-cell>
          <table:table-cell office:value-type="string" calcext:value-type="string">
            <text:p><text:a xlink:href="https://en.wikipedia.org/wiki/The_Bank_of_New_York_Mellon_Corp." xlink:type="simple">The Bank of New York Mellon Corp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BAX" xlink:type="simple">BAX</text:a> </text:p>
          </table:table-cell>
          <table:table-cell office:value-type="string" calcext:value-type="string">
            <text:p><text:a xlink:href="https://en.wikipedia.org/wiki/Baxter_International_Inc." xlink:type="simple">Baxter International Inc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Deerfield,_Illinois" xlink:type="simple">Deerfield, Illinoi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BDX" xlink:type="simple">BDX</text:a> </text:p>
          </table:table-cell>
          <table:table-cell office:value-type="string" calcext:value-type="string">
            <text:p><text:a xlink:href="https://en.wikipedia.org/wiki/Becton_Dickinson" xlink:type="simple">Becton Dickinso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Franklin_Lakes,_New_Jersey" xlink:type="simple">Franklin Lakes, New Jersey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BRK.B" xlink:type="simple">BRK.B</text:a> </text:p>
          </table:table-cell>
          <table:table-cell office:value-type="string" calcext:value-type="string">
            <text:p><text:a xlink:href="https://en.wikipedia.org/wiki/Berkshire_Hathaway" xlink:type="simple">Berkshire Hathaway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Multi-Sector Holdings</text:p>
          </table:table-cell>
          <table:table-cell office:value-type="string" calcext:value-type="string">
            <text:p><text:a xlink:href="https://en.wikipedia.org/wiki/Omaha,_Nebraska" xlink:type="simple">Omaha, Nebrask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BBY" xlink:type="simple">BBY</text:a> </text:p>
          </table:table-cell>
          <table:table-cell office:value-type="string" calcext:value-type="string">
            <text:p><text:a xlink:href="https://en.wikipedia.org/wiki/Best_Buy_Co._Inc." xlink:type="simple">Best Buy Co. Inc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omputer &amp; Electronics Retail</text:p>
          </table:table-cell>
          <table:table-cell office:value-type="string" calcext:value-type="string">
            <text:p><text:a xlink:href="https://en.wikipedia.org/wiki/Richfield,_Minnesota" xlink:type="simple">Richfield, Minnesota</text:a></text:p>
          </table:table-cell>
        </table:table-row>
        <table:table-row table:style-name="ro3">
          <table:table-cell office:value-type="string" calcext:value-type="string">
            <text:p><text:a xlink:href="http://www.nasdaq.com/symbol/biib" xlink:type="simple">BIIB</text:a> </text:p>
          </table:table-cell>
          <table:table-cell office:value-type="string" calcext:value-type="string">
            <text:p><text:a xlink:href="https://en.wikipedia.org/wiki/Biogen_Inc." xlink:type="simple">Biogen Inc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Cambridge,_Massachusetts" xlink:type="simple">Cambridge, Massachusetts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BLK" xlink:type="simple">BLK</text:a> </text:p>
          </table:table-cell>
          <table:table-cell office:value-type="string" calcext:value-type="string">
            <text:p><text:a xlink:href="https://en.wikipedia.org/wiki/BlackRock" xlink:type="simple">BlackRock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BA" xlink:type="simple">BA</text:a> </text:p>
          </table:table-cell>
          <table:table-cell office:value-type="string" calcext:value-type="string">
            <text:p><text:a xlink:href="https://en.wikipedia.org/wiki/Boeing_Company" xlink:type="simple">Boeing Company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</table:table-row>
        <table:table-row table:style-name="ro5">
          <table:table-cell office:value-type="string" calcext:value-type="string">
            <text:p><text:a xlink:href="http://www.nasdaq.com/symbol/bkng" xlink:type="simple">BKNG</text:a> </text:p>
          </table:table-cell>
          <table:table-cell office:value-type="string" calcext:value-type="string">
            <text:p><text:a xlink:href="https://en.wikipedia.org/wiki/Booking_Holdings_Inc" xlink:type="simple">Booking Holdings Inc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<text:a xlink:href="https://en.wikipedia.org/wiki/Norwalk,_Connecticut" xlink:type="simple">Norwalk, Connecticut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BWA" xlink:type="simple">BWA</text:a> </text:p>
          </table:table-cell>
          <table:table-cell office:value-type="string" calcext:value-type="string">
            <text:p><text:a xlink:href="https://en.wikipedia.org/wiki/BorgWarner" xlink:type="simple">BorgWarner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 Parts &amp; Equipment</text:p>
          </table:table-cell>
          <table:table-cell office:value-type="string" calcext:value-type="string">
            <text:p><text:a xlink:href="https://en.wikipedia.org/wiki/Auburn_Hills,_Michigan" xlink:type="simple">Auburn Hills, Michigan</text:a></text:p>
          </table:table-cell>
        </table:table-row>
        <table:table-row table:style-name="ro1">
          <table:table-cell office:value-type="string" calcext:value-type="string">
            <text:p><text:a xlink:href="https://www.nyse.com/quote/XNYS:BXP" xlink:type="simple">BXP</text:a> </text:p>
          </table:table-cell>
          <table:table-cell office:value-type="string" calcext:value-type="string">
            <text:p><text:a xlink:href="https://en.wikipedia.org/wiki/Boston_Properties" xlink:type="simple">Boston Propertie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Office REITs</text:p>
          </table:table-cell>
          <table:table-cell office:value-type="string" calcext:value-type="string">
            <text:p><text:a xlink:href="https://en.wikipedia.org/wiki/Boston,_Massachusetts" xlink:type="simple">Boston, Massachusett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BSX" xlink:type="simple">BSX</text:a> </text:p>
          </table:table-cell>
          <table:table-cell office:value-type="string" calcext:value-type="string">
            <text:p><text:a xlink:href="https://en.wikipedia.org/wiki/Boston_Scientific" xlink:type="simple">Boston Scientific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Marlborough,_Massachusetts" xlink:type="simple">Marlborough, Massachusetts</text:a><text:a xlink:href="https://en.wikipedia.org/wiki/List_of_S%26P_500_companies#cite_note-4" xlink:type="simple">[4]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BMY" xlink:type="simple">BMY</text:a> </text:p>
          </table:table-cell>
          <table:table-cell office:value-type="string" calcext:value-type="string">
            <text:p><text:a xlink:href="https://en.wikipedia.org/wiki/Bristol-Myers_Squibb" xlink:type="simple">Bristol-Myers Squibb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://www.nasdaq.com/symbol/avgo" xlink:type="simple">AVGO</text:a> </text:p>
          </table:table-cell>
          <table:table-cell office:value-type="string" calcext:value-type="string">
            <text:p><text:a xlink:href="https://en.wikipedia.org/wiki/Broadcom_Inc." xlink:type="simple">Broadcom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BR" xlink:type="simple">BR</text:a> </text:p>
          </table:table-cell>
          <table:table-cell office:value-type="string" calcext:value-type="string">
            <text:p><text:a xlink:href="https://en.wikipedia.org/wiki/Broadridge_Financial_Solutions" xlink:type="simple">Broadridge Financial Solution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Lake_Success,_New_York" xlink:type="simple">Lake Success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BF.B" xlink:type="simple">BF.B</text:a> </text:p>
          </table:table-cell>
          <table:table-cell office:value-type="string" calcext:value-type="string">
            <text:p><text:a xlink:href="https://en.wikipedia.org/wiki/Brown-Forman_Corp." xlink:type="simple">Brown-Forman Corp.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Distillers &amp; Vintners</text:p>
          </table:table-cell>
          <table:table-cell office:value-type="string" calcext:value-type="string">
            <text:p><text:a xlink:href="https://en.wikipedia.org/wiki/Louisville,_Kentucky" xlink:type="simple">Louisville, Kentucky</text:a></text:p>
          </table:table-cell>
        </table:table-row>
        <table:table-row table:style-name="ro3">
          <table:table-cell office:value-type="string" calcext:value-type="string">
            <text:p><text:a xlink:href="http://www.nasdaq.com/symbol/chrw" xlink:type="simple">CHRW</text:a> </text:p>
          </table:table-cell>
          <table:table-cell office:value-type="string" calcext:value-type="string">
            <text:p><text:a xlink:href="https://en.wikipedia.org/wiki/C._H._Robinson_Worldwide" xlink:type="simple">C. H. Robinson Worldwide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<text:a xlink:href="https://en.wikipedia.org/wiki/Eden_Prairie,_Minnesota" xlink:type="simple">Eden Prairie, Minnesot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COG" xlink:type="simple">COG</text:a> </text:p>
          </table:table-cell>
          <table:table-cell office:value-type="string" calcext:value-type="string">
            <text:p><text:a xlink:href="https://en.wikipedia.org/wiki/Cabot_Oil_%26_Gas" xlink:type="simple">Cabot Oil &amp; Ga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</table:table-row>
        <table:table-row table:style-name="ro3">
          <table:table-cell office:value-type="string" calcext:value-type="string">
            <text:p><text:a xlink:href="http://www.nasdaq.com/symbol/cdns" xlink:type="simple">CDNS</text:a> </text:p>
          </table:table-cell>
          <table:table-cell office:value-type="string" calcext:value-type="string">
            <text:p><text:a xlink:href="https://en.wikipedia.org/wiki/Cadence_Design_Systems" xlink:type="simple">Cadence Design System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CPB" xlink:type="simple">CPB</text:a> </text:p>
          </table:table-cell>
          <table:table-cell office:value-type="string" calcext:value-type="string">
            <text:p><text:a xlink:href="https://en.wikipedia.org/wiki/Campbell_Soup" xlink:type="simple">Campbell Soup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Camden,_New_Jersey" xlink:type="simple">Camden, New Jersey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OF" xlink:type="simple">COF</text:a> </text:p>
          </table:table-cell>
          <table:table-cell office:value-type="string" calcext:value-type="string">
            <text:p><text:a xlink:href="https://en.wikipedia.org/wiki/Capital_One_Financial" xlink:type="simple">Capital One Financi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<text:a xlink:href="https://en.wikipedia.org/wiki/Tysons_Corner,_Virginia" xlink:type="simple">Tysons Corner, Virgin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CPRI" xlink:type="simple">CPRI</text:a> </text:p>
          </table:table-cell>
          <table:table-cell office:value-type="string" calcext:value-type="string">
            <text:p><text:a xlink:href="https://en.wikipedia.org/wiki/Capri_Holdings" xlink:type="simple">Capri Holding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AH" xlink:type="simple">CAH</text:a> </text:p>
          </table:table-cell>
          <table:table-cell office:value-type="string" calcext:value-type="string">
            <text:p><text:a xlink:href="https://en.wikipedia.org/wiki/Cardinal_Health_Inc." xlink:type="simple">Cardinal Health Inc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<text:a xlink:href="https://en.wikipedia.org/wiki/Dublin,_Ohio" xlink:type="simple">Dublin, Ohio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KMX" xlink:type="simple">KMX</text:a> </text:p>
          </table:table-cell>
          <table:table-cell office:value-type="string" calcext:value-type="string">
            <text:p><text:a xlink:href="https://en.wikipedia.org/wiki/Carmax_Inc" xlink:type="simple">Carmax Inc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Richmond,_Virginia" xlink:type="simple">Richmond, Virgin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CCL" xlink:type="simple">CCL</text:a> </text:p>
          </table:table-cell>
          <table:table-cell office:value-type="string" calcext:value-type="string">
            <text:p><text:a xlink:href="https://en.wikipedia.org/wiki/Carnival_Corp." xlink:type="simple">Carnival Corp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string" calcext:value-type="string">
            <text:p><text:a xlink:href="https://en.wikipedia.org/wiki/Miami,_Florida" xlink:type="simple">Miami, Florid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CAT" xlink:type="simple">CAT</text:a> </text:p>
          </table:table-cell>
          <table:table-cell office:value-type="string" calcext:value-type="string">
            <text:p><text:a xlink:href="https://en.wikipedia.org/wiki/Caterpillar_Inc." xlink:type="simple">Caterpillar Inc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Machinery &amp; Heavy Trucks</text:p>
          </table:table-cell>
          <table:table-cell office:value-type="string" calcext:value-type="string">
            <text:p><text:a xlink:href="https://en.wikipedia.org/wiki/Deerfield,_Illinois" xlink:type="simple">Deerfield, Illinois</text:a></text:p>
          </table:table-cell>
        </table:table-row>
        <table:table-row table:style-name="ro2">
          <table:table-cell office:value-type="string" calcext:value-type="string">
            <text:p><text:a xlink:href="https://markets.cboe.com/us/equities/listings/listed_products/symbols/CBOE" xlink:type="simple">CBOE</text:a> </text:p>
          </table:table-cell>
          <table:table-cell office:value-type="string" calcext:value-type="string">
            <text:p><text:a xlink:href="https://en.wikipedia.org/wiki/Cboe_Global_Markets" xlink:type="simple">Cboe Global Marke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BRE" xlink:type="simple">CBRE</text:a> </text:p>
          </table:table-cell>
          <table:table-cell office:value-type="string" calcext:value-type="string">
            <text:p><text:a xlink:href="https://en.wikipedia.org/wiki/CBRE_Group" xlink:type="simple">CBRE Group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al Estate Services</text:p>
          </table:table-cell>
          <table:table-cell office:value-type="string" calcext:value-type="string">
            <text:p><text:a xlink:href="https://en.wikipedia.org/wiki/Los_Angeles,_California" xlink:type="simple">Los Angeles, California</text:a></text:p>
          </table:table-cell>
        </table:table-row>
        <table:table-row table:style-name="ro3">
          <table:table-cell office:value-type="string" calcext:value-type="string">
            <text:p><text:a xlink:href="http://www.nasdaq.com/symbol/cdw" xlink:type="simple">CDW</text:a> </text:p>
          </table:table-cell>
          <table:table-cell office:value-type="string" calcext:value-type="string">
            <text:p><text:a xlink:href="https://en.wikipedia.org/wiki/CDW" xlink:type="simple">CDW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Distributors</text:p>
          </table:table-cell>
          <table:table-cell office:value-type="string" calcext:value-type="string">
            <text:p><text:a xlink:href="https://en.wikipedia.org/wiki/Lincolnshire,_Illinois" xlink:type="simple">Lincolnshire, Illinoi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E" xlink:type="simple">CE</text:a> </text:p>
          </table:table-cell>
          <table:table-cell office:value-type="string" calcext:value-type="string">
            <text:p><text:a xlink:href="https://en.wikipedia.org/wiki/Celanese" xlink:type="simple">Celanese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Irving,_Texas" xlink:type="simple">Irving, Texa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NC" xlink:type="simple">CNC</text:a> </text:p>
          </table:table-cell>
          <table:table-cell office:value-type="string" calcext:value-type="string">
            <text:p><text:a xlink:href="https://en.wikipedia.org/wiki/Centene_Corporation" xlink:type="simple">Centene Corporatio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St_Louis,_Missouri" xlink:type="simple">St Louis, Missouri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NP" xlink:type="simple">CNP</text:a> </text:p>
          </table:table-cell>
          <table:table-cell office:value-type="string" calcext:value-type="string">
            <text:p><text:a xlink:href="https://en.wikipedia.org/wiki/CenterPoint_Energy" xlink:type="simple">CenterPoint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TL" xlink:type="simple">CTL</text:a> </text:p>
          </table:table-cell>
          <table:table-cell office:value-type="string" calcext:value-type="string">
            <text:p><text:a xlink:href="https://en.wikipedia.org/wiki/CenturyLink_Inc" xlink:type="simple">CenturyLink Inc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Alternative Carriers</text:p>
          </table:table-cell>
          <table:table-cell office:value-type="string" calcext:value-type="string">
            <text:p><text:a xlink:href="https://en.wikipedia.org/wiki/Monroe,_Louisiana" xlink:type="simple">Monroe, Louisiana</text:a></text:p>
          </table:table-cell>
        </table:table-row>
        <table:table-row table:style-name="ro3">
          <table:table-cell office:value-type="string" calcext:value-type="string">
            <text:p><text:a xlink:href="http://www.nasdaq.com/symbol/cern" xlink:type="simple">CERN</text:a> </text:p>
          </table:table-cell>
          <table:table-cell office:value-type="string" calcext:value-type="string">
            <text:p><text:a xlink:href="https://en.wikipedia.org/wiki/Cerner" xlink:type="simple">Cerner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Technology</text:p>
          </table:table-cell>
          <table:table-cell office:value-type="string" calcext:value-type="string">
            <text:p><text:a xlink:href="https://en.wikipedia.org/wiki/North_Kansas_City,_Missouri" xlink:type="simple">North Kansas City, Missouri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CF" xlink:type="simple">CF</text:a> </text:p>
          </table:table-cell>
          <table:table-cell office:value-type="string" calcext:value-type="string">
            <text:p><text:a xlink:href="https://en.wikipedia.org/wiki/CF_Industries_Holdings_Inc" xlink:type="simple">CF Industries Holdings Inc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Fertilizers &amp; Agricultural Chemicals</text:p>
          </table:table-cell>
          <table:table-cell office:value-type="string" calcext:value-type="string">
            <text:p><text:a xlink:href="https://en.wikipedia.org/wiki/Deerfield,_Illinois" xlink:type="simple">Deerfield, Illinois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SCHW" xlink:type="simple">SCHW</text:a> </text:p>
          </table:table-cell>
          <table:table-cell office:value-type="string" calcext:value-type="string">
            <text:p><text:a xlink:href="https://en.wikipedia.org/wiki/Charles_Schwab_Corporation" xlink:type="simple">Charles Schwab Corporati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vestment Banking &amp; Brokerage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</table:table-row>
        <table:table-row table:style-name="ro3">
          <table:table-cell office:value-type="string" calcext:value-type="string">
            <text:p><text:a xlink:href="http://www.nasdaq.com/symbol/chtr" xlink:type="simple">CHTR</text:a> </text:p>
          </table:table-cell>
          <table:table-cell office:value-type="string" calcext:value-type="string">
            <text:p><text:a xlink:href="https://en.wikipedia.org/wiki/Charter_Communications" xlink:type="simple">Charter Communications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Cable &amp; Satellite</text:p>
          </table:table-cell>
          <table:table-cell office:value-type="string" calcext:value-type="string">
            <text:p><text:a xlink:href="https://en.wikipedia.org/wiki/Stamford,_Connecticut" xlink:type="simple">Stamford, Connecticut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VX" xlink:type="simple">CVX</text:a> </text:p>
          </table:table-cell>
          <table:table-cell office:value-type="string" calcext:value-type="string">
            <text:p><text:a xlink:href="https://en.wikipedia.org/wiki/Chevron_Corp." xlink:type="simple">Chevron Corp.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ntegrated Oil &amp; Gas</text:p>
          </table:table-cell>
          <table:table-cell office:value-type="string" calcext:value-type="string">
            <text:p><text:a xlink:href="https://en.wikipedia.org/wiki/San_Ramon,_California" xlink:type="simple">San Ramon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MG" xlink:type="simple">CMG</text:a> </text:p>
          </table:table-cell>
          <table:table-cell office:value-type="string" calcext:value-type="string">
            <text:p><text:a xlink:href="https://en.wikipedia.org/wiki/Chipotle_Mexican_Grill" xlink:type="simple">Chipotle Mexican Grill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<text:a xlink:href="https://en.wikipedia.org/wiki/Newport_Beach,_California" xlink:type="simple">Newport Beach, Californ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CB" xlink:type="simple">CB</text:a> </text:p>
          </table:table-cell>
          <table:table-cell office:value-type="string" calcext:value-type="string">
            <text:p><text:a xlink:href="https://en.wikipedia.org/wiki/Chubb_Limited" xlink:type="simple">Chubb Limited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Zurich,_Switzerland" xlink:type="simple">Zurich, Switzerland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HD" xlink:type="simple">CHD</text:a> </text:p>
          </table:table-cell>
          <table:table-cell office:value-type="string" calcext:value-type="string">
            <text:p><text:a xlink:href="https://en.wikipedia.org/wiki/Church_%26_Dwight" xlink:type="simple">Church &amp; Dwight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<text:a xlink:href="https://en.wikipedia.org/wiki/Ewing,_New_Jersey" xlink:type="simple">Ewing, New Jersey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I" xlink:type="simple">CI</text:a> </text:p>
          </table:table-cell>
          <table:table-cell office:value-type="string" calcext:value-type="string">
            <text:p><text:a xlink:href="https://en.wikipedia.org/wiki/CIGNA_Corp." xlink:type="simple">CIGNA Corp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Bloomfield,_Connecticut" xlink:type="simple">Bloomfield, Connecticut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XEC" xlink:type="simple">XEC</text:a> </text:p>
          </table:table-cell>
          <table:table-cell office:value-type="string" calcext:value-type="string">
            <text:p><text:a xlink:href="https://en.wikipedia.org/wiki/Cimarex_Energy" xlink:type="simple">Cimarex Energy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Denver,_Colorado" xlink:type="simple">Denver, Colorado</text:a></text:p>
          </table:table-cell>
        </table:table-row>
        <table:table-row table:style-name="ro2">
          <table:table-cell office:value-type="string" calcext:value-type="string">
            <text:p><text:a xlink:href="http://www.nasdaq.com/symbol/cinf" xlink:type="simple">CINF</text:a> </text:p>
          </table:table-cell>
          <table:table-cell office:value-type="string" calcext:value-type="string">
            <text:p><text:a xlink:href="https://en.wikipedia.org/wiki/Cincinnati_Financial" xlink:type="simple">Cincinnati Financi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Fairfield,_Ohio" xlink:type="simple">Fairfield, Ohio</text:a></text:p>
          </table:table-cell>
        </table:table-row>
        <table:table-row table:style-name="ro2">
          <table:table-cell office:value-type="string" calcext:value-type="string">
            <text:p><text:a xlink:href="http://www.nasdaq.com/symbol/ctas" xlink:type="simple">CTAS</text:a> </text:p>
          </table:table-cell>
          <table:table-cell office:value-type="string" calcext:value-type="string">
            <text:p><text:a xlink:href="https://en.wikipedia.org/wiki/Cintas_Corporation" xlink:type="simple">Cintas Corporat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Diversified Support Services</text:p>
          </table:table-cell>
          <table:table-cell office:value-type="string" calcext:value-type="string">
            <text:p><text:a xlink:href="https://en.wikipedia.org/wiki/Mason,_Ohio" xlink:type="simple">Mason, Ohio</text:a></text:p>
          </table:table-cell>
        </table:table-row>
        <table:table-row table:style-name="ro2">
          <table:table-cell office:value-type="string" calcext:value-type="string">
            <text:p><text:a xlink:href="http://www.nasdaq.com/symbol/csco" xlink:type="simple">CSCO</text:a> </text:p>
          </table:table-cell>
          <table:table-cell office:value-type="string" calcext:value-type="string">
            <text:p><text:a xlink:href="https://en.wikipedia.org/wiki/Cisco_Systems" xlink:type="simple">Cisco System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" xlink:type="simple">C</text:a> </text:p>
          </table:table-cell>
          <table:table-cell office:value-type="string" calcext:value-type="string">
            <text:p><text:a xlink:href="https://en.wikipedia.org/wiki/Citigroup_Inc." xlink:type="simple">Citigroup Inc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FG" xlink:type="simple">CFG</text:a> </text:p>
          </table:table-cell>
          <table:table-cell office:value-type="string" calcext:value-type="string">
            <text:p><text:a xlink:href="https://en.wikipedia.org/wiki/Citizens_Financial_Group" xlink:type="simple">Citizens Financial Grou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Providence,_Rhode_Island" xlink:type="simple">Providence, Rhode Island</text:a></text:p>
          </table:table-cell>
        </table:table-row>
        <table:table-row table:style-name="ro3">
          <table:table-cell office:value-type="string" calcext:value-type="string">
            <text:p><text:a xlink:href="http://www.nasdaq.com/symbol/ctxs" xlink:type="simple">CTXS</text:a> </text:p>
          </table:table-cell>
          <table:table-cell office:value-type="string" calcext:value-type="string">
            <text:p><text:a xlink:href="https://en.wikipedia.org/wiki/Citrix_Systems" xlink:type="simple">Citrix System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Fort_Lauderdale,_Florida" xlink:type="simple">Fort Lauderdale, Florid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LX" xlink:type="simple">CLX</text:a> </text:p>
          </table:table-cell>
          <table:table-cell office:value-type="string" calcext:value-type="string">
            <text:p><text:a xlink:href="https://en.wikipedia.org/wiki/The_Clorox_Company" xlink:type="simple">The Clorox Company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<text:a xlink:href="https://en.wikipedia.org/wiki/Oakland,_California" xlink:type="simple">Oakland, California</text:a></text:p>
          </table:table-cell>
        </table:table-row>
        <table:table-row table:style-name="ro2">
          <table:table-cell office:value-type="string" calcext:value-type="string">
            <text:p><text:a xlink:href="http://www.nasdaq.com/symbol/cme" xlink:type="simple">CME</text:a> </text:p>
          </table:table-cell>
          <table:table-cell office:value-type="string" calcext:value-type="string">
            <text:p><text:a xlink:href="https://en.wikipedia.org/wiki/CME_Group_Inc." xlink:type="simple">CME Group Inc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MS" xlink:type="simple">CMS</text:a> </text:p>
          </table:table-cell>
          <table:table-cell office:value-type="string" calcext:value-type="string">
            <text:p><text:a xlink:href="https://en.wikipedia.org/wiki/CMS_Energy" xlink:type="simple">CMS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Jackson,_Michigan" xlink:type="simple">Jackson, Michigan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KO" xlink:type="simple">KO</text:a> </text:p>
          </table:table-cell>
          <table:table-cell office:value-type="string" calcext:value-type="string">
            <text:p><text:a xlink:href="https://en.wikipedia.org/wiki/Coca-Cola_Company" xlink:type="simple">Coca-Cola Company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Soft Drink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</table:table-row>
        <table:table-row table:style-name="ro2">
          <table:table-cell office:value-type="string" calcext:value-type="string">
            <text:p><text:a xlink:href="http://www.nasdaq.com/symbol/ctsh" xlink:type="simple">CTSH</text:a> </text:p>
          </table:table-cell>
          <table:table-cell office:value-type="string" calcext:value-type="string">
            <text:p><text:a xlink:href="https://en.wikipedia.org/wiki/Cognizant_Technology_Solutions" xlink:type="simple">Cognizant Technology Solution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Teaneck,_New_Jersey" xlink:type="simple">Teaneck, New Jersey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L" xlink:type="simple">CL</text:a> </text:p>
          </table:table-cell>
          <table:table-cell office:value-type="string" calcext:value-type="string">
            <text:p><text:a xlink:href="https://en.wikipedia.org/wiki/Colgate-Palmolive" xlink:type="simple">Colgate-Palmolive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://www.nasdaq.com/symbol/cmcsa" xlink:type="simple">CMCSA</text:a> </text:p>
          </table:table-cell>
          <table:table-cell office:value-type="string" calcext:value-type="string">
            <text:p><text:a xlink:href="https://en.wikipedia.org/wiki/Comcast_Corp." xlink:type="simple">Comcast Corp.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Cable &amp; Satellite</text:p>
          </table:table-cell>
          <table:table-cell office:value-type="string" calcext:value-type="string">
            <text:p><text:a xlink:href="https://en.wikipedia.org/wiki/Philadelphia,_Pennsylvania" xlink:type="simple">Philadelphia, Pennsylva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MA" xlink:type="simple">CMA</text:a> </text:p>
          </table:table-cell>
          <table:table-cell office:value-type="string" calcext:value-type="string">
            <text:p><text:a xlink:href="https://en.wikipedia.org/wiki/Comerica_Inc." xlink:type="simple">Comerica Inc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CAG" xlink:type="simple">CAG</text:a> </text:p>
          </table:table-cell>
          <table:table-cell office:value-type="string" calcext:value-type="string">
            <text:p><text:a xlink:href="https://en.wikipedia.org/wiki/Conagra_Brands" xlink:type="simple">Conagra Brand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CXO" xlink:type="simple">CXO</text:a> </text:p>
          </table:table-cell>
          <table:table-cell office:value-type="string" calcext:value-type="string">
            <text:p><text:a xlink:href="https://en.wikipedia.org/wiki/Concho_Resources" xlink:type="simple">Concho Resource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Midland,_Texas" xlink:type="simple">Midland, Texas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COP" xlink:type="simple">COP</text:a> 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ED" xlink:type="simple">ED</text:a> </text:p>
          </table:table-cell>
          <table:table-cell office:value-type="string" calcext:value-type="string">
            <text:p><text:a xlink:href="https://en.wikipedia.org/wiki/Consolidated_Edison" xlink:type="simple">Consolidated Edison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STZ" xlink:type="simple">STZ</text:a> </text:p>
          </table:table-cell>
          <table:table-cell office:value-type="string" calcext:value-type="string">
            <text:p><text:a xlink:href="https://en.wikipedia.org/wiki/Constellation_Brands" xlink:type="simple">Constellation Brand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Distillers &amp; Vintners</text:p>
          </table:table-cell>
          <table:table-cell office:value-type="string" calcext:value-type="string">
            <text:p><text:a xlink:href="https://en.wikipedia.org/wiki/Victor,_New_York" xlink:type="simple">Victor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OO" xlink:type="simple">COO</text:a> </text:p>
          </table:table-cell>
          <table:table-cell office:value-type="string" calcext:value-type="string">
            <text:p><text:a xlink:href="https://en.wikipedia.org/wiki/The_Cooper_Companies" xlink:type="simple">The Cooper Companie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upplies</text:p>
          </table:table-cell>
          <table:table-cell office:value-type="string" calcext:value-type="string">
            <text:p><text:a xlink:href="https://en.wikipedia.org/wiki/San_Ramon,_California" xlink:type="simple">San Ramon, California</text:a></text:p>
          </table:table-cell>
        </table:table-row>
        <table:table-row table:style-name="ro2">
          <table:table-cell office:value-type="string" calcext:value-type="string">
            <text:p><text:a xlink:href="http://www.nasdaq.com/symbol/cprt" xlink:type="simple">CPRT</text:a> </text:p>
          </table:table-cell>
          <table:table-cell office:value-type="string" calcext:value-type="string">
            <text:p><text:a xlink:href="https://en.wikipedia.org/wiki/Copart_Inc" xlink:type="simple">Copart Inc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Diversified Support Service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GLW" xlink:type="simple">GLW</text:a> </text:p>
          </table:table-cell>
          <table:table-cell office:value-type="string" calcext:value-type="string">
            <text:p><text:a xlink:href="https://en.wikipedia.org/wiki/Corning_Inc." xlink:type="simple">Corning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Components</text:p>
          </table:table-cell>
          <table:table-cell office:value-type="string" calcext:value-type="string">
            <text:p><text:a xlink:href="https://en.wikipedia.org/wiki/Corning_(city),_New_York" xlink:type="simple">Corning, New York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CTVA" xlink:type="simple">CTVA</text:a> </text:p>
          </table:table-cell>
          <table:table-cell office:value-type="string" calcext:value-type="string">
            <text:p><text:a xlink:href="https://en.wikipedia.org/wiki/Corteva" xlink:type="simple">Corteva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Fertilizers &amp; Agricultural Chemicals</text:p>
          </table:table-cell>
          <table:table-cell office:value-type="string" calcext:value-type="string">
            <text:p><text:a xlink:href="https://en.wikipedia.org/wiki/Wilmington,_Delaware" xlink:type="simple">Wilmington, Delaware</text:a></text:p>
          </table:table-cell>
        </table:table-row>
        <table:table-row table:style-name="ro2">
          <table:table-cell office:value-type="string" calcext:value-type="string">
            <text:p><text:a xlink:href="http://www.nasdaq.com/symbol/cost" xlink:type="simple">COST</text:a> </text:p>
          </table:table-cell>
          <table:table-cell office:value-type="string" calcext:value-type="string">
            <text:p><text:a xlink:href="https://en.wikipedia.org/wiki/Costco_Wholesale_Corp." xlink:type="simple">Costco Wholesale Corp.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ypermarkets &amp; Super Centers</text:p>
          </table:table-cell>
          <table:table-cell office:value-type="string" calcext:value-type="string">
            <text:p><text:a xlink:href="https://en.wikipedia.org/wiki/Issaquah,_Washington" xlink:type="simple">Issaquah, Washington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OTY" xlink:type="simple">COTY</text:a> </text:p>
          </table:table-cell>
          <table:table-cell office:value-type="string" calcext:value-type="string">
            <text:p><text:a xlink:href="https://en.wikipedia.org/wiki/Coty,_Inc" xlink:type="simple">Coty, Inc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ersonal Product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CI" xlink:type="simple">CCI</text:a> </text:p>
          </table:table-cell>
          <table:table-cell office:value-type="string" calcext:value-type="string">
            <text:p><text:a xlink:href="https://en.wikipedia.org/wiki/Crown_Castle_International_Corp." xlink:type="simple">Crown Castle International Corp.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</table:table-row>
        <table:table-row table:style-name="ro1">
          <table:table-cell office:value-type="string" calcext:value-type="string">
            <text:p><text:a xlink:href="http://www.nasdaq.com/symbol/csx" xlink:type="simple">CSX</text:a> </text:p>
          </table:table-cell>
          <table:table-cell office:value-type="string" calcext:value-type="string">
            <text:p><text:a xlink:href="https://en.wikipedia.org/wiki/CSX_Corp." xlink:type="simple">CSX Corp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ailroads</text:p>
          </table:table-cell>
          <table:table-cell office:value-type="string" calcext:value-type="string">
            <text:p><text:a xlink:href="https://en.wikipedia.org/wiki/Jacksonville,_Florida" xlink:type="simple">Jacksonville, Florid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MI" xlink:type="simple">CMI</text:a> </text:p>
          </table:table-cell>
          <table:table-cell office:value-type="string" calcext:value-type="string">
            <text:p><text:a xlink:href="https://en.wikipedia.org/wiki/Cummins_Inc." xlink:type="simple">Cummins Inc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Columbus,_Indiana" xlink:type="simple">Columbus, Indian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VS" xlink:type="simple">CVS</text:a> </text:p>
          </table:table-cell>
          <table:table-cell office:value-type="string" calcext:value-type="string">
            <text:p><text:a xlink:href="https://en.wikipedia.org/wiki/CVS_Health" xlink:type="simple">CVS Health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<text:a xlink:href="https://en.wikipedia.org/wiki/Woonsocket,_Rhode_Island" xlink:type="simple">Woonsocket, Rhode Island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DHI" xlink:type="simple">DHI</text:a> </text:p>
          </table:table-cell>
          <table:table-cell office:value-type="string" calcext:value-type="string">
            <text:p><text:a xlink:href="https://en.wikipedia.org/wiki/D._R._Horton" xlink:type="simple">D. R. Horton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building</text:p>
          </table:table-cell>
          <table:table-cell office:value-type="string" calcext:value-type="string">
            <text:p><text:a xlink:href="https://en.wikipedia.org/wiki/Fort_Worth,_Texas" xlink:type="simple">Fort Worth, Texa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DHR" xlink:type="simple">DHR</text:a> </text:p>
          </table:table-cell>
          <table:table-cell office:value-type="string" calcext:value-type="string">
            <text:p><text:a xlink:href="https://en.wikipedia.org/wiki/Danaher_Corp." xlink:type="simple">Danaher Corp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Washington,_D.C." xlink:type="simple">Washington, D.C.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DRI" xlink:type="simple">DRI</text:a> </text:p>
          </table:table-cell>
          <table:table-cell office:value-type="string" calcext:value-type="string">
            <text:p><text:a xlink:href="https://en.wikipedia.org/wiki/Darden_Restaurants" xlink:type="simple">Darden Restauran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<text:a xlink:href="https://en.wikipedia.org/wiki/Orlando,_Florida" xlink:type="simple">Orlando, Florid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DVA" xlink:type="simple">DVA</text:a> </text:p>
          </table:table-cell>
          <table:table-cell office:value-type="string" calcext:value-type="string">
            <text:p><text:a xlink:href="https://en.wikipedia.org/wiki/DaVita_Inc." xlink:type="simple">DaVita Inc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Facilities</text:p>
          </table:table-cell>
          <table:table-cell office:value-type="string" calcext:value-type="string">
            <text:p><text:a xlink:href="https://en.wikipedia.org/wiki/Denver,_Colorado" xlink:type="simple">Denver, Colorado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DE" xlink:type="simple">DE</text:a> </text:p>
          </table:table-cell>
          <table:table-cell office:value-type="string" calcext:value-type="string">
            <text:p><text:a xlink:href="https://en.wikipedia.org/wiki/Deere_%26_Co." xlink:type="simple">Deere &amp; Co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gricultural &amp; Farm Machinery</text:p>
          </table:table-cell>
          <table:table-cell office:value-type="string" calcext:value-type="string">
            <text:p><text:a xlink:href="https://en.wikipedia.org/wiki/Moline,_Illinois" xlink:type="simple">Moline, Illinois</text:a></text:p>
          </table:table-cell>
        </table:table-row>
        <table:table-row table:style-name="ro1">
          <table:table-cell office:value-type="string" calcext:value-type="string">
            <text:p><text:a xlink:href="https://www.nyse.com/quote/XNYS:DAL" xlink:type="simple">DAL</text:a> </text:p>
          </table:table-cell>
          <table:table-cell office:value-type="string" calcext:value-type="string">
            <text:p><text:a xlink:href="https://en.wikipedia.org/wiki/Delta_Air_Lines_Inc." xlink:type="simple">Delta Air Lines Inc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</table:table-row>
        <table:table-row table:style-name="ro3">
          <table:table-cell office:value-type="string" calcext:value-type="string">
            <text:p><text:a xlink:href="http://www.nasdaq.com/symbol/xray" xlink:type="simple">XRAY</text:a> </text:p>
          </table:table-cell>
          <table:table-cell office:value-type="string" calcext:value-type="string">
            <text:p><text:a xlink:href="https://en.wikipedia.org/wiki/Dentsply_Sirona" xlink:type="simple">Dentsply Sirona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upplies</text:p>
          </table:table-cell>
          <table:table-cell office:value-type="string" calcext:value-type="string">
            <text:p><text:a xlink:href="https://en.wikipedia.org/wiki/York,_Pennsylvania" xlink:type="simple">York, Pennsylvan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DVN" xlink:type="simple">DVN</text:a> </text:p>
          </table:table-cell>
          <table:table-cell office:value-type="string" calcext:value-type="string">
            <text:p><text:a xlink:href="https://en.wikipedia.org/wiki/Devon_Energy" xlink:type="simple">Devon Energy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Oklahoma_City,_Oklahoma" xlink:type="simple">Oklahoma City, Oklahoma</text:a></text:p>
          </table:table-cell>
        </table:table-row>
        <table:table-row table:style-name="ro2">
          <table:table-cell office:value-type="string" calcext:value-type="string">
            <text:p><text:a xlink:href="http://www.nasdaq.com/symbol/fang" xlink:type="simple">FANG</text:a> </text:p>
          </table:table-cell>
          <table:table-cell office:value-type="string" calcext:value-type="string">
            <text:p><text:a xlink:href="https://en.wikipedia.org/wiki/Diamondback_Energy" xlink:type="simple">Diamondback Energy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Midland,_Texas" xlink:type="simple">Midland, Texa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DLR" xlink:type="simple">DLR</text:a> </text:p>
          </table:table-cell>
          <table:table-cell office:value-type="string" calcext:value-type="string">
            <text:p><text:a xlink:href="https://en.wikipedia.org/wiki/Digital_Realty_Trust" xlink:type="simple">Digital Realty Trust Inc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DFS" xlink:type="simple">DFS</text:a> </text:p>
          </table:table-cell>
          <table:table-cell office:value-type="string" calcext:value-type="string">
            <text:p><text:a xlink:href="https://en.wikipedia.org/wiki/Discover_Financial_Services" xlink:type="simple">Discover Financial Service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<text:a xlink:href="https://en.wikipedia.org/wiki/Riverwoods,_Illinois" xlink:type="simple">Riverwoods, Illinois</text:a></text:p>
          </table:table-cell>
        </table:table-row>
        <table:table-row table:style-name="ro3">
          <table:table-cell office:value-type="string" calcext:value-type="string">
            <text:p><text:a xlink:href="http://www.nasdaq.com/symbol/disca" xlink:type="simple">DISCA</text:a> </text:p>
          </table:table-cell>
          <table:table-cell office:value-type="string" calcext:value-type="string">
            <text:p><text:a xlink:href="https://en.wikipedia.org/wiki/Discovery,_Inc." xlink:type="simple">Discovery Inc. Class A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Broadcasting</text:p>
          </table:table-cell>
          <table:table-cell office:value-type="string" calcext:value-type="string">
            <text:p><text:a xlink:href="https://en.wikipedia.org/wiki/Silver_Spring,_Maryland" xlink:type="simple">Silver Spring, Maryland</text:a></text:p>
          </table:table-cell>
        </table:table-row>
        <table:table-row table:style-name="ro3">
          <table:table-cell office:value-type="string" calcext:value-type="string">
            <text:p><text:a xlink:href="http://www.nasdaq.com/symbol/disck" xlink:type="simple">DISCK</text:a> </text:p>
          </table:table-cell>
          <table:table-cell office:value-type="string" calcext:value-type="string">
            <text:p><text:a xlink:href="https://en.wikipedia.org/wiki/Discovery,_Inc." xlink:type="simple">Discovery Inc. Class C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Broadcasting</text:p>
          </table:table-cell>
          <table:table-cell office:value-type="string" calcext:value-type="string">
            <text:p><text:a xlink:href="https://en.wikipedia.org/wiki/Silver_Spring,_Maryland" xlink:type="simple">Silver Spring, Maryland</text:a></text:p>
          </table:table-cell>
        </table:table-row>
        <table:table-row table:style-name="ro3">
          <table:table-cell office:value-type="string" calcext:value-type="string">
            <text:p><text:a xlink:href="http://www.nasdaq.com/symbol/dish" xlink:type="simple">DISH</text:a> </text:p>
          </table:table-cell>
          <table:table-cell office:value-type="string" calcext:value-type="string">
            <text:p><text:a xlink:href="https://en.wikipedia.org/wiki/Dish_Network" xlink:type="simple">Dish Network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Cable &amp; Satellite</text:p>
          </table:table-cell>
          <table:table-cell office:value-type="string" calcext:value-type="string">
            <text:p><text:a xlink:href="https://en.wikipedia.org/wiki/Meridian,_Colorado" xlink:type="simple">Meridian, Colorado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DG" xlink:type="simple">DG</text:a> </text:p>
          </table:table-cell>
          <table:table-cell office:value-type="string" calcext:value-type="string">
            <text:p><text:a xlink:href="https://en.wikipedia.org/wiki/Dollar_General" xlink:type="simple">Dollar General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General Merchandise Stores</text:p>
          </table:table-cell>
          <table:table-cell office:value-type="string" calcext:value-type="string">
            <text:p><text:a xlink:href="https://en.wikipedia.org/wiki/Goodlettsville,_Tennessee" xlink:type="simple">Goodlettsville, Tennessee</text:a></text:p>
          </table:table-cell>
        </table:table-row>
        <table:table-row table:style-name="ro2">
          <table:table-cell office:value-type="string" calcext:value-type="string">
            <text:p><text:a xlink:href="http://www.nasdaq.com/symbol/dltr" xlink:type="simple">DLTR</text:a> </text:p>
          </table:table-cell>
          <table:table-cell office:value-type="string" calcext:value-type="string">
            <text:p><text:a xlink:href="https://en.wikipedia.org/wiki/Dollar_Tree" xlink:type="simple">Dollar Tree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General Merchandise Stores</text:p>
          </table:table-cell>
          <table:table-cell office:value-type="string" calcext:value-type="string">
            <text:p><text:a xlink:href="https://en.wikipedia.org/wiki/Chesapeake,_Virginia" xlink:type="simple">Chesapeake, Virgi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D" xlink:type="simple">D</text:a> </text:p>
          </table:table-cell>
          <table:table-cell office:value-type="string" calcext:value-type="string">
            <text:p><text:a xlink:href="https://en.wikipedia.org/wiki/Dominion_Energy" xlink:type="simple">Dominion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Richmond,_Virginia" xlink:type="simple">Richmond, Virgi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DOV" xlink:type="simple">DOV</text:a> </text:p>
          </table:table-cell>
          <table:table-cell office:value-type="string" calcext:value-type="string">
            <text:p><text:a xlink:href="https://en.wikipedia.org/wiki/Dover_Corp." xlink:type="simple">Dover Corp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Downers_Grove,_Illinois" xlink:type="simple">Downers Grove, Illinoi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DOW" xlink:type="simple">DOW</text:a> </text:p>
          </table:table-cell>
          <table:table-cell office:value-type="string" calcext:value-type="string">
            <text:p><text:a xlink:href="https://en.wikipedia.org/wiki/Dow_Inc." xlink:type="simple">Dow Inc.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mmodity Chemicals</text:p>
          </table:table-cell>
          <table:table-cell office:value-type="string" calcext:value-type="string">
            <text:p><text:a xlink:href="https://en.wikipedia.org/wiki/Midland,_Michigan" xlink:type="simple">Midland, Michigan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DTE" xlink:type="simple">DTE</text:a> </text:p>
          </table:table-cell>
          <table:table-cell office:value-type="string" calcext:value-type="string">
            <text:p><text:a xlink:href="https://en.wikipedia.org/wiki/DTE_Energy_Co." xlink:type="simple">DTE Energy Co.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Detroit,_Michigan" xlink:type="simple">Detroit, Michigan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DUK" xlink:type="simple">DUK</text:a> </text:p>
          </table:table-cell>
          <table:table-cell office:value-type="string" calcext:value-type="string">
            <text:p><text:a xlink:href="https://en.wikipedia.org/wiki/Duke_Energy" xlink:type="simple">Duke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DRE" xlink:type="simple">DRE</text:a> </text:p>
          </table:table-cell>
          <table:table-cell office:value-type="string" calcext:value-type="string">
            <text:p><text:a xlink:href="https://en.wikipedia.org/wiki/Duke_Realty_Corp" xlink:type="simple">Duke Realty Corp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Industrial REITs</text:p>
          </table:table-cell>
          <table:table-cell office:value-type="string" calcext:value-type="string">
            <text:p><text:a xlink:href="https://en.wikipedia.org/wiki/Indianapolis,_Indiana" xlink:type="simple">Indianapolis, Indian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DD" xlink:type="simple">DD</text:a> </text:p>
          </table:table-cell>
          <table:table-cell office:value-type="string" calcext:value-type="string">
            <text:p><text:a xlink:href="https://en.wikipedia.org/wiki/DuPont_de_Nemours_Inc" xlink:type="simple">DuPont de Nemours Inc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Midland,_Michigan" xlink:type="simple">Midland, Michigan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DXC" xlink:type="simple">DXC</text:a> </text:p>
          </table:table-cell>
          <table:table-cell office:value-type="string" calcext:value-type="string">
            <text:p><text:a xlink:href="https://en.wikipedia.org/wiki/DXC_Technology" xlink:type="simple">DXC Technology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Tysons_Corner,_Virginia" xlink:type="simple">Tysons Corner, Virginia</text:a></text:p>
          </table:table-cell>
        </table:table-row>
        <table:table-row table:style-name="ro2">
          <table:table-cell office:value-type="string" calcext:value-type="string">
            <text:p><text:a xlink:href="http://www.nasdaq.com/symbol/etfc" xlink:type="simple">ETFC</text:a> </text:p>
          </table:table-cell>
          <table:table-cell office:value-type="string" calcext:value-type="string">
            <text:p><text:a xlink:href="https://en.wikipedia.org/wiki/E*Trade" xlink:type="simple">E*Trade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vestment Banking &amp; Brokerag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EMN" xlink:type="simple">EMN</text:a> </text:p>
          </table:table-cell>
          <table:table-cell office:value-type="string" calcext:value-type="string">
            <text:p><text:a xlink:href="https://en.wikipedia.org/wiki/Eastman_Chemical" xlink:type="simple">Eastman Chemical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Diversified Chemicals</text:p>
          </table:table-cell>
          <table:table-cell office:value-type="string" calcext:value-type="string">
            <text:p><text:a xlink:href="https://en.wikipedia.org/wiki/Kingsport,_Tennessee" xlink:type="simple">Kingsport, Tennessee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ETN" xlink:type="simple">ETN</text:a> </text:p>
          </table:table-cell>
          <table:table-cell office:value-type="string" calcext:value-type="string">
            <text:p><text:a xlink:href="https://en.wikipedia.org/wiki/Eaton_Corporation" xlink:type="simple">Eaton Corporat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</table:table-row>
        <table:table-row table:style-name="ro5">
          <table:table-cell office:value-type="string" calcext:value-type="string">
            <text:p><text:a xlink:href="http://www.nasdaq.com/symbol/ebay" xlink:type="simple">EBAY</text:a> </text:p>
          </table:table-cell>
          <table:table-cell office:value-type="string" calcext:value-type="string">
            <text:p><text:a xlink:href="https://en.wikipedia.org/wiki/EBay_Inc." xlink:type="simple">eBay Inc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ECL" xlink:type="simple">ECL</text:a> </text:p>
          </table:table-cell>
          <table:table-cell office:value-type="string" calcext:value-type="string">
            <text:p><text:a xlink:href="https://en.wikipedia.org/wiki/Ecolab_Inc." xlink:type="simple">Ecolab Inc.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St._Paul,_Minnesota" xlink:type="simple">St. Paul, Minnesot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EIX" xlink:type="simple">EIX</text:a> </text:p>
          </table:table-cell>
          <table:table-cell office:value-type="string" calcext:value-type="string">
            <text:p><text:a xlink:href="https://en.wikipedia.org/wiki/Edison_Int%27l" xlink:type="simple">Edison Int'l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Rosemead,_California" xlink:type="simple">Rosemead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EW" xlink:type="simple">EW</text:a> </text:p>
          </table:table-cell>
          <table:table-cell office:value-type="string" calcext:value-type="string">
            <text:p><text:a xlink:href="https://en.wikipedia.org/wiki/Edwards_Lifesciences" xlink:type="simple">Edwards Lifescience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Irvine,_California" xlink:type="simple">Irvine, California</text:a></text:p>
          </table:table-cell>
        </table:table-row>
        <table:table-row table:style-name="ro2">
          <table:table-cell office:value-type="string" calcext:value-type="string">
            <text:p><text:a xlink:href="http://www.nasdaq.com/symbol/ea" xlink:type="simple">EA</text:a> </text:p>
          </table:table-cell>
          <table:table-cell office:value-type="string" calcext:value-type="string">
            <text:p><text:a xlink:href="https://en.wikipedia.org/wiki/Electronic_Arts" xlink:type="simple">Electronic Arts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Home Entertainment</text:p>
          </table:table-cell>
          <table:table-cell office:value-type="string" calcext:value-type="string">
            <text:p><text:a xlink:href="https://en.wikipedia.org/wiki/Redwood_City,_California" xlink:type="simple">Redwood City, Californ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EMR" xlink:type="simple">EMR</text:a> </text:p>
          </table:table-cell>
          <table:table-cell office:value-type="string" calcext:value-type="string">
            <text:p><text:a xlink:href="https://en.wikipedia.org/wiki/Emerson_Electric_Company" xlink:type="simple">Emerson Electric Company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string" calcext:value-type="string">
            <text:p><text:a xlink:href="https://en.wikipedia.org/wiki/Ferguson,_Missouri" xlink:type="simple">Ferguson, Missouri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ETR" xlink:type="simple">ETR</text:a> </text:p>
          </table:table-cell>
          <table:table-cell office:value-type="string" calcext:value-type="string">
            <text:p><text:a xlink:href="https://en.wikipedia.org/wiki/Entergy_Corp." xlink:type="simple">Entergy Corp.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New_Orleans,_Louisiana" xlink:type="simple">New Orleans, Louisian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EOG" xlink:type="simple">EOG</text:a> </text:p>
          </table:table-cell>
          <table:table-cell office:value-type="string" calcext:value-type="string">
            <text:p><text:a xlink:href="https://en.wikipedia.org/wiki/EOG_Resources" xlink:type="simple">EOG Resource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EFX" xlink:type="simple">EFX</text:a> </text:p>
          </table:table-cell>
          <table:table-cell office:value-type="string" calcext:value-type="string">
            <text:p><text:a xlink:href="https://en.wikipedia.org/wiki/Equifax_Inc." xlink:type="simple">Equifax Inc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search &amp; Consulting Servic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</table:table-row>
        <table:table-row table:style-name="ro3">
          <table:table-cell office:value-type="string" calcext:value-type="string">
            <text:p><text:a xlink:href="http://www.nasdaq.com/symbol/eqix" xlink:type="simple">EQIX</text:a> </text:p>
          </table:table-cell>
          <table:table-cell office:value-type="string" calcext:value-type="string">
            <text:p><text:a xlink:href="https://en.wikipedia.org/wiki/Equinix" xlink:type="simple">Equinix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Redwood_City,_California" xlink:type="simple">Redwood City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EQR" xlink:type="simple">EQR</text:a> </text:p>
          </table:table-cell>
          <table:table-cell office:value-type="string" calcext:value-type="string">
            <text:p><text:a xlink:href="https://en.wikipedia.org/wiki/Equity_Residential" xlink:type="simple">Equity Residential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ESS" xlink:type="simple">ESS</text:a> </text:p>
          </table:table-cell>
          <table:table-cell office:value-type="string" calcext:value-type="string">
            <text:p><text:a xlink:href="https://en.wikipedia.org/wiki/Essex_Property_Trust,_Inc." xlink:type="simple">Essex Property Trust, Inc.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Palo_Alto,_California" xlink:type="simple">Palo Alto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EL" xlink:type="simple">EL</text:a> </text:p>
          </table:table-cell>
          <table:table-cell office:value-type="string" calcext:value-type="string">
            <text:p><text:a xlink:href="https://en.wikipedia.org/wiki/Estee_Lauder_Cos." xlink:type="simple">Estee Lauder Cos.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ersonal Product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EVRG" xlink:type="simple">EVRG</text:a> </text:p>
          </table:table-cell>
          <table:table-cell office:value-type="string" calcext:value-type="string">
            <text:p><text:a xlink:href="https://en.wikipedia.org/wiki/Evergy" xlink:type="simple">Ev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Kansas_City,_Missouri" xlink:type="simple">Kansas City, Missouri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ES" xlink:type="simple">ES</text:a> </text:p>
          </table:table-cell>
          <table:table-cell office:value-type="string" calcext:value-type="string">
            <text:p><text:a xlink:href="https://en.wikipedia.org/wiki/Eversource_Energy" xlink:type="simple">Eversource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Springfield,_Massachusetts" xlink:type="simple">Springfield, Massachusetts</text:a></text:p>
          </table:table-cell>
        </table:table-row>
        <table:table-row table:style-name="ro1">
          <table:table-cell office:value-type="string" calcext:value-type="string">
            <text:p><text:a xlink:href="https://www.nyse.com/quote/XNYS:RE" xlink:type="simple">RE</text:a> </text:p>
          </table:table-cell>
          <table:table-cell office:value-type="string" calcext:value-type="string">
            <text:p><text:a xlink:href="https://en.wikipedia.org/wiki/Everest_Re" xlink:type="simple">Everest Re Group Ltd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insurance</text:p>
          </table:table-cell>
          <table:table-cell office:value-type="string" calcext:value-type="string">
            <text:p><text:a xlink:href="https://en.wikipedia.org/wiki/Hamilton,_Bermuda" xlink:type="simple">Hamilton, Bermud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EXC" xlink:type="simple">EXC</text:a> </text:p>
          </table:table-cell>
          <table:table-cell office:value-type="string" calcext:value-type="string">
            <text:p><text:a xlink:href="https://en.wikipedia.org/wiki/Exelon_Corp." xlink:type="simple">Exelon Corp.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</table:table-row>
        <table:table-row table:style-name="ro5">
          <table:table-cell office:value-type="string" calcext:value-type="string">
            <text:p><text:a xlink:href="http://www.nasdaq.com/symbol/expe" xlink:type="simple">EXPE</text:a> </text:p>
          </table:table-cell>
          <table:table-cell office:value-type="string" calcext:value-type="string">
            <text:p><text:a xlink:href="https://en.wikipedia.org/wiki/Expedia_Group" xlink:type="simple">Expedia Group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<text:a xlink:href="https://en.wikipedia.org/wiki/Bellevue,_Washington" xlink:type="simple">Bellevue, Washington</text:a></text:p>
          </table:table-cell>
        </table:table-row>
        <table:table-row table:style-name="ro3">
          <table:table-cell office:value-type="string" calcext:value-type="string">
            <text:p><text:a xlink:href="http://www.nasdaq.com/symbol/expd" xlink:type="simple">EXPD</text:a> </text:p>
          </table:table-cell>
          <table:table-cell office:value-type="string" calcext:value-type="string">
            <text:p><text:a xlink:href="https://en.wikipedia.org/wiki/Expeditors_International" xlink:type="simple">Expeditor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EXR" xlink:type="simple">EXR</text:a> </text:p>
          </table:table-cell>
          <table:table-cell office:value-type="string" calcext:value-type="string">
            <text:p><text:a xlink:href="https://en.wikipedia.org/wiki/Extra_Space_Storage" xlink:type="simple">Extra Space Storage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Salt_Lake_City,_Utah" xlink:type="simple">Salt Lake City, Utah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XOM" xlink:type="simple">XOM</text:a> </text:p>
          </table:table-cell>
          <table:table-cell office:value-type="string" calcext:value-type="string">
            <text:p><text:a xlink:href="https://en.wikipedia.org/wiki/Exxon_Mobil_Corp." xlink:type="simple">Exxon Mobil Corp.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ntegrated Oil &amp; Gas</text:p>
          </table:table-cell>
          <table:table-cell office:value-type="string" calcext:value-type="string">
            <text:p><text:a xlink:href="https://en.wikipedia.org/wiki/Irving,_Texas" xlink:type="simple">Irving, Texas</text:a></text:p>
          </table:table-cell>
        </table:table-row>
        <table:table-row table:style-name="ro2">
          <table:table-cell office:value-type="string" calcext:value-type="string">
            <text:p><text:a xlink:href="http://www.nasdaq.com/symbol/ffiv" xlink:type="simple">FFIV</text:a> </text:p>
          </table:table-cell>
          <table:table-cell office:value-type="string" calcext:value-type="string">
            <text:p><text:a xlink:href="https://en.wikipedia.org/wiki/F5_Networks" xlink:type="simple">F5 Network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</table:table-row>
        <table:table-row table:style-name="ro2">
          <table:table-cell office:value-type="string" calcext:value-type="string">
            <text:p><text:a xlink:href="http://www.nasdaq.com/symbol/fb" xlink:type="simple">FB</text:a> </text:p>
          </table:table-cell>
          <table:table-cell office:value-type="string" calcext:value-type="string">
            <text:p><text:a xlink:href="https://en.wikipedia.org/wiki/Facebook,_Inc." xlink:type="simple">Facebook, Inc.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<text:a xlink:href="https://en.wikipedia.org/wiki/Menlo_Park,_California" xlink:type="simple">Menlo Park, California</text:a></text:p>
          </table:table-cell>
        </table:table-row>
        <table:table-row table:style-name="ro3">
          <table:table-cell office:value-type="string" calcext:value-type="string">
            <text:p><text:a xlink:href="http://www.nasdaq.com/symbol/fast" xlink:type="simple">FAST</text:a> </text:p>
          </table:table-cell>
          <table:table-cell office:value-type="string" calcext:value-type="string">
            <text:p><text:a xlink:href="https://en.wikipedia.org/wiki/Fastenal_Co" xlink:type="simple">Fastenal Co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Winona,_Minnesota" xlink:type="simple">Winona, Minnesota</text:a></text:p>
          </table:table-cell>
        </table:table-row>
        <table:table-row table:style-name="ro1">
          <table:table-cell office:value-type="string" calcext:value-type="string">
            <text:p><text:a xlink:href="https://www.nyse.com/quote/XNYS:FRT" xlink:type="simple">FRT</text:a> </text:p>
          </table:table-cell>
          <table:table-cell office:value-type="string" calcext:value-type="string">
            <text:p><text:a xlink:href="https://en.wikipedia.org/wiki/Federal_Realty_Investment_Trust" xlink:type="simple">Federal Realty Investment Trust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string" calcext:value-type="string">
            <text:p><text:a xlink:href="https://en.wikipedia.org/wiki/Rockville,_Maryland" xlink:type="simple">Rockville, Maryland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FDX" xlink:type="simple">FDX</text:a> </text:p>
          </table:table-cell>
          <table:table-cell office:value-type="string" calcext:value-type="string">
            <text:p><text:a xlink:href="https://en.wikipedia.org/wiki/FedEx_Corporation" xlink:type="simple">FedEx Corporat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<text:a xlink:href="https://en.wikipedia.org/wiki/Memphis,_Tennessee" xlink:type="simple">Memphis, Tennessee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FIS" xlink:type="simple">FIS</text:a> </text:p>
          </table:table-cell>
          <table:table-cell office:value-type="string" calcext:value-type="string">
            <text:p><text:a xlink:href="https://en.wikipedia.org/wiki/Fidelity_National_Information_Services" xlink:type="simple">Fidelity National Information Service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Jacksonville,_Florida" xlink:type="simple">Jacksonville, Florida</text:a></text:p>
          </table:table-cell>
        </table:table-row>
        <table:table-row table:style-name="ro3">
          <table:table-cell office:value-type="string" calcext:value-type="string">
            <text:p><text:a xlink:href="http://www.nasdaq.com/symbol/fitb" xlink:type="simple">FITB</text:a> </text:p>
          </table:table-cell>
          <table:table-cell office:value-type="string" calcext:value-type="string">
            <text:p><text:a xlink:href="https://en.wikipedia.org/wiki/Fifth_Third_Bancorp" xlink:type="simple">Fifth Third Bancor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Cincinnati,_Ohio" xlink:type="simple">Cincinnati, Ohio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FE" xlink:type="simple">FE</text:a> </text:p>
          </table:table-cell>
          <table:table-cell office:value-type="string" calcext:value-type="string">
            <text:p><text:a xlink:href="https://en.wikipedia.org/wiki/FirstEnergy_Corp" xlink:type="simple">FirstEnergy Corp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Akron,_Ohio" xlink:type="simple">Akron, Ohio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FRC" xlink:type="simple">FRC</text:a> </text:p>
          </table:table-cell>
          <table:table-cell office:value-type="string" calcext:value-type="string">
            <text:p><text:a xlink:href="https://en.wikipedia.org/wiki/First_Republic_Bank" xlink:type="simple">First Republic Bank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</table:table-row>
        <table:table-row table:style-name="ro5">
          <table:table-cell office:value-type="string" calcext:value-type="string">
            <text:p><text:a xlink:href="http://www.nasdaq.com/symbol/fisv" xlink:type="simple">FISV</text:a> </text:p>
          </table:table-cell>
          <table:table-cell office:value-type="string" calcext:value-type="string">
            <text:p><text:a xlink:href="https://en.wikipedia.org/wiki/Fiserv_Inc" xlink:type="simple">Fiserv Inc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Brookfield,_Wisconsin" xlink:type="simple">Brookfield, Wisconsin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FLT" xlink:type="simple">FLT</text:a> </text:p>
          </table:table-cell>
          <table:table-cell office:value-type="string" calcext:value-type="string">
            <text:p><text:a xlink:href="https://en.wikipedia.org/wiki/Fleetcor" xlink:type="simple">FleetCor Technologies Inc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Norcross,_Georgia" xlink:type="simple">Norcross, Georgia</text:a></text:p>
          </table:table-cell>
        </table:table-row>
        <table:table-row table:style-name="ro2">
          <table:table-cell office:value-type="string" calcext:value-type="string">
            <text:p><text:a xlink:href="http://www.nasdaq.com/symbol/flir" xlink:type="simple">FLIR</text:a> </text:p>
          </table:table-cell>
          <table:table-cell office:value-type="string" calcext:value-type="string">
            <text:p><text:a xlink:href="https://en.wikipedia.org/wiki/FLIR_Systems" xlink:type="simple">FLIR System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 &amp; Instruments</text:p>
          </table:table-cell>
          <table:table-cell office:value-type="string" calcext:value-type="string">
            <text:p><text:a xlink:href="https://en.wikipedia.org/wiki/Wilsonville,_Oregon" xlink:type="simple">Wilsonville, Oregon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FLS" xlink:type="simple">FLS</text:a> </text:p>
          </table:table-cell>
          <table:table-cell office:value-type="string" calcext:value-type="string">
            <text:p><text:a xlink:href="https://en.wikipedia.org/wiki/Flowserve_Corporation" xlink:type="simple">Flowserve Corporat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Irving,_Texas" xlink:type="simple">Irving, Texas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FMC" xlink:type="simple">FMC</text:a> </text:p>
          </table:table-cell>
          <table:table-cell office:value-type="string" calcext:value-type="string">
            <text:p><text:a xlink:href="https://en.wikipedia.org/wiki/FMC_Corporation" xlink:type="simple">FMC Corporation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Fertilizers &amp; Agricultural Chemicals</text:p>
          </table:table-cell>
          <table:table-cell office:value-type="string" calcext:value-type="string">
            <text:p><text:a xlink:href="https://en.wikipedia.org/wiki/Philadelphia,_Pennsylvania" xlink:type="simple">Philadelphia, Pennsylva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F" xlink:type="simple">F</text:a> </text:p>
          </table:table-cell>
          <table:table-cell office:value-type="string" calcext:value-type="string">
            <text:p><text:a xlink:href="https://en.wikipedia.org/wiki/Ford_Motor" xlink:type="simple">Ford Motor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 Manufacturers</text:p>
          </table:table-cell>
          <table:table-cell office:value-type="string" calcext:value-type="string">
            <text:p><text:a xlink:href="https://en.wikipedia.org/wiki/Dearborn,_Michigan" xlink:type="simple">Dearborn, Michigan</text:a></text:p>
          </table:table-cell>
        </table:table-row>
        <table:table-row table:style-name="ro3">
          <table:table-cell office:value-type="string" calcext:value-type="string">
            <text:p><text:a xlink:href="http://www.nasdaq.com/symbol/ftnt" xlink:type="simple">FTNT</text:a> </text:p>
          </table:table-cell>
          <table:table-cell office:value-type="string" calcext:value-type="string">
            <text:p><text:a xlink:href="https://en.wikipedia.org/wiki/Fortinet" xlink:type="simple">Fortinet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ystems Software</text:p>
          </table:table-cell>
          <table:table-cell office:value-type="string" calcext:value-type="string">
            <text:p><text:a xlink:href="https://en.wikipedia.org/wiki/Sunnyvale,_California" xlink:type="simple">Sunnyvale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FTV" xlink:type="simple">FTV</text:a> </text:p>
          </table:table-cell>
          <table:table-cell office:value-type="string" calcext:value-type="string">
            <text:p><text:a xlink:href="https://en.wikipedia.org/wiki/Fortive_Corp" xlink:type="simple">Fortive Corp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Everett,_Washington" xlink:type="simple">Everett, Washington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FBHS" xlink:type="simple">FBHS</text:a> </text:p>
          </table:table-cell>
          <table:table-cell office:value-type="string" calcext:value-type="string">
            <text:p><text:a xlink:href="https://en.wikipedia.org/wiki/Fortune_Brands_Home_%26_Security" xlink:type="simple">Fortune Brands Home &amp; Security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Deerfield,_Illinois" xlink:type="simple">Deerfield, Illinois</text:a></text:p>
          </table:table-cell>
        </table:table-row>
        <table:table-row table:style-name="ro3">
          <table:table-cell office:value-type="string" calcext:value-type="string">
            <text:p><text:a xlink:href="http://www.nasdaq.com/symbol/foxa" xlink:type="simple">FOXA</text:a> </text:p>
          </table:table-cell>
          <table:table-cell office:value-type="string" calcext:value-type="string">
            <text:p><text:a xlink:href="https://en.wikipedia.org/wiki/Fox_Corporation_Class_A" xlink:type="simple">Fox Corporation Class A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://www.nasdaq.com/symbol/fox" xlink:type="simple">FOX</text:a> </text:p>
          </table:table-cell>
          <table:table-cell office:value-type="string" calcext:value-type="string">
            <text:p><text:a xlink:href="https://en.wikipedia.org/wiki/Fox_Corporation_Class_B" xlink:type="simple">Fox Corporation Class B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BEN" xlink:type="simple">BEN</text:a> </text:p>
          </table:table-cell>
          <table:table-cell office:value-type="string" calcext:value-type="string">
            <text:p><text:a xlink:href="https://en.wikipedia.org/wiki/Franklin_Resources" xlink:type="simple">Franklin Resource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San_Mateo,_California" xlink:type="simple">San Mateo, California</text:a></text:p>
          </table:table-cell>
        </table:table-row>
        <table:table-row table:style-name="ro1">
          <table:table-cell office:value-type="string" calcext:value-type="string">
            <text:p><text:a xlink:href="https://www.nyse.com/quote/XNYS:FCX" xlink:type="simple">FCX</text:a> </text:p>
          </table:table-cell>
          <table:table-cell office:value-type="string" calcext:value-type="string">
            <text:p><text:a xlink:href="https://en.wikipedia.org/wiki/Freeport-McMoRan_Inc." xlink:type="simple">Freeport-McMoRan Inc.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<text:a xlink:href="https://en.wikipedia.org/wiki/Phoenix,_Arizona" xlink:type="simple">Phoenix, Arizon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GPS" xlink:type="simple">GPS</text:a> </text:p>
          </table:table-cell>
          <table:table-cell office:value-type="string" calcext:value-type="string">
            <text:p><text:a xlink:href="https://en.wikipedia.org/wiki/Gap_Inc." xlink:type="simple">Gap Inc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 Retail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</table:table-row>
        <table:table-row table:style-name="ro3">
          <table:table-cell office:value-type="string" calcext:value-type="string">
            <text:p><text:a xlink:href="http://www.nasdaq.com/symbol/grmn" xlink:type="simple">GRMN</text:a> </text:p>
          </table:table-cell>
          <table:table-cell office:value-type="string" calcext:value-type="string">
            <text:p><text:a xlink:href="https://en.wikipedia.org/wiki/Garmin_Ltd." xlink:type="simple">Garmin Ltd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onsumer Electronics</text:p>
          </table:table-cell>
          <table:table-cell office:value-type="string" calcext:value-type="string">
            <text:p><text:a xlink:href="https://en.wikipedia.org/wiki/Schaffhausen" xlink:type="simple">Schaffhausen, Switzerland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IT" xlink:type="simple">IT</text:a> </text:p>
          </table:table-cell>
          <table:table-cell office:value-type="string" calcext:value-type="string">
            <text:p><text:a xlink:href="https://en.wikipedia.org/wiki/Gartner" xlink:type="simple">Gartner Inc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Stamford,_Connecticut" xlink:type="simple">Stamford, Connecticut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GD" xlink:type="simple">GD</text:a> </text:p>
          </table:table-cell>
          <table:table-cell office:value-type="string" calcext:value-type="string">
            <text:p><text:a xlink:href="https://en.wikipedia.org/wiki/General_Dynamics" xlink:type="simple">General Dynamic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Falls_Church,_Virginia" xlink:type="simple">Falls Church, Virgin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GE" xlink:type="simple">GE</text:a> </text:p>
          </table:table-cell>
          <table:table-cell office:value-type="string" calcext:value-type="string">
            <text:p><text:a xlink:href="https://en.wikipedia.org/wiki/General_Electric" xlink:type="simple">General Electric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<text:a xlink:href="https://en.wikipedia.org/wiki/Boston,_Massachusetts" xlink:type="simple">Boston, Massachusetts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GIS" xlink:type="simple">GIS</text:a> </text:p>
          </table:table-cell>
          <table:table-cell office:value-type="string" calcext:value-type="string">
            <text:p><text:a xlink:href="https://en.wikipedia.org/wiki/General_Mills" xlink:type="simple">General Mill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Golden_Valley,_Minnesota" xlink:type="simple">Golden Valley, Minnesot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GM" xlink:type="simple">GM</text:a> </text:p>
          </table:table-cell>
          <table:table-cell office:value-type="string" calcext:value-type="string">
            <text:p><text:a xlink:href="https://en.wikipedia.org/wiki/General_Motors" xlink:type="simple">General Motor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 Manufacturers</text:p>
          </table:table-cell>
          <table:table-cell office:value-type="string" calcext:value-type="string">
            <text:p><text:a xlink:href="https://en.wikipedia.org/wiki/Detroit,_Michigan" xlink:type="simple">Detroit, Michigan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GPC" xlink:type="simple">GPC</text:a> </text:p>
          </table:table-cell>
          <table:table-cell office:value-type="string" calcext:value-type="string">
            <text:p><text:a xlink:href="https://en.wikipedia.org/wiki/Genuine_Parts" xlink:type="simple">Genuine Pa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</table:table-row>
        <table:table-row table:style-name="ro3">
          <table:table-cell office:value-type="string" calcext:value-type="string">
            <text:p><text:a xlink:href="http://www.nasdaq.com/symbol/gild" xlink:type="simple">GILD</text:a> </text:p>
          </table:table-cell>
          <table:table-cell office:value-type="string" calcext:value-type="string">
            <text:p><text:a xlink:href="https://en.wikipedia.org/wiki/Gilead_Sciences" xlink:type="simple">Gilead Science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Foster_City,_California" xlink:type="simple">Foster City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GL" xlink:type="simple">GL</text:a> </text:p>
          </table:table-cell>
          <table:table-cell office:value-type="string" calcext:value-type="string">
            <text:p><text:a xlink:href="https://en.wikipedia.org/wiki/Torchmark_Corp." xlink:type="simple">Globe Life Inc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McKinney,_Texas" xlink:type="simple">McKinney, Texas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GPN" xlink:type="simple">GPN</text:a> </text:p>
          </table:table-cell>
          <table:table-cell office:value-type="string" calcext:value-type="string">
            <text:p><text:a xlink:href="https://en.wikipedia.org/wiki/Global_Payments_Inc." xlink:type="simple">Global Payments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GS" xlink:type="simple">GS</text:a> </text:p>
          </table:table-cell>
          <table:table-cell office:value-type="string" calcext:value-type="string">
            <text:p><text:a xlink:href="https://en.wikipedia.org/wiki/Goldman_Sachs_Group" xlink:type="simple">Goldman Sachs Grou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vestment Banking &amp; Brokerag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GWW" xlink:type="simple">GWW</text:a> </text:p>
          </table:table-cell>
          <table:table-cell office:value-type="string" calcext:value-type="string">
            <text:p><text:a xlink:href="https://en.wikipedia.org/wiki/Grainger_(W.W.)_Inc." xlink:type="simple">Grainger (W.W.) Inc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Lake_Forest,_Illinois" xlink:type="simple">Lake Forest, Illinois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HRB" xlink:type="simple">HRB</text:a> </text:p>
          </table:table-cell>
          <table:table-cell office:value-type="string" calcext:value-type="string">
            <text:p><text:a xlink:href="https://en.wikipedia.org/wiki/H%26R_Block" xlink:type="simple">H&amp;R Block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ized Consumer Services</text:p>
          </table:table-cell>
          <table:table-cell office:value-type="string" calcext:value-type="string">
            <text:p><text:a xlink:href="https://en.wikipedia.org/wiki/Kansas_City,_Missouri" xlink:type="simple">Kansas City, Missouri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HAL" xlink:type="simple">HAL</text:a> </text:p>
          </table:table-cell>
          <table:table-cell office:value-type="string" calcext:value-type="string">
            <text:p><text:a xlink:href="https://en.wikipedia.org/wiki/Halliburton_Co." xlink:type="simple">Halliburton Co.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quipment &amp; Service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HBI" xlink:type="simple">HBI</text:a> </text:p>
          </table:table-cell>
          <table:table-cell office:value-type="string" calcext:value-type="string">
            <text:p><text:a xlink:href="https://en.wikipedia.org/wiki/Hanesbrands_Inc" xlink:type="simple">Hanesbrands Inc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Winston-Salem,_North_Carolina" xlink:type="simple">Winston-Salem, North Carolin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HOG" xlink:type="simple">HOG</text:a> </text:p>
          </table:table-cell>
          <table:table-cell office:value-type="string" calcext:value-type="string">
            <text:p><text:a xlink:href="https://en.wikipedia.org/wiki/Harley-Davidson" xlink:type="simple">Harley-Davidson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Motorcycle Manufacturers</text:p>
          </table:table-cell>
          <table:table-cell office:value-type="string" calcext:value-type="string">
            <text:p><text:a xlink:href="https://en.wikipedia.org/wiki/Milwaukee,_Wisconsin" xlink:type="simple">Milwaukee, Wisconsin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HIG" xlink:type="simple">HIG</text:a> </text:p>
          </table:table-cell>
          <table:table-cell office:value-type="string" calcext:value-type="string">
            <text:p><text:a xlink:href="https://en.wikipedia.org/wiki/Hartford_Financial_Svc.Gp." xlink:type="simple">Hartford Financial Svc.Gp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Hartford,_Connecticut" xlink:type="simple">Hartford, Connecticut</text:a></text:p>
          </table:table-cell>
        </table:table-row>
        <table:table-row table:style-name="ro3">
          <table:table-cell office:value-type="string" calcext:value-type="string">
            <text:p><text:a xlink:href="http://www.nasdaq.com/symbol/has" xlink:type="simple">HAS</text:a> </text:p>
          </table:table-cell>
          <table:table-cell office:value-type="string" calcext:value-type="string">
            <text:p><text:a xlink:href="https://en.wikipedia.org/wiki/Hasbro_Inc." xlink:type="simple">Hasbro Inc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 Products</text:p>
          </table:table-cell>
          <table:table-cell office:value-type="string" calcext:value-type="string">
            <text:p><text:a xlink:href="https://en.wikipedia.org/wiki/Pawtucket,_Rhode_Island" xlink:type="simple">Pawtucket, Rhode Island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HCA" xlink:type="simple">HCA</text:a> </text:p>
          </table:table-cell>
          <table:table-cell office:value-type="string" calcext:value-type="string">
            <text:p><text:a xlink:href="https://en.wikipedia.org/wiki/HCA_Healthcare" xlink:type="simple">HCA Healthcare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Facilities</text:p>
          </table:table-cell>
          <table:table-cell office:value-type="string" calcext:value-type="string">
            <text:p><text:a xlink:href="https://en.wikipedia.org/wiki/Nashville,_Tennessee" xlink:type="simple">Nashville, Tennessee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PEAK" xlink:type="simple">PEAK</text:a> </text:p>
          </table:table-cell>
          <table:table-cell office:value-type="string" calcext:value-type="string">
            <text:p><text:a xlink:href="https://en.wikipedia.org/wiki/Healthpeak_Properties" xlink:type="simple">Healthpeak Propertie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ealth Care REITs</text:p>
          </table:table-cell>
          <table:table-cell office:value-type="string" calcext:value-type="string">
            <text:p><text:a xlink:href="https://en.wikipedia.org/wiki/Long_Beach,_California" xlink:type="simple">Long Beach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HP" xlink:type="simple">HP</text:a> </text:p>
          </table:table-cell>
          <table:table-cell office:value-type="string" calcext:value-type="string">
            <text:p><text:a xlink:href="https://en.wikipedia.org/wiki/Helmerich_%26_Payne" xlink:type="simple">Helmerich &amp; Payne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Drilling</text:p>
          </table:table-cell>
          <table:table-cell office:value-type="string" calcext:value-type="string">
            <text:p><text:a xlink:href="https://en.wikipedia.org/wiki/Tulsa,_Oklahoma" xlink:type="simple">Tulsa, Oklahoma</text:a><text:a xlink:href="https://en.wikipedia.org/wiki/List_of_S%26P_500_companies#cite_note-5" xlink:type="simple">[5]</text:a></text:p>
          </table:table-cell>
        </table:table-row>
        <table:table-row table:style-name="ro3">
          <table:table-cell office:value-type="string" calcext:value-type="string">
            <text:p><text:a xlink:href="http://www.nasdaq.com/symbol/hsic" xlink:type="simple">HSIC</text:a> </text:p>
          </table:table-cell>
          <table:table-cell office:value-type="string" calcext:value-type="string">
            <text:p><text:a xlink:href="https://en.wikipedia.org/wiki/Henry_Schein" xlink:type="simple">Henry Schei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<text:a xlink:href="https://en.wikipedia.org/wiki/Melville,_New_York" xlink:type="simple">Melville, New York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HSY" xlink:type="simple">HSY</text:a> </text:p>
          </table:table-cell>
          <table:table-cell office:value-type="string" calcext:value-type="string">
            <text:p><text:a xlink:href="https://en.wikipedia.org/wiki/The_Hershey_Company" xlink:type="simple">The Hershey Company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Hershey,_Pennsylvania" xlink:type="simple">Hershey, Pennsylva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HES" xlink:type="simple">HES</text:a> </text:p>
          </table:table-cell>
          <table:table-cell office:value-type="string" calcext:value-type="string">
            <text:p><text:a xlink:href="https://en.wikipedia.org/wiki/Hess_Corporation" xlink:type="simple">Hess Corporation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ntegrated Oil &amp; Ga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HPE" xlink:type="simple">HPE</text:a> </text:p>
          </table:table-cell>
          <table:table-cell office:value-type="string" calcext:value-type="string">
            <text:p><text:a xlink:href="https://en.wikipedia.org/wiki/Hewlett_Packard_Enterprise" xlink:type="simple">Hewlett Packard Enterprise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Palo_Alto,_California" xlink:type="simple">Palo Alto, Californ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HLT" xlink:type="simple">HLT</text:a> </text:p>
          </table:table-cell>
          <table:table-cell office:value-type="string" calcext:value-type="string">
            <text:p><text:a xlink:href="https://en.wikipedia.org/wiki/Hilton_Worldwide_Holdings_Inc" xlink:type="simple">Hilton Worldwide Holdings Inc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string" calcext:value-type="string">
            <text:p><text:a xlink:href="https://en.wikipedia.org/wiki/Tysons_Corner,_Virginia" xlink:type="simple">Tysons Corner, Virgin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HFC" xlink:type="simple">HFC</text:a> </text:p>
          </table:table-cell>
          <table:table-cell office:value-type="string" calcext:value-type="string">
            <text:p><text:a xlink:href="https://en.wikipedia.org/wiki/HollyFrontier" xlink:type="simple">HollyFrontier Corp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Refining &amp; Marketing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</table:table-row>
        <table:table-row table:style-name="ro3">
          <table:table-cell office:value-type="string" calcext:value-type="string">
            <text:p><text:a xlink:href="http://www.nasdaq.com/symbol/holx" xlink:type="simple">HOLX</text:a> </text:p>
          </table:table-cell>
          <table:table-cell office:value-type="string" calcext:value-type="string">
            <text:p><text:a xlink:href="https://en.wikipedia.org/wiki/Hologic" xlink:type="simple">Hologic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Marlborough,_Massachusetts" xlink:type="simple">Marlborough, Massachusetts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HD" xlink:type="simple">HD</text:a> </text:p>
          </table:table-cell>
          <table:table-cell office:value-type="string" calcext:value-type="string">
            <text:p><text:a xlink:href="https://en.wikipedia.org/wiki/Home_Depot" xlink:type="simple">Home Depot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 Improvement Retail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HON" xlink:type="simple">HON</text:a> </text:p>
          </table:table-cell>
          <table:table-cell office:value-type="string" calcext:value-type="string">
            <text:p><text:a xlink:href="https://en.wikipedia.org/wiki/Honeywell_Int%27l_Inc." xlink:type="simple">Honeywell Int'l Inc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<text:a xlink:href="https://en.wikipedia.org/wiki/Morristown,_New_Jersey" xlink:type="simple">Morristown, New Jersey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HRL" xlink:type="simple">HRL</text:a> </text:p>
          </table:table-cell>
          <table:table-cell office:value-type="string" calcext:value-type="string">
            <text:p><text:a xlink:href="https://en.wikipedia.org/wiki/Hormel_Foods_Corp." xlink:type="simple">Hormel Foods Corp.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Austin,_Minnesota" xlink:type="simple">Austin, Minnesot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HST" xlink:type="simple">HST</text:a> </text:p>
          </table:table-cell>
          <table:table-cell office:value-type="string" calcext:value-type="string">
            <text:p><text:a xlink:href="https://en.wikipedia.org/wiki/Host_Hotels_%26_Resorts" xlink:type="simple">Host Hotels &amp; Res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otel &amp; Resort REITs</text:p>
          </table:table-cell>
          <table:table-cell office:value-type="string" calcext:value-type="string">
            <text:p><text:a xlink:href="https://en.wikipedia.org/wiki/Bethesda,_Maryland" xlink:type="simple">Bethesda, Maryland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HPQ" xlink:type="simple">HPQ</text:a> </text:p>
          </table:table-cell>
          <table:table-cell office:value-type="string" calcext:value-type="string">
            <text:p><text:a xlink:href="https://en.wikipedia.org/wiki/HP_Inc." xlink:type="simple">HP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Palo_Alto,_California" xlink:type="simple">Palo Alto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HUM" xlink:type="simple">HUM</text:a> </text:p>
          </table:table-cell>
          <table:table-cell office:value-type="string" calcext:value-type="string">
            <text:p><text:a xlink:href="https://en.wikipedia.org/wiki/Humana_Inc." xlink:type="simple">Humana Inc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Louisville,_Kentucky" xlink:type="simple">Louisville, Kentucky</text:a></text:p>
          </table:table-cell>
        </table:table-row>
        <table:table-row table:style-name="ro3">
          <table:table-cell office:value-type="string" calcext:value-type="string">
            <text:p><text:a xlink:href="http://www.nasdaq.com/symbol/hban" xlink:type="simple">HBAN</text:a> </text:p>
          </table:table-cell>
          <table:table-cell office:value-type="string" calcext:value-type="string">
            <text:p><text:a xlink:href="https://en.wikipedia.org/wiki/Huntington_Bancshares" xlink:type="simple">Huntington Bancshare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Columbus,_Ohio" xlink:type="simple">Columbus, Ohio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HII" xlink:type="simple">HII</text:a> </text:p>
          </table:table-cell>
          <table:table-cell office:value-type="string" calcext:value-type="string">
            <text:p><text:a xlink:href="https://en.wikipedia.org/wiki/Huntington_Ingalls_Industries" xlink:type="simple">Huntington Ingalls Industrie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Newport_News,_Virginia" xlink:type="simple">Newport News, Virgi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IEX" xlink:type="simple">IEX</text:a> </text:p>
          </table:table-cell>
          <table:table-cell office:value-type="string" calcext:value-type="string">
            <text:p><text:a xlink:href="https://en.wikipedia.org/wiki/IDEX_Corporation" xlink:type="simple">IDEX Corporat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Lake_Forest,_Illinois" xlink:type="simple">Lake Forest, Illinois</text:a></text:p>
          </table:table-cell>
        </table:table-row>
        <table:table-row table:style-name="ro3">
          <table:table-cell office:value-type="string" calcext:value-type="string">
            <text:p><text:a xlink:href="http://www.nasdaq.com/symbol/idxx" xlink:type="simple">IDXX</text:a> </text:p>
          </table:table-cell>
          <table:table-cell office:value-type="string" calcext:value-type="string">
            <text:p><text:a xlink:href="https://en.wikipedia.org/wiki/Idexx_Laboratories" xlink:type="simple">IDEXX Laboratorie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Westbrook,_Maine" xlink:type="simple">Westbrook, Maine</text:a></text:p>
          </table:table-cell>
        </table:table-row>
        <table:table-row table:style-name="ro2">
          <table:table-cell office:value-type="string" calcext:value-type="string">
            <text:p><text:a xlink:href="http://www.nasdaq.com/symbol/info" xlink:type="simple">INFO</text:a> </text:p>
          </table:table-cell>
          <table:table-cell office:value-type="string" calcext:value-type="string">
            <text:p><text:a xlink:href="https://en.wikipedia.org/wiki/IHS_Markit" xlink:type="simple">IHS Markit Ltd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search &amp; Consulting Services</text:p>
          </table:table-cell>
          <table:table-cell office:value-type="string" calcext:value-type="string">
            <text:p><text:a xlink:href="https://en.wikipedia.org/wiki/London" xlink:type="simple">London</text:a>, <text:a xlink:href="https://en.wikipedia.org/wiki/United_Kingdom" xlink:type="simple">United Kingdom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ITW" xlink:type="simple">ITW</text:a> </text:p>
          </table:table-cell>
          <table:table-cell office:value-type="string" calcext:value-type="string">
            <text:p><text:a xlink:href="https://en.wikipedia.org/wiki/Illinois_Tool_Works" xlink:type="simple">Illinois Tool Work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Glenview,_Cook_County,_Illinois" xlink:type="simple">Glenview, Illinois</text:a></text:p>
          </table:table-cell>
        </table:table-row>
        <table:table-row table:style-name="ro2">
          <table:table-cell office:value-type="string" calcext:value-type="string">
            <text:p><text:a xlink:href="http://www.nasdaq.com/symbol/ilmn" xlink:type="simple">ILMN</text:a> </text:p>
          </table:table-cell>
          <table:table-cell office:value-type="string" calcext:value-type="string">
            <text:p><text:a xlink:href="https://en.wikipedia.org/wiki/Illumina_(company)" xlink:type="simple">Illumina Inc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<text:a xlink:href="https://en.wikipedia.org/wiki/San_Diego,_California" xlink:type="simple">San Diego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IR" xlink:type="simple">IR</text:a> </text:p>
          </table:table-cell>
          <table:table-cell office:value-type="string" calcext:value-type="string">
            <text:p><text:a xlink:href="https://en.wikipedia.org/wiki/Ingersoll-Rand_PLC" xlink:type="simple">Ingersoll-Rand PLC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</table:table-row>
        <table:table-row table:style-name="ro3">
          <table:table-cell office:value-type="string" calcext:value-type="string">
            <text:p><text:a xlink:href="http://www.nasdaq.com/symbol/intc" xlink:type="simple">INTC</text:a> </text:p>
          </table:table-cell>
          <table:table-cell office:value-type="string" calcext:value-type="string">
            <text:p><text:a xlink:href="https://en.wikipedia.org/wiki/Intel_Corp." xlink:type="simple">Intel Corp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ICE" xlink:type="simple">ICE</text:a> </text:p>
          </table:table-cell>
          <table:table-cell office:value-type="string" calcext:value-type="string">
            <text:p><text:a xlink:href="https://en.wikipedia.org/wiki/Intercontinental_Exchange" xlink:type="simple">Intercontinental Exchange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IBM" xlink:type="simple">IBM</text:a> </text:p>
          </table:table-cell>
          <table:table-cell office:value-type="string" calcext:value-type="string">
            <text:p><text:a xlink:href="https://en.wikipedia.org/wiki/IBM" xlink:type="simple">International Business Machine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Armonk,_New_York" xlink:type="simple">Armonk, New York</text:a></text:p>
          </table:table-cell>
        </table:table-row>
        <table:table-row table:style-name="ro3">
          <table:table-cell office:value-type="string" calcext:value-type="string">
            <text:p><text:a xlink:href="http://www.nasdaq.com/symbol/incy" xlink:type="simple">INCY</text:a> </text:p>
          </table:table-cell>
          <table:table-cell office:value-type="string" calcext:value-type="string">
            <text:p><text:a xlink:href="https://en.wikipedia.org/wiki/Incyte" xlink:type="simple">Incyte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Wilmington,_Delaware" xlink:type="simple">Wilmington, Delaware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IP" xlink:type="simple">IP</text:a> </text:p>
          </table:table-cell>
          <table:table-cell office:value-type="string" calcext:value-type="string">
            <text:p><text:a xlink:href="https://en.wikipedia.org/wiki/International_Paper" xlink:type="simple">International Paper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Memphis,_Tennessee" xlink:type="simple">Memphis, Tennessee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IPG" xlink:type="simple">IPG</text:a> </text:p>
          </table:table-cell>
          <table:table-cell office:value-type="string" calcext:value-type="string">
            <text:p><text:a xlink:href="https://en.wikipedia.org/wiki/Interpublic_Group" xlink:type="simple">Interpublic Group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IFF" xlink:type="simple">IFF</text:a> </text:p>
          </table:table-cell>
          <table:table-cell office:value-type="string" calcext:value-type="string">
            <text:p><text:a xlink:href="https://en.wikipedia.org/wiki/Intl_Flavors_%26_Fragrances" xlink:type="simple">Intl Flavors &amp; Fragrance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://www.nasdaq.com/symbol/intu" xlink:type="simple">INTU</text:a> </text:p>
          </table:table-cell>
          <table:table-cell office:value-type="string" calcext:value-type="string">
            <text:p><text:a xlink:href="https://en.wikipedia.org/wiki/Intuit_Inc." xlink:type="simple">Intuit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Mountain_View,_California" xlink:type="simple">Mountain View, California</text:a></text:p>
          </table:table-cell>
        </table:table-row>
        <table:table-row table:style-name="ro3">
          <table:table-cell office:value-type="string" calcext:value-type="string">
            <text:p><text:a xlink:href="http://www.nasdaq.com/symbol/isrg" xlink:type="simple">ISRG</text:a> </text:p>
          </table:table-cell>
          <table:table-cell office:value-type="string" calcext:value-type="string">
            <text:p><text:a xlink:href="https://en.wikipedia.org/wiki/Intuitive_Surgical_Inc." xlink:type="simple">Intuitive Surgical Inc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Sunnyvale,_California" xlink:type="simple">Sunnyvale, California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IVZ" xlink:type="simple">IVZ</text:a> </text:p>
          </table:table-cell>
          <table:table-cell office:value-type="string" calcext:value-type="string">
            <text:p><text:a xlink:href="https://en.wikipedia.org/wiki/Invesco_Ltd." xlink:type="simple">Invesco Ltd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</table:table-row>
        <table:table-row table:style-name="ro2">
          <table:table-cell office:value-type="string" calcext:value-type="string">
            <text:p><text:a xlink:href="http://www.nasdaq.com/symbol/ipgp" xlink:type="simple">IPGP</text:a> </text:p>
          </table:table-cell>
          <table:table-cell office:value-type="string" calcext:value-type="string">
            <text:p><text:a xlink:href="https://en.wikipedia.org/wiki/IPG_Photonics" xlink:type="simple">IPG Photonics Corp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Manufacturing Services</text:p>
          </table:table-cell>
          <table:table-cell office:value-type="string" calcext:value-type="string">
            <text:p><text:a xlink:href="https://en.wikipedia.org/wiki/Oxford,_Massachusetts" xlink:type="simple">Oxford, Massachusetts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IQV" xlink:type="simple">IQV</text:a> </text:p>
          </table:table-cell>
          <table:table-cell office:value-type="string" calcext:value-type="string">
            <text:p><text:a xlink:href="https://en.wikipedia.org/wiki/IQVIA" xlink:type="simple">IQVIA Holdings Inc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<text:a xlink:href="https://en.wikipedia.org/wiki/Durham,_North_Carolina" xlink:type="simple">Durham, North Carolin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IRM" xlink:type="simple">IRM</text:a> </text:p>
          </table:table-cell>
          <table:table-cell office:value-type="string" calcext:value-type="string">
            <text:p><text:a xlink:href="https://en.wikipedia.org/wiki/Iron_Mountain_Incorporated" xlink:type="simple">Iron Mountain Incorporated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Boston,_Massachusetts" xlink:type="simple">Boston, Massachusetts</text:a></text:p>
          </table:table-cell>
        </table:table-row>
        <table:table-row table:style-name="ro5">
          <table:table-cell office:value-type="string" calcext:value-type="string">
            <text:p><text:a xlink:href="http://www.nasdaq.com/symbol/jkhy" xlink:type="simple">JKHY</text:a> </text:p>
          </table:table-cell>
          <table:table-cell office:value-type="string" calcext:value-type="string">
            <text:p><text:a xlink:href="https://en.wikipedia.org/wiki/Jack_Henry_%26_Associates" xlink:type="simple">Jack Henry &amp; Associate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Monett,_Missouri" xlink:type="simple">Monett, Missouri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J" xlink:type="simple">J</text:a> </text:p>
          </table:table-cell>
          <table:table-cell office:value-type="string" calcext:value-type="string">
            <text:p><text:a xlink:href="https://en.wikipedia.org/wiki/Jacobs_Engineering_Group" xlink:type="simple">Jacobs Engineering Group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&amp; Engineering</text:p>
          </table:table-cell>
          <table:table-cell office:value-type="string" calcext:value-type="string">
            <text:p><text:a xlink:href="https://en.wikipedia.org/wiki/Pasadena,_California" xlink:type="simple">Pasadena, California</text:a></text:p>
          </table:table-cell>
        </table:table-row>
        <table:table-row table:style-name="ro1">
          <table:table-cell office:value-type="string" calcext:value-type="string">
            <text:p><text:a xlink:href="http://www.nasdaq.com/symbol/jbht" xlink:type="simple">JBHT</text:a> </text:p>
          </table:table-cell>
          <table:table-cell office:value-type="string" calcext:value-type="string">
            <text:p><text:a xlink:href="https://en.wikipedia.org/wiki/J._B._Hunt_Transport_Services" xlink:type="simple">J. B. Hunt Transport Service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Trucking</text:p>
          </table:table-cell>
          <table:table-cell office:value-type="string" calcext:value-type="string">
            <text:p><text:a xlink:href="https://en.wikipedia.org/wiki/Lowell,_Arkansas" xlink:type="simple">Lowell, Arkansas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SJM" xlink:type="simple">SJM</text:a> </text:p>
          </table:table-cell>
          <table:table-cell office:value-type="string" calcext:value-type="string">
            <text:p><text:a xlink:href="https://en.wikipedia.org/wiki/JM_Smucker" xlink:type="simple">JM Smucker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Orrville,_Ohio" xlink:type="simple">Orrville, Ohio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JNJ" xlink:type="simple">JNJ</text:a> </text:p>
          </table:table-cell>
          <table:table-cell office:value-type="string" calcext:value-type="string">
            <text:p><text:a xlink:href="https://en.wikipedia.org/wiki/Johnson_%26_Johnson" xlink:type="simple">Johnson &amp; Johnso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New_Brunswick,_New_Jersey" xlink:type="simple">New Brunswick, New Jersey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JCI" xlink:type="simple">JCI</text:a> </text:p>
          </table:table-cell>
          <table:table-cell office:value-type="string" calcext:value-type="string">
            <text:p><text:a xlink:href="https://en.wikipedia.org/wiki/Johnson_Controls" xlink:type="simple">Johnson Controls International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Cork_(city)" xlink:type="simple">Cork, Ireland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JPM" xlink:type="simple">JPM</text:a> </text:p>
          </table:table-cell>
          <table:table-cell office:value-type="string" calcext:value-type="string">
            <text:p><text:a xlink:href="https://en.wikipedia.org/wiki/JPMorgan_Chase_%26_Co." xlink:type="simple">JPMorgan Chase &amp; Co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JNPR" xlink:type="simple">JNPR</text:a> </text:p>
          </table:table-cell>
          <table:table-cell office:value-type="string" calcext:value-type="string">
            <text:p><text:a xlink:href="https://en.wikipedia.org/wiki/Juniper_Networks" xlink:type="simple">Juniper Network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<text:a xlink:href="https://en.wikipedia.org/wiki/Sunnyvale,_California" xlink:type="simple">Sunnyvale, California</text:a></text:p>
          </table:table-cell>
        </table:table-row>
        <table:table-row table:style-name="ro1">
          <table:table-cell office:value-type="string" calcext:value-type="string">
            <text:p><text:a xlink:href="https://www.nyse.com/quote/XNYS:KSU" xlink:type="simple">KSU</text:a> </text:p>
          </table:table-cell>
          <table:table-cell office:value-type="string" calcext:value-type="string">
            <text:p><text:a xlink:href="https://en.wikipedia.org/wiki/Kansas_City_Southern_(company)" xlink:type="simple">Kansas City Souther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ailroads</text:p>
          </table:table-cell>
          <table:table-cell office:value-type="string" calcext:value-type="string">
            <text:p><text:a xlink:href="https://en.wikipedia.org/wiki/Kansas_City,_Missouri" xlink:type="simple">Kansas City, Missouri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K" xlink:type="simple">K</text:a> </text:p>
          </table:table-cell>
          <table:table-cell office:value-type="string" calcext:value-type="string">
            <text:p><text:a xlink:href="https://en.wikipedia.org/wiki/Kellogg_Co." xlink:type="simple">Kellogg Co.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Battle_Creek,_Michigan" xlink:type="simple">Battle Creek, Michigan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KEY" xlink:type="simple">KEY</text:a> </text:p>
          </table:table-cell>
          <table:table-cell office:value-type="string" calcext:value-type="string">
            <text:p><text:a xlink:href="https://en.wikipedia.org/wiki/KeyCorp" xlink:type="simple">KeyCor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Cleveland,_Ohio" xlink:type="simple">Cleveland, Ohio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KEYS" xlink:type="simple">KEYS</text:a> </text:p>
          </table:table-cell>
          <table:table-cell office:value-type="string" calcext:value-type="string">
            <text:p><text:a xlink:href="https://en.wikipedia.org/wiki/Keysight_Technologies" xlink:type="simple">Keysight Technologie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 &amp; Instruments</text:p>
          </table:table-cell>
          <table:table-cell office:value-type="string" calcext:value-type="string">
            <text:p><text:a xlink:href="https://en.wikipedia.org/wiki/Santa_Rosa,_California" xlink:type="simple">Santa Rosa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KMB" xlink:type="simple">KMB</text:a> </text:p>
          </table:table-cell>
          <table:table-cell office:value-type="string" calcext:value-type="string">
            <text:p><text:a xlink:href="https://en.wikipedia.org/wiki/Kimberly-Clark" xlink:type="simple">Kimberly-Clark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<text:a xlink:href="https://en.wikipedia.org/wiki/Irving,_Texas" xlink:type="simple">Irving, Texas</text:a></text:p>
          </table:table-cell>
        </table:table-row>
        <table:table-row table:style-name="ro1">
          <table:table-cell office:value-type="string" calcext:value-type="string">
            <text:p><text:a xlink:href="https://www.nyse.com/quote/XNYS:KIM" xlink:type="simple">KIM</text:a> </text:p>
          </table:table-cell>
          <table:table-cell office:value-type="string" calcext:value-type="string">
            <text:p><text:a xlink:href="https://en.wikipedia.org/wiki/Kimco_Realty" xlink:type="simple">Kimco Realty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string" calcext:value-type="string">
            <text:p><text:a xlink:href="https://en.wikipedia.org/wiki/New_Hyde_Park,_New_York" xlink:type="simple">New Hyde Park, New York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KMI" xlink:type="simple">KMI</text:a> </text:p>
          </table:table-cell>
          <table:table-cell office:value-type="string" calcext:value-type="string">
            <text:p><text:a xlink:href="https://en.wikipedia.org/wiki/Kinder_Morgan" xlink:type="simple">Kinder Morgan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Storage &amp; Transporta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</table:table-row>
        <table:table-row table:style-name="ro3">
          <table:table-cell office:value-type="string" calcext:value-type="string">
            <text:p><text:a xlink:href="http://www.nasdaq.com/symbol/klac" xlink:type="simple">KLAC</text:a> </text:p>
          </table:table-cell>
          <table:table-cell office:value-type="string" calcext:value-type="string">
            <text:p><text:a xlink:href="https://en.wikipedia.org/wiki/KLA_Corporation" xlink:type="simple">KLA Corporation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 Equipment</text:p>
          </table:table-cell>
          <table:table-cell office:value-type="string" calcext:value-type="string">
            <text:p><text:a xlink:href="https://en.wikipedia.org/wiki/Milpitas,_California" xlink:type="simple">Milpitas, Californ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KSS" xlink:type="simple">KSS</text:a> </text:p>
          </table:table-cell>
          <table:table-cell office:value-type="string" calcext:value-type="string">
            <text:p><text:a xlink:href="https://en.wikipedia.org/wiki/Kohl%27s_Corp." xlink:type="simple">Kohl's Corp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General Merchandise Stores</text:p>
          </table:table-cell>
          <table:table-cell office:value-type="string" calcext:value-type="string">
            <text:p><text:a xlink:href="https://en.wikipedia.org/wiki/Menomonee_Falls,_Wisconsin" xlink:type="simple">Menomonee Falls, Wisconsin</text:a></text:p>
          </table:table-cell>
        </table:table-row>
        <table:table-row table:style-name="ro2">
          <table:table-cell office:value-type="string" calcext:value-type="string">
            <text:p><text:a xlink:href="http://www.nasdaq.com/symbol/khc" xlink:type="simple">KHC</text:a> </text:p>
          </table:table-cell>
          <table:table-cell office:value-type="string" calcext:value-type="string">
            <text:p><text:a xlink:href="https://en.wikipedia.org/wiki/Kraft_Heinz" xlink:type="simple">Kraft Heinz Co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Chicago" xlink:type="simple">Chicago, Illinois</text:a>; <text:a xlink:href="https://en.wikipedia.org/wiki/Pittsburgh,_Pennsylvania" xlink:type="simple">Pittsburgh, Pennsylva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KR" xlink:type="simple">KR</text:a> </text:p>
          </table:table-cell>
          <table:table-cell office:value-type="string" calcext:value-type="string">
            <text:p><text:a xlink:href="https://en.wikipedia.org/wiki/Kroger_Co." xlink:type="simple">Kroger Co.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Retail</text:p>
          </table:table-cell>
          <table:table-cell office:value-type="string" calcext:value-type="string">
            <text:p><text:a xlink:href="https://en.wikipedia.org/wiki/Cincinnati,_Ohio" xlink:type="simple">Cincinnati, Ohio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LB" xlink:type="simple">LB</text:a> </text:p>
          </table:table-cell>
          <table:table-cell office:value-type="string" calcext:value-type="string">
            <text:p><text:a xlink:href="https://en.wikipedia.org/wiki/L_Brands_Inc." xlink:type="simple">L Brands Inc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 Retail</text:p>
          </table:table-cell>
          <table:table-cell office:value-type="string" calcext:value-type="string">
            <text:p><text:a xlink:href="https://en.wikipedia.org/wiki/Columbus,_Ohio" xlink:type="simple">Columbus, Ohio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LHX" xlink:type="simple">LHX</text:a> </text:p>
          </table:table-cell>
          <table:table-cell office:value-type="string" calcext:value-type="string">
            <text:p><text:a xlink:href="https://en.wikipedia.org/wiki/L3Harris_Technologies" xlink:type="simple">L3Harris Technologie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Melbourne,_Florida" xlink:type="simple">Melbourne, Florid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LH" xlink:type="simple">LH</text:a> </text:p>
          </table:table-cell>
          <table:table-cell office:value-type="string" calcext:value-type="string">
            <text:p><text:a xlink:href="https://en.wikipedia.org/wiki/Laboratory_Corp._of_America_Holding" xlink:type="simple">Laboratory Corp. of America Holding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<text:a xlink:href="https://en.wikipedia.org/wiki/Burlington,_North_Carolina" xlink:type="simple">Burlington, North Carolina</text:a></text:p>
          </table:table-cell>
        </table:table-row>
        <table:table-row table:style-name="ro3">
          <table:table-cell office:value-type="string" calcext:value-type="string">
            <text:p><text:a xlink:href="http://www.nasdaq.com/symbol/lrcx" xlink:type="simple">LRCX</text:a> </text:p>
          </table:table-cell>
          <table:table-cell office:value-type="string" calcext:value-type="string">
            <text:p><text:a xlink:href="https://en.wikipedia.org/wiki/Lam_Research" xlink:type="simple">Lam Research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 Equipment</text:p>
          </table:table-cell>
          <table:table-cell office:value-type="string" calcext:value-type="string">
            <text:p><text:a xlink:href="https://en.wikipedia.org/wiki/Fremont,_California" xlink:type="simple">Fremont, Californ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LW" xlink:type="simple">LW</text:a> </text:p>
          </table:table-cell>
          <table:table-cell office:value-type="string" calcext:value-type="string">
            <text:p><text:a xlink:href="https://en.wikipedia.org/wiki/Lamb_Weston_Holdings_Inc" xlink:type="simple">Lamb Weston Holdings Inc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Eagle,_Idaho" xlink:type="simple">Eagle, Idaho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LVS" xlink:type="simple">LVS</text:a> </text:p>
          </table:table-cell>
          <table:table-cell office:value-type="string" calcext:value-type="string">
            <text:p><text:a xlink:href="https://en.wikipedia.org/wiki/Las_Vegas_Sands" xlink:type="simple">Las Vegas Sand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sinos &amp; Gaming</text:p>
          </table:table-cell>
          <table:table-cell office:value-type="string" calcext:value-type="string">
            <text:p><text:a xlink:href="https://en.wikipedia.org/wiki/Las_Vegas,_Nevada" xlink:type="simple">Las Vegas, Nevad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LEG" xlink:type="simple">LEG</text:a> </text:p>
          </table:table-cell>
          <table:table-cell office:value-type="string" calcext:value-type="string">
            <text:p><text:a xlink:href="https://en.wikipedia.org/wiki/Leggett_%26_Platt" xlink:type="simple">Leggett &amp; Platt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 Furnishings</text:p>
          </table:table-cell>
          <table:table-cell office:value-type="string" calcext:value-type="string">
            <text:p><text:a xlink:href="https://en.wikipedia.org/wiki/Carthage,_Missouri" xlink:type="simple">Carthage, Missouri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LDOS" xlink:type="simple">LDOS</text:a> </text:p>
          </table:table-cell>
          <table:table-cell office:value-type="string" calcext:value-type="string">
            <text:p><text:a xlink:href="https://en.wikipedia.org/wiki/Leidos_Holdings" xlink:type="simple">Leidos Holding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Reston,_Virginia" xlink:type="simple">Reston, Virgi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LEN" xlink:type="simple">LEN</text:a> </text:p>
          </table:table-cell>
          <table:table-cell office:value-type="string" calcext:value-type="string">
            <text:p><text:a xlink:href="https://en.wikipedia.org/wiki/Lennar_Corp." xlink:type="simple">Lennar Corp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building</text:p>
          </table:table-cell>
          <table:table-cell office:value-type="string" calcext:value-type="string">
            <text:p><text:a xlink:href="https://en.wikipedia.org/wiki/Miami,_Florida" xlink:type="simple">Miami, Florid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LLY" xlink:type="simple">LLY</text:a> </text:p>
          </table:table-cell>
          <table:table-cell office:value-type="string" calcext:value-type="string">
            <text:p><text:a xlink:href="https://en.wikipedia.org/wiki/Lilly_(Eli)_%26_Co." xlink:type="simple">Lilly (Eli) &amp; Co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Indianapolis,_Indiana" xlink:type="simple">Indianapolis, Indian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LNC" xlink:type="simple">LNC</text:a> </text:p>
          </table:table-cell>
          <table:table-cell office:value-type="string" calcext:value-type="string">
            <text:p><text:a xlink:href="https://en.wikipedia.org/wiki/Lincoln_National" xlink:type="simple">Lincoln Nation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Multi-line Insurance</text:p>
          </table:table-cell>
          <table:table-cell office:value-type="string" calcext:value-type="string">
            <text:p><text:a xlink:href="https://en.wikipedia.org/wiki/Radnor,_Pennsylvania" xlink:type="simple">Radnor, Pennsylvan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LIN" xlink:type="simple">LIN</text:a> </text:p>
          </table:table-cell>
          <table:table-cell office:value-type="string" calcext:value-type="string">
            <text:p><text:a xlink:href="https://en.wikipedia.org/wiki/Linde_plc" xlink:type="simple">Linde plc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Industrial Gases</text:p>
          </table:table-cell>
          <table:table-cell office:value-type="string" calcext:value-type="string">
            <text:p><text:a xlink:href="https://en.wikipedia.org/wiki/Guildford" xlink:type="simple">Guildford</text:a>, Surrey, United Kingdom</text:p>
          </table:table-cell>
        </table:table-row>
        <table:table-row table:style-name="ro3">
          <table:table-cell office:value-type="string" calcext:value-type="string">
            <text:p><text:a xlink:href="https://www.nyse.com/quote/XNYS:LYV" xlink:type="simple">LYV</text:a> </text:p>
          </table:table-cell>
          <table:table-cell office:value-type="string" calcext:value-type="string">
            <text:p><text:a xlink:href="https://en.wikipedia.org/wiki/Live_Nation_Entertainment" xlink:type="simple">Live Nation Entertainment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string" calcext:value-type="string">
            <text:p><text:a xlink:href="https://en.wikipedia.org/wiki/Beverly_Hills,_California" xlink:type="simple">Beverly Hills, California</text:a></text:p>
          </table:table-cell>
        </table:table-row>
        <table:table-row table:style-name="ro3">
          <table:table-cell office:value-type="string" calcext:value-type="string">
            <text:p><text:a xlink:href="http://www.nasdaq.com/symbol/lkq" xlink:type="simple">LKQ</text:a> </text:p>
          </table:table-cell>
          <table:table-cell office:value-type="string" calcext:value-type="string">
            <text:p><text:a xlink:href="https://en.wikipedia.org/wiki/LKQ_Corporation" xlink:type="simple">LKQ Corporation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Distributor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LMT" xlink:type="simple">LMT</text:a> </text:p>
          </table:table-cell>
          <table:table-cell office:value-type="string" calcext:value-type="string">
            <text:p><text:a xlink:href="https://en.wikipedia.org/wiki/Lockheed_Martin_Corp." xlink:type="simple">Lockheed Martin Corp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Bethesda,_Maryland" xlink:type="simple">Bethesda, Maryland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L" xlink:type="simple">L</text:a> </text:p>
          </table:table-cell>
          <table:table-cell office:value-type="string" calcext:value-type="string">
            <text:p><text:a xlink:href="https://en.wikipedia.org/wiki/Loews_Corp." xlink:type="simple">Loews Corp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Multi-line Insuranc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LOW" xlink:type="simple">LOW</text:a> </text:p>
          </table:table-cell>
          <table:table-cell office:value-type="string" calcext:value-type="string">
            <text:p><text:a xlink:href="https://en.wikipedia.org/wiki/Lowe%27s_Cos." xlink:type="simple">Lowe's Cos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 Improvement Retail</text:p>
          </table:table-cell>
          <table:table-cell office:value-type="string" calcext:value-type="string">
            <text:p><text:a xlink:href="https://en.wikipedia.org/wiki/Mooresville,_North_Carolina" xlink:type="simple">Mooresville, North Carolin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LYB" xlink:type="simple">LYB</text:a> </text:p>
          </table:table-cell>
          <table:table-cell office:value-type="string" calcext:value-type="string">
            <text:p><text:a xlink:href="https://en.wikipedia.org/wiki/LyondellBasell" xlink:type="simple">LyondellBasell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Rotterdam,_Netherlands" xlink:type="simple">Rotterdam, Netherland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MTB" xlink:type="simple">MTB</text:a> </text:p>
          </table:table-cell>
          <table:table-cell office:value-type="string" calcext:value-type="string">
            <text:p><text:a xlink:href="https://en.wikipedia.org/wiki/M%26T_Bank_Corp." xlink:type="simple">M&amp;T Bank Corp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Buffalo,_New_York" xlink:type="simple">Buffalo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M" xlink:type="simple">M</text:a> </text:p>
          </table:table-cell>
          <table:table-cell office:value-type="string" calcext:value-type="string">
            <text:p><text:a xlink:href="https://en.wikipedia.org/wiki/Macy%27s_Inc." xlink:type="simple">Macy's Inc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Department Stores</text:p>
          </table:table-cell>
          <table:table-cell office:value-type="string" calcext:value-type="string">
            <text:p><text:a xlink:href="https://en.wikipedia.org/wiki/Cincinnati,_Ohio" xlink:type="simple">Cincinnati, Ohio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MRO" xlink:type="simple">MRO</text:a> </text:p>
          </table:table-cell>
          <table:table-cell office:value-type="string" calcext:value-type="string">
            <text:p><text:a xlink:href="https://en.wikipedia.org/wiki/Marathon_Oil_Corp." xlink:type="simple">Marathon Oil Corp.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MPC" xlink:type="simple">MPC</text:a> </text:p>
          </table:table-cell>
          <table:table-cell office:value-type="string" calcext:value-type="string">
            <text:p><text:a xlink:href="https://en.wikipedia.org/wiki/Marathon_Petroleum" xlink:type="simple">Marathon Petroleum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Refining &amp; Marketing</text:p>
          </table:table-cell>
          <table:table-cell office:value-type="string" calcext:value-type="string">
            <text:p><text:a xlink:href="https://en.wikipedia.org/wiki/Findlay,_Ohio" xlink:type="simple">Findlay, Ohio</text:a></text:p>
          </table:table-cell>
        </table:table-row>
        <table:table-row table:style-name="ro2">
          <table:table-cell office:value-type="string" calcext:value-type="string">
            <text:p><text:a xlink:href="http://www.nasdaq.com/symbol/mktx" xlink:type="simple">MKTX</text:a> </text:p>
          </table:table-cell>
          <table:table-cell office:value-type="string" calcext:value-type="string">
            <text:p><text:a xlink:href="https://en.wikipedia.org/wiki/MarketAxess" xlink:type="simple">MarketAxes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2">
          <table:table-cell office:value-type="string" calcext:value-type="string">
            <text:p><text:a xlink:href="http://www.nasdaq.com/symbol/mar" xlink:type="simple">MAR</text:a> </text:p>
          </table:table-cell>
          <table:table-cell office:value-type="string" calcext:value-type="string">
            <text:p><text:a xlink:href="https://en.wikipedia.org/wiki/Marriott_Int%27l." xlink:type="simple">Marriott Int'l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string" calcext:value-type="string">
            <text:p><text:a xlink:href="https://en.wikipedia.org/wiki/Bethesda,_Maryland" xlink:type="simple">Bethesda, Maryland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MMC" xlink:type="simple">MMC</text:a> </text:p>
          </table:table-cell>
          <table:table-cell office:value-type="string" calcext:value-type="string">
            <text:p><text:a xlink:href="https://en.wikipedia.org/wiki/Marsh_%26_McLennan" xlink:type="simple">Marsh &amp; McLenna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 Broker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MLM" xlink:type="simple">MLM</text:a> </text:p>
          </table:table-cell>
          <table:table-cell office:value-type="string" calcext:value-type="string">
            <text:p><text:a xlink:href="https://en.wikipedia.org/wiki/Martin_Marietta_Materials" xlink:type="simple">Martin Marietta Material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<text:a xlink:href="https://en.wikipedia.org/wiki/Raleigh,_North_Carolina" xlink:type="simple">Raleigh, North Carolin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MAS" xlink:type="simple">MAS</text:a> </text:p>
          </table:table-cell>
          <table:table-cell office:value-type="string" calcext:value-type="string">
            <text:p><text:a xlink:href="https://en.wikipedia.org/wiki/Masco_Corp." xlink:type="simple">Masco Corp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Taylor,_Michigan" xlink:type="simple">Taylor, Michigan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MA" xlink:type="simple">MA</text:a> </text:p>
          </table:table-cell>
          <table:table-cell office:value-type="string" calcext:value-type="string">
            <text:p><text:a xlink:href="https://en.wikipedia.org/wiki/Mastercard_Inc." xlink:type="simple">Mastercard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Harrison,_New_York" xlink:type="simple">Harrison, New York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MKC" xlink:type="simple">MKC</text:a> </text:p>
          </table:table-cell>
          <table:table-cell office:value-type="string" calcext:value-type="string">
            <text:p><text:a xlink:href="https://en.wikipedia.org/wiki/McCormick_%26_Co." xlink:type="simple">McCormick &amp; Co.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Sparks,_Maryland" xlink:type="simple">Sparks, Maryland</text:a></text:p>
          </table:table-cell>
        </table:table-row>
        <table:table-row table:style-name="ro3">
          <table:table-cell office:value-type="string" calcext:value-type="string">
            <text:p><text:a xlink:href="http://www.nasdaq.com/symbol/mxim" xlink:type="simple">MXIM</text:a> </text:p>
          </table:table-cell>
          <table:table-cell office:value-type="string" calcext:value-type="string">
            <text:p><text:a xlink:href="https://en.wikipedia.org/wiki/Maxim_Integrated" xlink:type="simple">Maxim Integrated Products Inc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MCD" xlink:type="simple">MCD</text:a> </text:p>
          </table:table-cell>
          <table:table-cell office:value-type="string" calcext:value-type="string">
            <text:p><text:a xlink:href="https://en.wikipedia.org/wiki/McDonald%27s_Corp." xlink:type="simple">McDonald's Corp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<text:a xlink:href="https://en.wikipedia.org/wiki/Chicago" xlink:type="simple">Chicago, Illinoi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MCK" xlink:type="simple">MCK</text:a> </text:p>
          </table:table-cell>
          <table:table-cell office:value-type="string" calcext:value-type="string">
            <text:p><text:a xlink:href="https://en.wikipedia.org/wiki/McKesson_Corp." xlink:type="simple">McKesson Corp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Irving, Texas</text:p>
          </table:table-cell>
        </table:table-row>
        <table:table-row table:style-name="ro3">
          <table:table-cell office:value-type="string" calcext:value-type="string">
            <text:p><text:a xlink:href="https://www.nyse.com/quote/XNYS:MDT" xlink:type="simple">MDT</text:a> </text:p>
          </table:table-cell>
          <table:table-cell office:value-type="string" calcext:value-type="string">
            <text:p><text:a xlink:href="https://en.wikipedia.org/wiki/Medtronic_plc" xlink:type="simple">Medtronic plc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Dublin" xlink:type="simple">Dublin</text:a>, <text:a xlink:href="https://en.wikipedia.org/wiki/Ireland" xlink:type="simple">Ireland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MRK" xlink:type="simple">MRK</text:a> </text:p>
          </table:table-cell>
          <table:table-cell office:value-type="string" calcext:value-type="string">
            <text:p><text:a xlink:href="https://en.wikipedia.org/wiki/Merck_%26_Co." xlink:type="simple">Merck &amp; Co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Whitehouse_Station,_New_Jersey" xlink:type="simple">Whitehouse Station, New Jersey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MET" xlink:type="simple">MET</text:a> </text:p>
          </table:table-cell>
          <table:table-cell office:value-type="string" calcext:value-type="string">
            <text:p><text:a xlink:href="https://en.wikipedia.org/wiki/MetLife_Inc." xlink:type="simple">MetLife Inc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MTD" xlink:type="simple">MTD</text:a> </text:p>
          </table:table-cell>
          <table:table-cell office:value-type="string" calcext:value-type="string">
            <text:p><text:a xlink:href="https://en.wikipedia.org/wiki/Mettler_Toledo" xlink:type="simple">Mettler Toledo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<text:a xlink:href="https://en.wikipedia.org/wiki/Columbus,_Ohio" xlink:type="simple">Columbus, Ohio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MGM" xlink:type="simple">MGM</text:a> </text:p>
          </table:table-cell>
          <table:table-cell office:value-type="string" calcext:value-type="string">
            <text:p><text:a xlink:href="https://en.wikipedia.org/wiki/MGM_Resorts_International" xlink:type="simple">MGM Resorts International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sinos &amp; Gaming</text:p>
          </table:table-cell>
          <table:table-cell office:value-type="string" calcext:value-type="string">
            <text:p><text:a xlink:href="https://en.wikipedia.org/wiki/Paradise,_Nevada" xlink:type="simple">Paradise, Nevada</text:a></text:p>
          </table:table-cell>
        </table:table-row>
        <table:table-row table:style-name="ro3">
          <table:table-cell office:value-type="string" calcext:value-type="string">
            <text:p><text:a xlink:href="http://www.nasdaq.com/symbol/mchp" xlink:type="simple">MCHP</text:a> </text:p>
          </table:table-cell>
          <table:table-cell office:value-type="string" calcext:value-type="string">
            <text:p><text:a xlink:href="https://en.wikipedia.org/wiki/Microchip_Technology" xlink:type="simple">Microchip Technology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Chandler,_Arizona" xlink:type="simple">Chandler, Arizona</text:a></text:p>
          </table:table-cell>
        </table:table-row>
        <table:table-row table:style-name="ro3">
          <table:table-cell office:value-type="string" calcext:value-type="string">
            <text:p><text:a xlink:href="http://www.nasdaq.com/symbol/mu" xlink:type="simple">MU</text:a> </text:p>
          </table:table-cell>
          <table:table-cell office:value-type="string" calcext:value-type="string">
            <text:p><text:a xlink:href="https://en.wikipedia.org/wiki/Micron_Technology" xlink:type="simple">Micron Technology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Boise,_Idaho" xlink:type="simple">Boise, Idaho</text:a></text:p>
          </table:table-cell>
        </table:table-row>
        <table:table-row table:style-name="ro3">
          <table:table-cell office:value-type="string" calcext:value-type="string">
            <text:p><text:a xlink:href="http://www.nasdaq.com/symbol/msft" xlink:type="simple">MSFT</text:a> </text:p>
          </table:table-cell>
          <table:table-cell office:value-type="string" calcext:value-type="string">
            <text:p><text:a xlink:href="https://en.wikipedia.org/wiki/Microsoft_Corp." xlink:type="simple">Microsoft Corp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ystems Software</text:p>
          </table:table-cell>
          <table:table-cell office:value-type="string" calcext:value-type="string">
            <text:p><text:a xlink:href="https://en.wikipedia.org/wiki/Redmond,_Washington" xlink:type="simple">Redmond, Washington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MAA" xlink:type="simple">MAA</text:a> </text:p>
          </table:table-cell>
          <table:table-cell office:value-type="string" calcext:value-type="string">
            <text:p><text:a xlink:href="https://en.wikipedia.org/wiki/Mid-America_Apartments" xlink:type="simple">Mid-America Apartmen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Memphis,_Tennessee" xlink:type="simple">Memphis, Tennessee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MHK" xlink:type="simple">MHK</text:a> </text:p>
          </table:table-cell>
          <table:table-cell office:value-type="string" calcext:value-type="string">
            <text:p><text:a xlink:href="https://en.wikipedia.org/wiki/Mohawk_Industries" xlink:type="simple">Mohawk Industrie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 Furnishings</text:p>
          </table:table-cell>
          <table:table-cell office:value-type="string" calcext:value-type="string">
            <text:p><text:a xlink:href="https://en.wikipedia.org/wiki/Amsterdam,_New_York" xlink:type="simple">Amsterdam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TAP" xlink:type="simple">TAP</text:a> </text:p>
          </table:table-cell>
          <table:table-cell office:value-type="string" calcext:value-type="string">
            <text:p><text:a xlink:href="https://en.wikipedia.org/wiki/Molson_Coors_Brewing_Company" xlink:type="simple">Molson Coors Brewing Company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Brewers</text:p>
          </table:table-cell>
          <table:table-cell office:value-type="string" calcext:value-type="string">
            <text:p><text:a xlink:href="https://en.wikipedia.org/wiki/Denver,_Colorado" xlink:type="simple">Denver, Colorado</text:a></text:p>
          </table:table-cell>
        </table:table-row>
        <table:table-row table:style-name="ro2">
          <table:table-cell office:value-type="string" calcext:value-type="string">
            <text:p><text:a xlink:href="http://www.nasdaq.com/symbol/mdlz" xlink:type="simple">MDLZ</text:a> </text:p>
          </table:table-cell>
          <table:table-cell office:value-type="string" calcext:value-type="string">
            <text:p><text:a xlink:href="https://en.wikipedia.org/wiki/Mondelez_International" xlink:type="simple">Mondelez International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Deerfield,_Illinois" xlink:type="simple">Deerfield, Illinois</text:a></text:p>
          </table:table-cell>
        </table:table-row>
        <table:table-row table:style-name="ro3">
          <table:table-cell office:value-type="string" calcext:value-type="string">
            <text:p><text:a xlink:href="http://www.nasdaq.com/symbol/mnst" xlink:type="simple">MNST</text:a> </text:p>
          </table:table-cell>
          <table:table-cell office:value-type="string" calcext:value-type="string">
            <text:p><text:a xlink:href="https://en.wikipedia.org/wiki/Monster_Beverage" xlink:type="simple">Monster Beverage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Soft Drinks</text:p>
          </table:table-cell>
          <table:table-cell office:value-type="string" calcext:value-type="string">
            <text:p><text:a xlink:href="https://en.wikipedia.org/wiki/Corona,_California" xlink:type="simple">Corona, Californ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MCO" xlink:type="simple">MCO</text:a> </text:p>
          </table:table-cell>
          <table:table-cell office:value-type="string" calcext:value-type="string">
            <text:p><text:a xlink:href="https://en.wikipedia.org/wiki/Moody%27s_Corp" xlink:type="simple">Moody's Cor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MS" xlink:type="simple">MS</text:a> </text:p>
          </table:table-cell>
          <table:table-cell office:value-type="string" calcext:value-type="string">
            <text:p><text:a xlink:href="https://en.wikipedia.org/wiki/Morgan_Stanley" xlink:type="simple">Morgan Stanley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vestment Banking &amp; Brokerag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MOS" xlink:type="simple">MOS</text:a> </text:p>
          </table:table-cell>
          <table:table-cell office:value-type="string" calcext:value-type="string">
            <text:p><text:a xlink:href="https://en.wikipedia.org/wiki/The_Mosaic_Company" xlink:type="simple">The Mosaic Company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Fertilizers &amp; Agricultural Chemicals</text:p>
          </table:table-cell>
          <table:table-cell office:value-type="string" calcext:value-type="string">
            <text:p><text:a xlink:href="https://en.wikipedia.org/wiki/Plymouth,_Minnesota" xlink:type="simple">Plymouth, Minnesot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MSI" xlink:type="simple">MSI</text:a> </text:p>
          </table:table-cell>
          <table:table-cell office:value-type="string" calcext:value-type="string">
            <text:p><text:a xlink:href="https://en.wikipedia.org/wiki/Motorola_Solutions_Inc." xlink:type="simple">Motorola Solutions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<text:a xlink:href="https://en.wikipedia.org/wiki/Schaumburg,_Illinois" xlink:type="simple">Schaumburg, Illinois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MSCI" xlink:type="simple">MSCI</text:a> </text:p>
          </table:table-cell>
          <table:table-cell office:value-type="string" calcext:value-type="string">
            <text:p><text:a xlink:href="https://en.wikipedia.org/wiki/MSCI_Inc" xlink:type="simple">MSCI Inc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://www.nasdaq.com/symbol/myl" xlink:type="simple">MYL</text:a> </text:p>
          </table:table-cell>
          <table:table-cell office:value-type="string" calcext:value-type="string">
            <text:p><text:a xlink:href="https://en.wikipedia.org/wiki/Mylan_N.V." xlink:type="simple">Mylan N.V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Amsterdam" xlink:type="simple">Amsterdam</text:a>, <text:a xlink:href="https://en.wikipedia.org/wiki/Netherlands" xlink:type="simple">Netherlands</text:a></text:p>
          </table:table-cell>
        </table:table-row>
        <table:table-row table:style-name="ro2">
          <table:table-cell office:value-type="string" calcext:value-type="string">
            <text:p><text:a xlink:href="http://www.nasdaq.com/symbol/ndaq" xlink:type="simple">NDAQ</text:a> </text:p>
          </table:table-cell>
          <table:table-cell office:value-type="string" calcext:value-type="string">
            <text:p><text:a xlink:href="https://en.wikipedia.org/wiki/Nasdaq,_Inc." xlink:type="simple">Nasdaq, Inc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NOV" xlink:type="simple">NOV</text:a> </text:p>
          </table:table-cell>
          <table:table-cell office:value-type="string" calcext:value-type="string">
            <text:p><text:a xlink:href="https://en.wikipedia.org/wiki/National_Oilwell_Varco_Inc." xlink:type="simple">National Oilwell Varco Inc.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quipment &amp; Service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</table:table-row>
        <table:table-row table:style-name="ro5">
          <table:table-cell office:value-type="string" calcext:value-type="string">
            <text:p><text:a xlink:href="http://www.nasdaq.com/symbol/ntap" xlink:type="simple">NTAP</text:a> </text:p>
          </table:table-cell>
          <table:table-cell office:value-type="string" calcext:value-type="string">
            <text:p><text:a xlink:href="https://en.wikipedia.org/wiki/NetApp" xlink:type="simple">NetApp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Sunnyvale,_California" xlink:type="simple">Sunnyvale, California</text:a></text:p>
          </table:table-cell>
        </table:table-row>
        <table:table-row table:style-name="ro3">
          <table:table-cell office:value-type="string" calcext:value-type="string">
            <text:p><text:a xlink:href="http://www.nasdaq.com/symbol/nflx" xlink:type="simple">NFLX</text:a> </text:p>
          </table:table-cell>
          <table:table-cell office:value-type="string" calcext:value-type="string">
            <text:p><text:a xlink:href="https://en.wikipedia.org/wiki/Netflix_Inc." xlink:type="simple">Netflix Inc.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string" calcext:value-type="string">
            <text:p><text:a xlink:href="https://en.wikipedia.org/wiki/Los_Gatos,_California" xlink:type="simple">Los Gatos, California</text:a></text:p>
          </table:table-cell>
        </table:table-row>
        <table:table-row table:style-name="ro3">
          <table:table-cell office:value-type="string" calcext:value-type="string">
            <text:p><text:a xlink:href="http://www.nasdaq.com/symbol/nwl" xlink:type="simple">NWL</text:a> </text:p>
          </table:table-cell>
          <table:table-cell office:value-type="string" calcext:value-type="string">
            <text:p><text:a xlink:href="https://en.wikipedia.org/wiki/Newell_Brands" xlink:type="simple">Newell Brand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usewares &amp; Specialties</text:p>
          </table:table-cell>
          <table:table-cell office:value-type="string" calcext:value-type="string">
            <text:p><text:a xlink:href="https://en.wikipedia.org/wiki/Hoboken,_New_Jersey" xlink:type="simple">Hoboken, New Jersey</text:a></text:p>
          </table:table-cell>
        </table:table-row>
        <table:table-row table:style-name="ro1">
          <table:table-cell office:value-type="string" calcext:value-type="string">
            <text:p><text:a xlink:href="https://www.nyse.com/quote/XNYS:NEM" xlink:type="simple">NEM</text:a> </text:p>
          </table:table-cell>
          <table:table-cell office:value-type="string" calcext:value-type="string">
            <text:p><text:a xlink:href="https://en.wikipedia.org/wiki/Newmont_Corporation" xlink:type="simple">Newmont Corporation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<text:a xlink:href="https://en.wikipedia.org/wiki/Denver,_Colorado" xlink:type="simple">Denver, Colorado</text:a></text:p>
          </table:table-cell>
        </table:table-row>
        <table:table-row table:style-name="ro3">
          <table:table-cell office:value-type="string" calcext:value-type="string">
            <text:p><text:a xlink:href="http://www.nasdaq.com/symbol/nwsa" xlink:type="simple">NWSA</text:a> </text:p>
          </table:table-cell>
          <table:table-cell office:value-type="string" calcext:value-type="string">
            <text:p><text:a xlink:href="https://en.wikipedia.org/wiki/News_Corp._Class_A" xlink:type="simple">News Corp. Class A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://www.nasdaq.com/symbol/nws" xlink:type="simple">NWS</text:a> </text:p>
          </table:table-cell>
          <table:table-cell office:value-type="string" calcext:value-type="string">
            <text:p><text:a xlink:href="https://en.wikipedia.org/wiki/News_Corp._Class_B" xlink:type="simple">News Corp. Class B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NEE" xlink:type="simple">NEE</text:a> </text:p>
          </table:table-cell>
          <table:table-cell office:value-type="string" calcext:value-type="string">
            <text:p><text:a xlink:href="https://en.wikipedia.org/wiki/NextEra_Energy" xlink:type="simple">NextEra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Juno_Beach,_Florida" xlink:type="simple">Juno Beach, Florid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NLSN" xlink:type="simple">NLSN</text:a> </text:p>
          </table:table-cell>
          <table:table-cell office:value-type="string" calcext:value-type="string">
            <text:p><text:a xlink:href="https://en.wikipedia.org/wiki/Nielsen_Holdings" xlink:type="simple">Nielsen Holding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search &amp; Consulting Service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NKE" xlink:type="simple">NKE</text:a> </text:p>
          </table:table-cell>
          <table:table-cell office:value-type="string" calcext:value-type="string">
            <text:p><text:a xlink:href="https://en.wikipedia.org/wiki/Nike_(company)" xlink:type="simple">Nike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Washington_County,_Oregon" xlink:type="simple">Washington County, Oregon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NI" xlink:type="simple">NI</text:a> </text:p>
          </table:table-cell>
          <table:table-cell office:value-type="string" calcext:value-type="string">
            <text:p><text:a xlink:href="https://en.wikipedia.org/wiki/NiSource_Inc." xlink:type="simple">NiSource Inc.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Merrillville,_Indiana" xlink:type="simple">Merrillville, Indian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NBL" xlink:type="simple">NBL</text:a> </text:p>
          </table:table-cell>
          <table:table-cell office:value-type="string" calcext:value-type="string">
            <text:p><text:a xlink:href="https://en.wikipedia.org/wiki/Noble_Energy_Inc" xlink:type="simple">Noble Energy Inc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JWN" xlink:type="simple">JWN</text:a> </text:p>
          </table:table-cell>
          <table:table-cell office:value-type="string" calcext:value-type="string">
            <text:p><text:a xlink:href="https://en.wikipedia.org/wiki/Nordstrom" xlink:type="simple">Nordstrom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Department Stores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</table:table-row>
        <table:table-row table:style-name="ro1">
          <table:table-cell office:value-type="string" calcext:value-type="string">
            <text:p><text:a xlink:href="https://www.nyse.com/quote/XNYS:NSC" xlink:type="simple">NSC</text:a> </text:p>
          </table:table-cell>
          <table:table-cell office:value-type="string" calcext:value-type="string">
            <text:p><text:a xlink:href="https://en.wikipedia.org/wiki/Norfolk_Southern_Corp." xlink:type="simple">Norfolk Southern Corp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ailroads</text:p>
          </table:table-cell>
          <table:table-cell office:value-type="string" calcext:value-type="string">
            <text:p><text:a xlink:href="https://en.wikipedia.org/wiki/Norfolk,_Virginia" xlink:type="simple">Norfolk, Virginia</text:a></text:p>
          </table:table-cell>
        </table:table-row>
        <table:table-row table:style-name="ro5">
          <table:table-cell office:value-type="string" calcext:value-type="string">
            <text:p><text:a xlink:href="http://www.nasdaq.com/symbol/ntrs" xlink:type="simple">NTRS</text:a> </text:p>
          </table:table-cell>
          <table:table-cell office:value-type="string" calcext:value-type="string">
            <text:p><text:a xlink:href="https://en.wikipedia.org/wiki/Northern_Trust_Corp." xlink:type="simple">Northern Trust Corp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NOC" xlink:type="simple">NOC</text:a> </text:p>
          </table:table-cell>
          <table:table-cell office:value-type="string" calcext:value-type="string">
            <text:p><text:a xlink:href="https://en.wikipedia.org/wiki/Northrop_Grumman" xlink:type="simple">Northrop Grumma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West_Falls_Church,_Virginia" xlink:type="simple">West Falls Church, Virginia</text:a></text:p>
          </table:table-cell>
        </table:table-row>
        <table:table-row table:style-name="ro3">
          <table:table-cell office:value-type="string" calcext:value-type="string">
            <text:p><text:a xlink:href="http://www.nasdaq.com/symbol/nlok" xlink:type="simple">NLOK</text:a> </text:p>
          </table:table-cell>
          <table:table-cell office:value-type="string" calcext:value-type="string">
            <text:p><text:a xlink:href="https://en.wikipedia.org/wiki/NortonLifeLock" xlink:type="simple">NortonLifeLock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Tempe,_Arizona" xlink:type="simple">Tempe, Arizon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NCLH" xlink:type="simple">NCLH</text:a> </text:p>
          </table:table-cell>
          <table:table-cell office:value-type="string" calcext:value-type="string">
            <text:p><text:a xlink:href="https://en.wikipedia.org/wiki/Norwegian_Cruise_Line_Holdings" xlink:type="simple">Norwegian Cruise Line Holding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string" calcext:value-type="string">
            <text:p><text:a xlink:href="https://en.wikipedia.org/wiki/Miami,_Florida" xlink:type="simple">Miami, Florida</text:a></text:p>
          </table:table-cell>
        </table:table-row>
        <table:table-row table:style-name="ro4">
          <table:table-cell office:value-type="string" calcext:value-type="string">
            <text:p><text:a xlink:href="https://www.nyse.com/quote/XNYS:NRG" xlink:type="simple">NRG</text:a> </text:p>
          </table:table-cell>
          <table:table-cell office:value-type="string" calcext:value-type="string">
            <text:p><text:a xlink:href="https://en.wikipedia.org/wiki/NRG_Energy" xlink:type="simple">NRG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Independent Power Producers &amp; Energy Traders</text:p>
          </table:table-cell>
          <table:table-cell office:value-type="string" calcext:value-type="string">
            <text:p><text:a xlink:href="https://en.wikipedia.org/wiki/Princeton,_New_Jersey" xlink:type="simple">Princeton, New Jersey</text:a></text:p>
          </table:table-cell>
        </table:table-row>
        <table:table-row table:style-name="ro1">
          <table:table-cell office:value-type="string" calcext:value-type="string">
            <text:p><text:a xlink:href="https://www.nyse.com/quote/XNYS:NUE" xlink:type="simple">NUE</text:a> </text:p>
          </table:table-cell>
          <table:table-cell office:value-type="string" calcext:value-type="string">
            <text:p><text:a xlink:href="https://en.wikipedia.org/wiki/Nucor_Corp." xlink:type="simple">Nucor Corp.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</table:table-row>
        <table:table-row table:style-name="ro3">
          <table:table-cell office:value-type="string" calcext:value-type="string">
            <text:p><text:a xlink:href="http://www.nasdaq.com/symbol/nvda" xlink:type="simple">NVDA</text:a> </text:p>
          </table:table-cell>
          <table:table-cell office:value-type="string" calcext:value-type="string">
            <text:p><text:a xlink:href="https://en.wikipedia.org/wiki/Nvidia_Corporation" xlink:type="simple">Nvidia Corporation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NVR" xlink:type="simple">NVR</text:a> </text:p>
          </table:table-cell>
          <table:table-cell office:value-type="string" calcext:value-type="string">
            <text:p><text:a xlink:href="https://en.wikipedia.org/wiki/NVR_Inc" xlink:type="simple">NVR Inc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building</text:p>
          </table:table-cell>
          <table:table-cell office:value-type="string" calcext:value-type="string">
            <text:p><text:a xlink:href="https://en.wikipedia.org/wiki/Reston,_VA" xlink:type="simple">Reston, VA</text:a></text:p>
          </table:table-cell>
        </table:table-row>
        <table:table-row table:style-name="ro3">
          <table:table-cell office:value-type="string" calcext:value-type="string">
            <text:p><text:a xlink:href="http://www.nasdaq.com/symbol/orly" xlink:type="simple">ORLY</text:a> </text:p>
          </table:table-cell>
          <table:table-cell office:value-type="string" calcext:value-type="string">
            <text:p><text:a xlink:href="https://en.wikipedia.org/wiki/O%27Reilly_Automotive" xlink:type="simple">O'Reilly Automotive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Springfield,_Missouri" xlink:type="simple">Springfield, Missouri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OXY" xlink:type="simple">OXY</text:a> </text:p>
          </table:table-cell>
          <table:table-cell office:value-type="string" calcext:value-type="string">
            <text:p><text:a xlink:href="https://en.wikipedia.org/wiki/Occidental_Petroleum" xlink:type="simple">Occidental Petroleum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</table:table-row>
        <table:table-row table:style-name="ro1">
          <table:table-cell office:value-type="string" calcext:value-type="string">
            <text:p><text:a xlink:href="http://www.nasdaq.com/symbol/odfl" xlink:type="simple">ODFL</text:a> </text:p>
          </table:table-cell>
          <table:table-cell office:value-type="string" calcext:value-type="string">
            <text:p><text:a xlink:href="https://en.wikipedia.org/wiki/Old_Dominion_Freight_Line" xlink:type="simple">Old Dominion Freight Line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Trucking</text:p>
          </table:table-cell>
          <table:table-cell office:value-type="string" calcext:value-type="string">
            <text:p><text:a xlink:href="https://en.wikipedia.org/wiki/Thomasville,_North_Carolina" xlink:type="simple">Thomasville, North Carolin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OMC" xlink:type="simple">OMC</text:a> </text:p>
          </table:table-cell>
          <table:table-cell office:value-type="string" calcext:value-type="string">
            <text:p><text:a xlink:href="https://en.wikipedia.org/wiki/Omnicom_Group" xlink:type="simple">Omnicom Group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OKE" xlink:type="simple">OKE</text:a> </text:p>
          </table:table-cell>
          <table:table-cell office:value-type="string" calcext:value-type="string">
            <text:p><text:a xlink:href="https://en.wikipedia.org/wiki/ONEOK" xlink:type="simple">ONEOK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Storage &amp; Transportation</text:p>
          </table:table-cell>
          <table:table-cell office:value-type="string" calcext:value-type="string">
            <text:p><text:a xlink:href="https://en.wikipedia.org/wiki/Tulsa,_Oklahoma" xlink:type="simple">Tulsa, Oklahom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ORCL" xlink:type="simple">ORCL</text:a> </text:p>
          </table:table-cell>
          <table:table-cell office:value-type="string" calcext:value-type="string">
            <text:p><text:a xlink:href="https://en.wikipedia.org/wiki/Oracle_Corp." xlink:type="simple">Oracle Corp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Redwood_Shores,_California" xlink:type="simple">Redwood Shores, California</text:a></text:p>
          </table:table-cell>
        </table:table-row>
        <table:table-row table:style-name="ro2">
          <table:table-cell office:value-type="string" calcext:value-type="string">
            <text:p><text:a xlink:href="http://www.nasdaq.com/symbol/pcar" xlink:type="simple">PCAR</text:a> </text:p>
          </table:table-cell>
          <table:table-cell office:value-type="string" calcext:value-type="string">
            <text:p><text:a xlink:href="https://en.wikipedia.org/wiki/PACCAR_Inc." xlink:type="simple">PACCAR Inc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Machinery &amp; Heavy Trucks</text:p>
          </table:table-cell>
          <table:table-cell office:value-type="string" calcext:value-type="string">
            <text:p><text:a xlink:href="https://en.wikipedia.org/wiki/Bellevue,_Washington" xlink:type="simple">Bellevue, Washington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PKG" xlink:type="simple">PKG</text:a> </text:p>
          </table:table-cell>
          <table:table-cell office:value-type="string" calcext:value-type="string">
            <text:p><text:a xlink:href="https://en.wikipedia.org/wiki/Packaging_Corporation_of_America" xlink:type="simple">Packaging Corporation of America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Lake_Forest,_Illinois" xlink:type="simple">Lake Forest, Illinoi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PH" xlink:type="simple">PH</text:a> </text:p>
          </table:table-cell>
          <table:table-cell office:value-type="string" calcext:value-type="string">
            <text:p><text:a xlink:href="https://en.wikipedia.org/wiki/Parker-Hannifin" xlink:type="simple">Parker-Hannifi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Cleveland,_Ohio" xlink:type="simple">Cleveland, Ohio</text:a></text:p>
          </table:table-cell>
        </table:table-row>
        <table:table-row table:style-name="ro5">
          <table:table-cell office:value-type="string" calcext:value-type="string">
            <text:p><text:a xlink:href="http://www.nasdaq.com/symbol/payx" xlink:type="simple">PAYX</text:a> </text:p>
          </table:table-cell>
          <table:table-cell office:value-type="string" calcext:value-type="string">
            <text:p><text:a xlink:href="https://en.wikipedia.org/wiki/Paychex_Inc." xlink:type="simple">Paychex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Penfield,_New_York" xlink:type="simple">Penfield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PAYC" xlink:type="simple">PAYC</text:a> </text:p>
          </table:table-cell>
          <table:table-cell office:value-type="string" calcext:value-type="string">
            <text:p><text:a xlink:href="https://en.wikipedia.org/wiki/Paycom" xlink:type="simple">Paycom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Oklahoma_City,_Oklahoma" xlink:type="simple">Oklahoma City, Oklahoma</text:a></text:p>
          </table:table-cell>
        </table:table-row>
        <table:table-row table:style-name="ro5">
          <table:table-cell office:value-type="string" calcext:value-type="string">
            <text:p><text:a xlink:href="http://www.nasdaq.com/symbol/pypl" xlink:type="simple">PYPL</text:a> </text:p>
          </table:table-cell>
          <table:table-cell office:value-type="string" calcext:value-type="string">
            <text:p><text:a xlink:href="https://en.wikipedia.org/wiki/PayPal" xlink:type="simple">PayPal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PNR" xlink:type="simple">PNR</text:a> </text:p>
          </table:table-cell>
          <table:table-cell office:value-type="string" calcext:value-type="string">
            <text:p><text:a xlink:href="https://en.wikipedia.org/wiki/Pentair" xlink:type="simple">Pentair plc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Worsley,_UK" xlink:type="simple">Worsley, UK</text:a></text:p>
          </table:table-cell>
        </table:table-row>
        <table:table-row table:style-name="ro2">
          <table:table-cell office:value-type="string" calcext:value-type="string">
            <text:p><text:a xlink:href="http://www.nasdaq.com/symbol/pbct" xlink:type="simple">PBCT</text:a> </text:p>
          </table:table-cell>
          <table:table-cell office:value-type="string" calcext:value-type="string">
            <text:p><text:a xlink:href="https://en.wikipedia.org/wiki/People%27s_United_Financial" xlink:type="simple">People's United Financi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Thrifts &amp; Mortgage Finance</text:p>
          </table:table-cell>
          <table:table-cell office:value-type="string" calcext:value-type="string">
            <text:p><text:a xlink:href="https://en.wikipedia.org/wiki/Bridgeport,_Connecticut" xlink:type="simple">Bridgeport, Connecticut</text:a></text:p>
          </table:table-cell>
        </table:table-row>
        <table:table-row table:style-name="ro3">
          <table:table-cell office:value-type="string" calcext:value-type="string">
            <text:p><text:a xlink:href="http://www.nasdaq.com/symbol/pep" xlink:type="simple">PEP</text:a> </text:p>
          </table:table-cell>
          <table:table-cell office:value-type="string" calcext:value-type="string">
            <text:p><text:a xlink:href="https://en.wikipedia.org/wiki/PepsiCo_Inc." xlink:type="simple">PepsiCo Inc.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Soft Drinks</text:p>
          </table:table-cell>
          <table:table-cell office:value-type="string" calcext:value-type="string">
            <text:p><text:a xlink:href="https://en.wikipedia.org/wiki/Purchase,_New_York" xlink:type="simple">Purchase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PKI" xlink:type="simple">PKI</text:a> </text:p>
          </table:table-cell>
          <table:table-cell office:value-type="string" calcext:value-type="string">
            <text:p><text:a xlink:href="https://en.wikipedia.org/wiki/PerkinElmer" xlink:type="simple">PerkinElmer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Waltham,_Massachusetts" xlink:type="simple">Waltham, Massachusett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PRGO" xlink:type="simple">PRGO</text:a> </text:p>
          </table:table-cell>
          <table:table-cell office:value-type="string" calcext:value-type="string">
            <text:p><text:a xlink:href="https://en.wikipedia.org/wiki/Perrigo" xlink:type="simple">Perrigo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PFE" xlink:type="simple">PFE</text:a> </text:p>
          </table:table-cell>
          <table:table-cell office:value-type="string" calcext:value-type="string">
            <text:p><text:a xlink:href="https://en.wikipedia.org/wiki/Pfizer_Inc." xlink:type="simple">Pfizer Inc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PM" xlink:type="simple">PM</text:a> </text:p>
          </table:table-cell>
          <table:table-cell office:value-type="string" calcext:value-type="string">
            <text:p><text:a xlink:href="https://en.wikipedia.org/wiki/Philip_Morris_International" xlink:type="simple">Philip Morris International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PSX" xlink:type="simple">PSX</text:a> </text:p>
          </table:table-cell>
          <table:table-cell office:value-type="string" calcext:value-type="string">
            <text:p><text:a xlink:href="https://en.wikipedia.org/wiki/Phillips_66" xlink:type="simple">Phillips 66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Refining &amp; Marketing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PNW" xlink:type="simple">PNW</text:a> </text:p>
          </table:table-cell>
          <table:table-cell office:value-type="string" calcext:value-type="string">
            <text:p><text:a xlink:href="https://en.wikipedia.org/wiki/Pinnacle_West_Capital" xlink:type="simple">Pinnacle West Capital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Phoenix,_Arizona" xlink:type="simple">Phoenix, Arizon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PXD" xlink:type="simple">PXD</text:a> </text:p>
          </table:table-cell>
          <table:table-cell office:value-type="string" calcext:value-type="string">
            <text:p><text:a xlink:href="https://en.wikipedia.org/wiki/Pioneer_Natural_Resources" xlink:type="simple">Pioneer Natural Resource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Irving,_Texas" xlink:type="simple">Irving, Texa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PNC" xlink:type="simple">PNC</text:a> </text:p>
          </table:table-cell>
          <table:table-cell office:value-type="string" calcext:value-type="string">
            <text:p><text:a xlink:href="https://en.wikipedia.org/wiki/PNC_Financial_Services" xlink:type="simple">PNC Financial Service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Pittsburgh,_Pennsylvania" xlink:type="simple">Pittsburgh, Pennsylva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PPG" xlink:type="simple">PPG</text:a> </text:p>
          </table:table-cell>
          <table:table-cell office:value-type="string" calcext:value-type="string">
            <text:p><text:a xlink:href="https://en.wikipedia.org/wiki/PPG_Industries" xlink:type="simple">PPG Industrie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Pittsburgh,_Pennsylvania" xlink:type="simple">Pittsburgh, Pennsylva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PPL" xlink:type="simple">PPL</text:a> </text:p>
          </table:table-cell>
          <table:table-cell office:value-type="string" calcext:value-type="string">
            <text:p><text:a xlink:href="https://en.wikipedia.org/wiki/PPL_Corp." xlink:type="simple">PPL Corp.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Allentown,_Pennsylvania" xlink:type="simple">Allentown, Pennsylva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PFG" xlink:type="simple">PFG</text:a> </text:p>
          </table:table-cell>
          <table:table-cell office:value-type="string" calcext:value-type="string">
            <text:p><text:a xlink:href="https://en.wikipedia.org/wiki/Principal_Financial_Group" xlink:type="simple">Principal Financial Grou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Des_Moines,_Iowa" xlink:type="simple">Des Moines, Iow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PG" xlink:type="simple">PG</text:a> </text:p>
          </table:table-cell>
          <table:table-cell office:value-type="string" calcext:value-type="string">
            <text:p><text:a xlink:href="https://en.wikipedia.org/wiki/Procter_%26_Gamble" xlink:type="simple">Procter &amp; Gamble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ersonal Products</text:p>
          </table:table-cell>
          <table:table-cell office:value-type="string" calcext:value-type="string">
            <text:p><text:a xlink:href="https://en.wikipedia.org/wiki/Cincinnati,_Ohio" xlink:type="simple">Cincinnati, Ohio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PGR" xlink:type="simple">PGR</text:a> </text:p>
          </table:table-cell>
          <table:table-cell office:value-type="string" calcext:value-type="string">
            <text:p><text:a xlink:href="https://en.wikipedia.org/wiki/Progressive_Corp." xlink:type="simple">Progressive Corp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Mayfield_Village,_Ohio" xlink:type="simple">Mayfield Village, Ohio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PLD" xlink:type="simple">PLD</text:a> </text:p>
          </table:table-cell>
          <table:table-cell office:value-type="string" calcext:value-type="string">
            <text:p><text:a xlink:href="https://en.wikipedia.org/wiki/Prologis" xlink:type="simple">Prologi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Industrial REIT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PRU" xlink:type="simple">PRU</text:a> </text:p>
          </table:table-cell>
          <table:table-cell office:value-type="string" calcext:value-type="string">
            <text:p><text:a xlink:href="https://en.wikipedia.org/wiki/Prudential_Financial" xlink:type="simple">Prudential Financi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Newark,_New_Jersey" xlink:type="simple">Newark, New Jersey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PEG" xlink:type="simple">PEG</text:a> </text:p>
          </table:table-cell>
          <table:table-cell office:value-type="string" calcext:value-type="string">
            <text:p><text:a xlink:href="https://en.wikipedia.org/wiki/Public_Serv._Enterprise_Inc." xlink:type="simple">Public Serv. Enterprise Inc.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Newark,_New_Jersey" xlink:type="simple">Newark, New Jersey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PSA" xlink:type="simple">PSA</text:a> </text:p>
          </table:table-cell>
          <table:table-cell office:value-type="string" calcext:value-type="string">
            <text:p><text:a xlink:href="https://en.wikipedia.org/wiki/Public_Storage" xlink:type="simple">Public Storage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Glendale,_California" xlink:type="simple">Glendale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PHM" xlink:type="simple">PHM</text:a> </text:p>
          </table:table-cell>
          <table:table-cell office:value-type="string" calcext:value-type="string">
            <text:p><text:a xlink:href="https://en.wikipedia.org/wiki/Pulte_Homes_Inc." xlink:type="simple">Pulte Homes Inc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building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PVH" xlink:type="simple">PVH</text:a> </text:p>
          </table:table-cell>
          <table:table-cell office:value-type="string" calcext:value-type="string">
            <text:p><text:a xlink:href="https://en.wikipedia.org/wiki/PVH_Corp." xlink:type="simple">PVH Corp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://www.nasdaq.com/symbol/qrvo" xlink:type="simple">QRVO</text:a> </text:p>
          </table:table-cell>
          <table:table-cell office:value-type="string" calcext:value-type="string">
            <text:p><text:a xlink:href="https://en.wikipedia.org/wiki/Qorvo" xlink:type="simple">Qorvo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Greensboro,_North_Carolina" xlink:type="simple">Greensboro, North Carolin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PWR" xlink:type="simple">PWR</text:a> </text:p>
          </table:table-cell>
          <table:table-cell office:value-type="string" calcext:value-type="string">
            <text:p><text:a xlink:href="https://en.wikipedia.org/wiki/Quanta_Services_Inc." xlink:type="simple">Quanta Services Inc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&amp; Engineering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</table:table-row>
        <table:table-row table:style-name="ro3">
          <table:table-cell office:value-type="string" calcext:value-type="string">
            <text:p><text:a xlink:href="http://www.nasdaq.com/symbol/qcom" xlink:type="simple">QCOM</text:a> </text:p>
          </table:table-cell>
          <table:table-cell office:value-type="string" calcext:value-type="string">
            <text:p><text:a xlink:href="https://en.wikipedia.org/wiki/QUALCOMM_Inc." xlink:type="simple">QUALCOMM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an_Diego,_California" xlink:type="simple">San Diego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DGX" xlink:type="simple">DGX</text:a> </text:p>
          </table:table-cell>
          <table:table-cell office:value-type="string" calcext:value-type="string">
            <text:p><text:a xlink:href="https://en.wikipedia.org/wiki/Quest_Diagnostics" xlink:type="simple">Quest Diagnostic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<text:a xlink:href="https://en.wikipedia.org/wiki/Madison,_New_Jersey" xlink:type="simple">Madison, New Jersey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RL" xlink:type="simple">RL</text:a> </text:p>
          </table:table-cell>
          <table:table-cell office:value-type="string" calcext:value-type="string">
            <text:p><text:a xlink:href="https://en.wikipedia.org/wiki/Ralph_Lauren_Corporation" xlink:type="simple">Ralph Lauren Corporation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RJF" xlink:type="simple">RJF</text:a> </text:p>
          </table:table-cell>
          <table:table-cell office:value-type="string" calcext:value-type="string">
            <text:p><text:a xlink:href="https://en.wikipedia.org/wiki/Raymond_James_Financial_Inc." xlink:type="simple">Raymond James Financial Inc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vestment Banking &amp; Brokerage</text:p>
          </table:table-cell>
          <table:table-cell office:value-type="string" calcext:value-type="string">
            <text:p><text:a xlink:href="https://en.wikipedia.org/wiki/St._Petersburg,_Florida" xlink:type="simple">St. Petersburg, Florid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RTN" xlink:type="simple">RTN</text:a> </text:p>
          </table:table-cell>
          <table:table-cell office:value-type="string" calcext:value-type="string">
            <text:p><text:a xlink:href="https://en.wikipedia.org/wiki/Raytheon_Co." xlink:type="simple">Raytheon Co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Waltham,_Massachusetts" xlink:type="simple">Waltham, Massachusetts</text:a></text:p>
          </table:table-cell>
        </table:table-row>
        <table:table-row table:style-name="ro1">
          <table:table-cell office:value-type="string" calcext:value-type="string">
            <text:p><text:a xlink:href="https://www.nyse.com/quote/XNYS:O" xlink:type="simple">O</text:a> </text:p>
          </table:table-cell>
          <table:table-cell office:value-type="string" calcext:value-type="string">
            <text:p><text:a xlink:href="https://en.wikipedia.org/wiki/Realty_Income_Corporation" xlink:type="simple">Realty Income Corporation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string" calcext:value-type="string">
            <text:p><text:a xlink:href="https://en.wikipedia.org/wiki/San_Diego,_California" xlink:type="simple">San Diego, California</text:a></text:p>
          </table:table-cell>
        </table:table-row>
        <table:table-row table:style-name="ro1">
          <table:table-cell office:value-type="string" calcext:value-type="string">
            <text:p><text:a xlink:href="https://www.nyse.com/quote/XNYS:REG" xlink:type="simple">REG</text:a> </text:p>
          </table:table-cell>
          <table:table-cell office:value-type="string" calcext:value-type="string">
            <text:p><text:a xlink:href="https://en.wikipedia.org/wiki/Regency_Centers_Corporation" xlink:type="simple">Regency Centers Corporation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string" calcext:value-type="string">
            <text:p><text:a xlink:href="https://en.wikipedia.org/wiki/Jacksonville,_Florida" xlink:type="simple">Jacksonville, Florida</text:a></text:p>
          </table:table-cell>
        </table:table-row>
        <table:table-row table:style-name="ro3">
          <table:table-cell office:value-type="string" calcext:value-type="string">
            <text:p><text:a xlink:href="http://www.nasdaq.com/symbol/regn" xlink:type="simple">REGN</text:a> </text:p>
          </table:table-cell>
          <table:table-cell office:value-type="string" calcext:value-type="string">
            <text:p><text:a xlink:href="https://en.wikipedia.org/wiki/Regeneron_Pharmaceuticals" xlink:type="simple">Regeneron Pharmaceutical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Tarrytown,_New_York" xlink:type="simple">Tarrytown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RF" xlink:type="simple">RF</text:a> </text:p>
          </table:table-cell>
          <table:table-cell office:value-type="string" calcext:value-type="string">
            <text:p><text:a xlink:href="https://en.wikipedia.org/wiki/Regions_Financial_Corp." xlink:type="simple">Regions Financial Corp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Birmingham,_Alabama" xlink:type="simple">Birmingham, Alabam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RSG" xlink:type="simple">RSG</text:a> </text:p>
          </table:table-cell>
          <table:table-cell office:value-type="string" calcext:value-type="string">
            <text:p><text:a xlink:href="https://en.wikipedia.org/wiki/Republic_Services_Inc" xlink:type="simple">Republic Services Inc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nvironmental &amp; Facilities Services</text:p>
          </table:table-cell>
          <table:table-cell office:value-type="string" calcext:value-type="string">
            <text:p><text:a xlink:href="https://en.wikipedia.org/wiki/Phoenix,_Arizona" xlink:type="simple">Phoenix, Arizon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RMD" xlink:type="simple">RMD</text:a> </text:p>
          </table:table-cell>
          <table:table-cell office:value-type="string" calcext:value-type="string">
            <text:p><text:a xlink:href="https://en.wikipedia.org/wiki/ResMed" xlink:type="simple">ResMed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San_Diego,_California" xlink:type="simple">San Diego, California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RHI" xlink:type="simple">RHI</text:a> </text:p>
          </table:table-cell>
          <table:table-cell office:value-type="string" calcext:value-type="string">
            <text:p><text:a xlink:href="https://en.wikipedia.org/wiki/Robert_Half_International" xlink:type="simple">Robert Half International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Human Resource &amp; Employment Services</text:p>
          </table:table-cell>
          <table:table-cell office:value-type="string" calcext:value-type="string">
            <text:p><text:a xlink:href="https://en.wikipedia.org/wiki/Menlo_Park,_California" xlink:type="simple">Menlo Park, Californ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ROK" xlink:type="simple">ROK</text:a> </text:p>
          </table:table-cell>
          <table:table-cell office:value-type="string" calcext:value-type="string">
            <text:p><text:a xlink:href="https://en.wikipedia.org/wiki/Rockwell_Automation_Inc." xlink:type="simple">Rockwell Automation Inc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string" calcext:value-type="string">
            <text:p><text:a xlink:href="https://en.wikipedia.org/wiki/Milwaukee,_Wisconsin" xlink:type="simple">Milwaukee, Wisconsin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ROL" xlink:type="simple">ROL</text:a> </text:p>
          </table:table-cell>
          <table:table-cell office:value-type="string" calcext:value-type="string">
            <text:p><text:a xlink:href="https://en.wikipedia.org/wiki/Rollins_Inc." xlink:type="simple">Rollins Inc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nvironmental &amp; Facilities Servic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ROP" xlink:type="simple">ROP</text:a> </text:p>
          </table:table-cell>
          <table:table-cell office:value-type="string" calcext:value-type="string">
            <text:p><text:a xlink:href="https://en.wikipedia.org/wiki/Roper_Technologies" xlink:type="simple">Roper Technologie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<text:a xlink:href="https://en.wikipedia.org/wiki/Sarasota,_Florida" xlink:type="simple">Sarasota, Florida</text:a></text:p>
          </table:table-cell>
        </table:table-row>
        <table:table-row table:style-name="ro3">
          <table:table-cell office:value-type="string" calcext:value-type="string">
            <text:p><text:a xlink:href="http://www.nasdaq.com/symbol/rost" xlink:type="simple">ROST</text:a> </text:p>
          </table:table-cell>
          <table:table-cell office:value-type="string" calcext:value-type="string">
            <text:p><text:a xlink:href="https://en.wikipedia.org/wiki/Ross_Stores" xlink:type="simple">Ross Store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 Retail</text:p>
          </table:table-cell>
          <table:table-cell office:value-type="string" calcext:value-type="string">
            <text:p><text:a xlink:href="https://en.wikipedia.org/wiki/Pleasanton,_California" xlink:type="simple">Pleasanton, Californ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RCL" xlink:type="simple">RCL</text:a> </text:p>
          </table:table-cell>
          <table:table-cell office:value-type="string" calcext:value-type="string">
            <text:p><text:a xlink:href="https://en.wikipedia.org/wiki/Royal_Caribbean_Cruises_Ltd" xlink:type="simple">Royal Caribbean Cruises Ltd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string" calcext:value-type="string">
            <text:p><text:a xlink:href="https://en.wikipedia.org/wiki/Miami,_Florida" xlink:type="simple">Miami, Florid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SPGI" xlink:type="simple">SPGI</text:a> </text:p>
          </table:table-cell>
          <table:table-cell office:value-type="string" calcext:value-type="string">
            <text:p><text:a xlink:href="https://en.wikipedia.org/wiki/S%26P_Global,_Inc." xlink:type="simple">S&amp;P Global, Inc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CRM" xlink:type="simple">CRM</text:a> </text:p>
          </table:table-cell>
          <table:table-cell office:value-type="string" calcext:value-type="string">
            <text:p><text:a xlink:href="https://en.wikipedia.org/wiki/Salesforce.com" xlink:type="simple">Salesforce.com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</table:table-row>
        <table:table-row table:style-name="ro3">
          <table:table-cell office:value-type="string" calcext:value-type="string">
            <text:p><text:a xlink:href="http://www.nasdaq.com/symbol/sbac" xlink:type="simple">SBAC</text:a> </text:p>
          </table:table-cell>
          <table:table-cell office:value-type="string" calcext:value-type="string">
            <text:p><text:a xlink:href="https://en.wikipedia.org/wiki/SBA_Communications" xlink:type="simple">SBA Communication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Boca_Raton,_Florida" xlink:type="simple">Boca Raton, Florid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SLB" xlink:type="simple">SLB</text:a> </text:p>
          </table:table-cell>
          <table:table-cell office:value-type="string" calcext:value-type="string">
            <text:p><text:a xlink:href="https://en.wikipedia.org/wiki/Schlumberger_Ltd." xlink:type="simple">Schlumberger Ltd.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quipment &amp; Services</text:p>
          </table:table-cell>
          <table:table-cell office:value-type="string" calcext:value-type="string">
            <text:p><text:a xlink:href="https://en.wikipedia.org/wiki/Curaçao" xlink:type="simple">Curaçao</text:a>, <text:a xlink:href="https://en.wikipedia.org/wiki/Kingdom_of_the_Netherlands" xlink:type="simple">Kingdom of the Netherlands</text:a></text:p>
          </table:table-cell>
        </table:table-row>
        <table:table-row table:style-name="ro5">
          <table:table-cell office:value-type="string" calcext:value-type="string">
            <text:p><text:a xlink:href="http://www.nasdaq.com/symbol/stx" xlink:type="simple">STX</text:a> </text:p>
          </table:table-cell>
          <table:table-cell office:value-type="string" calcext:value-type="string">
            <text:p><text:a xlink:href="https://en.wikipedia.org/wiki/Seagate_Technology" xlink:type="simple">Seagate Technology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SEE" xlink:type="simple">SEE</text:a> </text:p>
          </table:table-cell>
          <table:table-cell office:value-type="string" calcext:value-type="string">
            <text:p><text:a xlink:href="https://en.wikipedia.org/wiki/Sealed_Air_Corp.(New)" xlink:type="simple">Sealed Air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Elmwood_Park,_New_Jersey" xlink:type="simple">Elmwood Park, New Jersey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SRE" xlink:type="simple">SRE</text:a> </text:p>
          </table:table-cell>
          <table:table-cell office:value-type="string" calcext:value-type="string">
            <text:p><text:a xlink:href="https://en.wikipedia.org/wiki/Sempra_Energy" xlink:type="simple">Sempra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San_Diego,_California" xlink:type="simple">San Diego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NOW" xlink:type="simple">NOW</text:a> </text:p>
          </table:table-cell>
          <table:table-cell office:value-type="string" calcext:value-type="string">
            <text:p><text:a xlink:href="https://en.wikipedia.org/wiki/ServiceNow" xlink:type="simple">ServiceNow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ystems Software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SHW" xlink:type="simple">SHW</text:a> </text:p>
          </table:table-cell>
          <table:table-cell office:value-type="string" calcext:value-type="string">
            <text:p><text:a xlink:href="https://en.wikipedia.org/wiki/Sherwin-Williams" xlink:type="simple">Sherwin-William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Cleveland,_Ohio" xlink:type="simple">Cleveland, Ohio</text:a></text:p>
          </table:table-cell>
        </table:table-row>
        <table:table-row table:style-name="ro1">
          <table:table-cell office:value-type="string" calcext:value-type="string">
            <text:p><text:a xlink:href="https://www.nyse.com/quote/XNYS:SPG" xlink:type="simple">SPG</text:a> </text:p>
          </table:table-cell>
          <table:table-cell office:value-type="string" calcext:value-type="string">
            <text:p><text:a xlink:href="https://en.wikipedia.org/wiki/Simon_Property_Group_Inc" xlink:type="simple">Simon Property Group Inc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string" calcext:value-type="string">
            <text:p><text:a xlink:href="https://en.wikipedia.org/wiki/Indianapolis,_Indiana" xlink:type="simple">Indianapolis, Indiana</text:a></text:p>
          </table:table-cell>
        </table:table-row>
        <table:table-row table:style-name="ro3">
          <table:table-cell office:value-type="string" calcext:value-type="string">
            <text:p><text:a xlink:href="http://www.nasdaq.com/symbol/swks" xlink:type="simple">SWKS</text:a> </text:p>
          </table:table-cell>
          <table:table-cell office:value-type="string" calcext:value-type="string">
            <text:p><text:a xlink:href="https://en.wikipedia.org/wiki/Skyworks_Solutions" xlink:type="simple">Skyworks Solution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Woburn,_Massachusetts" xlink:type="simple">Woburn, Massachusetts</text:a></text:p>
          </table:table-cell>
        </table:table-row>
        <table:table-row table:style-name="ro1">
          <table:table-cell office:value-type="string" calcext:value-type="string">
            <text:p><text:a xlink:href="https://www.nyse.com/quote/XNYS:SLG" xlink:type="simple">SLG</text:a> </text:p>
          </table:table-cell>
          <table:table-cell office:value-type="string" calcext:value-type="string">
            <text:p><text:a xlink:href="https://en.wikipedia.org/wiki/SL_Green_Realty" xlink:type="simple">SL Green Realty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Office REIT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SNA" xlink:type="simple">SNA</text:a> </text:p>
          </table:table-cell>
          <table:table-cell office:value-type="string" calcext:value-type="string">
            <text:p><text:a xlink:href="https://en.wikipedia.org/wiki/Snap-on" xlink:type="simple">Snap-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Kenosha,_Wisconsin" xlink:type="simple">Kenosha, Wisconsin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SO" xlink:type="simple">SO</text:a> </text:p>
          </table:table-cell>
          <table:table-cell office:value-type="string" calcext:value-type="string">
            <text:p><text:a xlink:href="https://en.wikipedia.org/wiki/Southern_Co." xlink:type="simple">Southern Co.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</table:table-row>
        <table:table-row table:style-name="ro1">
          <table:table-cell office:value-type="string" calcext:value-type="string">
            <text:p><text:a xlink:href="https://www.nyse.com/quote/XNYS:LUV" xlink:type="simple">LUV</text:a> </text:p>
          </table:table-cell>
          <table:table-cell office:value-type="string" calcext:value-type="string">
            <text:p><text:a xlink:href="https://en.wikipedia.org/wiki/Southwest_Airlines" xlink:type="simple">Southwest Airline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SWK" xlink:type="simple">SWK</text:a> </text:p>
          </table:table-cell>
          <table:table-cell office:value-type="string" calcext:value-type="string">
            <text:p><text:a xlink:href="https://en.wikipedia.org/wiki/Stanley_Black_%26_Decker" xlink:type="simple">Stanley Black &amp; Decker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New_Britain,_Connecticut" xlink:type="simple">New Britain, Connecticut</text:a></text:p>
          </table:table-cell>
        </table:table-row>
        <table:table-row table:style-name="ro3">
          <table:table-cell office:value-type="string" calcext:value-type="string">
            <text:p><text:a xlink:href="http://www.nasdaq.com/symbol/sbux" xlink:type="simple">SBUX</text:a> </text:p>
          </table:table-cell>
          <table:table-cell office:value-type="string" calcext:value-type="string">
            <text:p><text:a xlink:href="https://en.wikipedia.org/wiki/Starbucks_Corp." xlink:type="simple">Starbucks Corp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STT" xlink:type="simple">STT</text:a> </text:p>
          </table:table-cell>
          <table:table-cell office:value-type="string" calcext:value-type="string">
            <text:p><text:a xlink:href="https://en.wikipedia.org/wiki/State_Street_Corp." xlink:type="simple">State Street Corp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Boston,_Massachusetts" xlink:type="simple">Boston, Massachusett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STE" xlink:type="simple">STE</text:a> </text:p>
          </table:table-cell>
          <table:table-cell office:value-type="string" calcext:value-type="string">
            <text:p><text:a xlink:href="https://en.wikipedia.org/wiki/STERIS_plc" xlink:type="simple">STERIS plc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SYK" xlink:type="simple">SYK</text:a> </text:p>
          </table:table-cell>
          <table:table-cell office:value-type="string" calcext:value-type="string">
            <text:p><text:a xlink:href="https://en.wikipedia.org/wiki/Stryker_Corp." xlink:type="simple">Stryker Corp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Kalamazoo,_Michigan" xlink:type="simple">Kalamazoo, Michigan</text:a></text:p>
          </table:table-cell>
        </table:table-row>
        <table:table-row table:style-name="ro3">
          <table:table-cell office:value-type="string" calcext:value-type="string">
            <text:p><text:a xlink:href="http://www.nasdaq.com/symbol/sivb" xlink:type="simple">SIVB</text:a> </text:p>
          </table:table-cell>
          <table:table-cell office:value-type="string" calcext:value-type="string">
            <text:p><text:a xlink:href="https://en.wikipedia.org/wiki/SVB_Financial" xlink:type="simple">SVB Financi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SYF" xlink:type="simple">SYF</text:a> </text:p>
          </table:table-cell>
          <table:table-cell office:value-type="string" calcext:value-type="string">
            <text:p><text:a xlink:href="https://en.wikipedia.org/wiki/Synchrony_Financial" xlink:type="simple">Synchrony Financi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<text:a xlink:href="https://en.wikipedia.org/wiki/Stamford,_Connecticut" xlink:type="simple">Stamford, Connecticut</text:a></text:p>
          </table:table-cell>
        </table:table-row>
        <table:table-row table:style-name="ro3">
          <table:table-cell office:value-type="string" calcext:value-type="string">
            <text:p><text:a xlink:href="http://www.nasdaq.com/symbol/snps" xlink:type="simple">SNPS</text:a> </text:p>
          </table:table-cell>
          <table:table-cell office:value-type="string" calcext:value-type="string">
            <text:p><text:a xlink:href="https://en.wikipedia.org/wiki/Synopsys_Inc." xlink:type="simple">Synopsys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Mountain_View,_California" xlink:type="simple">Mountain View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SYY" xlink:type="simple">SYY</text:a> </text:p>
          </table:table-cell>
          <table:table-cell office:value-type="string" calcext:value-type="string">
            <text:p><text:a xlink:href="https://en.wikipedia.org/wiki/Sysco_Corp." xlink:type="simple">Sysco Corp.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Distributor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</table:table-row>
        <table:table-row table:style-name="ro5">
          <table:table-cell office:value-type="string" calcext:value-type="string">
            <text:p><text:a xlink:href="http://www.nasdaq.com/symbol/tmus" xlink:type="simple">TMUS</text:a> </text:p>
          </table:table-cell>
          <table:table-cell office:value-type="string" calcext:value-type="string">
            <text:p><text:a xlink:href="https://en.wikipedia.org/wiki/T-Mobile_US" xlink:type="simple">T-Mobile US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Wireless Telecommunication Services</text:p>
          </table:table-cell>
          <table:table-cell office:value-type="string" calcext:value-type="string">
            <text:p><text:a xlink:href="https://en.wikipedia.org/wiki/Bellevue,_Washington" xlink:type="simple">Bellevue, Washington</text:a></text:p>
          </table:table-cell>
        </table:table-row>
        <table:table-row table:style-name="ro5">
          <table:table-cell office:value-type="string" calcext:value-type="string">
            <text:p><text:a xlink:href="http://www.nasdaq.com/symbol/trow" xlink:type="simple">TROW</text:a> </text:p>
          </table:table-cell>
          <table:table-cell office:value-type="string" calcext:value-type="string">
            <text:p><text:a xlink:href="https://en.wikipedia.org/wiki/T._Rowe_Price_Group" xlink:type="simple">T. Rowe Price Grou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Baltimore,_Maryland" xlink:type="simple">Baltimore, Maryland</text:a></text:p>
          </table:table-cell>
        </table:table-row>
        <table:table-row table:style-name="ro2">
          <table:table-cell office:value-type="string" calcext:value-type="string">
            <text:p><text:a xlink:href="http://www.nasdaq.com/symbol/ttwo" xlink:type="simple">TTWO</text:a> </text:p>
          </table:table-cell>
          <table:table-cell office:value-type="string" calcext:value-type="string">
            <text:p><text:a xlink:href="https://en.wikipedia.org/wiki/Take-Two_Interactive" xlink:type="simple">Take-Two Interactive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Home Entertainment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TPR" xlink:type="simple">TPR</text:a> </text:p>
          </table:table-cell>
          <table:table-cell office:value-type="string" calcext:value-type="string">
            <text:p><text:a xlink:href="https://en.wikipedia.org/wiki/Tapestry,_Inc." xlink:type="simple">Tapestry, Inc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TGT" xlink:type="simple">TGT</text:a> </text:p>
          </table:table-cell>
          <table:table-cell office:value-type="string" calcext:value-type="string">
            <text:p><text:a xlink:href="https://en.wikipedia.org/wiki/Target_Corp." xlink:type="simple">Target Corp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General Merchandise Stores</text:p>
          </table:table-cell>
          <table:table-cell office:value-type="string" calcext:value-type="string">
            <text:p><text:a xlink:href="https://en.wikipedia.org/wiki/Minneapolis,_Minnesota" xlink:type="simple">Minneapolis, Minnesot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TEL" xlink:type="simple">TEL</text:a> </text:p>
          </table:table-cell>
          <table:table-cell office:value-type="string" calcext:value-type="string">
            <text:p><text:a xlink:href="https://en.wikipedia.org/wiki/TE_Connectivity" xlink:type="simple">TE Connectivity Ltd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Manufacturing Services</text:p>
          </table:table-cell>
          <table:table-cell office:value-type="string" calcext:value-type="string">
            <text:p><text:a xlink:href="https://en.wikipedia.org/wiki/Schaffhausen,_Switzerland" xlink:type="simple">Schaffhausen, Switzerland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FTI" xlink:type="simple">FTI</text:a> </text:p>
          </table:table-cell>
          <table:table-cell office:value-type="string" calcext:value-type="string">
            <text:p><text:a xlink:href="https://en.wikipedia.org/wiki/TechnipFMC" xlink:type="simple">TechnipFMC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quipment &amp; Services</text:p>
          </table:table-cell>
          <table:table-cell office:value-type="string" calcext:value-type="string">
            <text:p><text:a xlink:href="https://en.wikipedia.org/wiki/London" xlink:type="simple">London</text:a>, <text:a xlink:href="https://en.wikipedia.org/wiki/United_Kingdom" xlink:type="simple">United Kingdom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TFX" xlink:type="simple">TFX</text:a> </text:p>
          </table:table-cell>
          <table:table-cell office:value-type="string" calcext:value-type="string">
            <text:p><text:a xlink:href="https://en.wikipedia.org/wiki/Teleflex" xlink:type="simple">Teleflex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Wayne,_Pennsylvania" xlink:type="simple">Wayne, Pennsylvania</text:a></text:p>
          </table:table-cell>
        </table:table-row>
        <table:table-row table:style-name="ro3">
          <table:table-cell office:value-type="string" calcext:value-type="string">
            <text:p><text:a xlink:href="http://www.nasdaq.com/symbol/txn" xlink:type="simple">TXN</text:a> </text:p>
          </table:table-cell>
          <table:table-cell office:value-type="string" calcext:value-type="string">
            <text:p><text:a xlink:href="https://en.wikipedia.org/wiki/Texas_Instruments" xlink:type="simple">Texas Instrumen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TXT" xlink:type="simple">TXT</text:a> </text:p>
          </table:table-cell>
          <table:table-cell office:value-type="string" calcext:value-type="string">
            <text:p><text:a xlink:href="https://en.wikipedia.org/wiki/Textron_Inc." xlink:type="simple">Textron Inc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Providence,_Rhode_Island" xlink:type="simple">Providence, Rhode Island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TMO" xlink:type="simple">TMO</text:a> </text:p>
          </table:table-cell>
          <table:table-cell office:value-type="string" calcext:value-type="string">
            <text:p><text:a xlink:href="https://en.wikipedia.org/wiki/Thermo_Fisher_Scientific" xlink:type="simple">Thermo Fisher Scientific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<text:a xlink:href="https://en.wikipedia.org/wiki/Waltham,_Massachusetts" xlink:type="simple">Waltham, Massachusetts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TIF" xlink:type="simple">TIF</text:a> </text:p>
          </table:table-cell>
          <table:table-cell office:value-type="string" calcext:value-type="string">
            <text:p><text:a xlink:href="https://en.wikipedia.org/wiki/Tiffany_%26_Co." xlink:type="simple">Tiffany &amp; Co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TJX" xlink:type="simple">TJX</text:a> </text:p>
          </table:table-cell>
          <table:table-cell office:value-type="string" calcext:value-type="string">
            <text:p><text:a xlink:href="https://en.wikipedia.org/wiki/TJX_Companies_Inc." xlink:type="simple">TJX Companies Inc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 Retail</text:p>
          </table:table-cell>
          <table:table-cell office:value-type="string" calcext:value-type="string">
            <text:p><text:a xlink:href="https://en.wikipedia.org/wiki/Framingham,_Massachusetts" xlink:type="simple">Framingham, Massachusetts</text:a></text:p>
          </table:table-cell>
        </table:table-row>
        <table:table-row table:style-name="ro3">
          <table:table-cell office:value-type="string" calcext:value-type="string">
            <text:p><text:a xlink:href="http://www.nasdaq.com/symbol/tsco" xlink:type="simple">TSCO</text:a> </text:p>
          </table:table-cell>
          <table:table-cell office:value-type="string" calcext:value-type="string">
            <text:p><text:a xlink:href="https://en.wikipedia.org/wiki/Tractor_Supply_Company" xlink:type="simple">Tractor Supply Company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Brentwood,_Tennessee" xlink:type="simple">Brentwood, Tennessee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TDG" xlink:type="simple">TDG</text:a> </text:p>
          </table:table-cell>
          <table:table-cell office:value-type="string" calcext:value-type="string">
            <text:p><text:a xlink:href="https://en.wikipedia.org/wiki/TransDigm_Group" xlink:type="simple">TransDigm Group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Cleveland,_Ohio" xlink:type="simple">Cleveland, Ohio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TRV" xlink:type="simple">TRV</text:a> </text:p>
          </table:table-cell>
          <table:table-cell office:value-type="string" calcext:value-type="string">
            <text:p><text:a xlink:href="https://en.wikipedia.org/wiki/The_Travelers_Companies_Inc." xlink:type="simple">The Travelers Companies Inc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TFC" xlink:type="simple">TFC</text:a> </text:p>
          </table:table-cell>
          <table:table-cell office:value-type="string" calcext:value-type="string">
            <text:p><text:a xlink:href="https://en.wikipedia.org/wiki/Truist_Financial" xlink:type="simple">Truist Financi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TWTR" xlink:type="simple">TWTR</text:a> </text:p>
          </table:table-cell>
          <table:table-cell office:value-type="string" calcext:value-type="string">
            <text:p><text:a xlink:href="https://en.wikipedia.org/wiki/Twitter,_Inc." xlink:type="simple">Twitter, Inc.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TSN" xlink:type="simple">TSN</text:a> </text:p>
          </table:table-cell>
          <table:table-cell office:value-type="string" calcext:value-type="string">
            <text:p><text:a xlink:href="https://en.wikipedia.org/wiki/Tyson_Foods" xlink:type="simple">Tyson Food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Springdale,_Arkansas" xlink:type="simple">Springdale, Arkansa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UDR" xlink:type="simple">UDR</text:a> </text:p>
          </table:table-cell>
          <table:table-cell office:value-type="string" calcext:value-type="string">
            <text:p><text:a xlink:href="https://en.wikipedia.org/wiki/UDR,_Inc." xlink:type="simple">UDR, Inc.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Highlands_Ranch,_Colorado" xlink:type="simple">Highlands Ranch, Colorado</text:a></text:p>
          </table:table-cell>
        </table:table-row>
        <table:table-row table:style-name="ro3">
          <table:table-cell office:value-type="string" calcext:value-type="string">
            <text:p><text:a xlink:href="http://www.nasdaq.com/symbol/ulta" xlink:type="simple">ULTA</text:a> </text:p>
          </table:table-cell>
          <table:table-cell office:value-type="string" calcext:value-type="string">
            <text:p><text:a xlink:href="https://en.wikipedia.org/wiki/Ulta_Beauty" xlink:type="simple">Ulta Beauty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Bolingbrook,_Illinois" xlink:type="simple">Bolingbrook, Illinoi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USB" xlink:type="simple">USB</text:a> </text:p>
          </table:table-cell>
          <table:table-cell office:value-type="string" calcext:value-type="string">
            <text:p><text:a xlink:href="https://en.wikipedia.org/wiki/U.S._Bancorp" xlink:type="simple">U.S. Bancor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Minneapolis,_Minnesota" xlink:type="simple">Minneapolis, Minnesot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UAA" xlink:type="simple">UAA</text:a> </text:p>
          </table:table-cell>
          <table:table-cell office:value-type="string" calcext:value-type="string">
            <text:p><text:a xlink:href="https://en.wikipedia.org/wiki/Under_Armour" xlink:type="simple">Under Armour Class A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Baltimore,_Maryland" xlink:type="simple">Baltimore, Maryland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UA" xlink:type="simple">UA</text:a> </text:p>
          </table:table-cell>
          <table:table-cell office:value-type="string" calcext:value-type="string">
            <text:p><text:a xlink:href="https://en.wikipedia.org/wiki/Under_Armour" xlink:type="simple">Under Armour Class C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Baltimore,_Maryland" xlink:type="simple">Baltimore, Maryland</text:a></text:p>
          </table:table-cell>
        </table:table-row>
        <table:table-row table:style-name="ro1">
          <table:table-cell office:value-type="string" calcext:value-type="string">
            <text:p><text:a xlink:href="https://www.nyse.com/quote/XNYS:UNP" xlink:type="simple">UNP</text:a> </text:p>
          </table:table-cell>
          <table:table-cell office:value-type="string" calcext:value-type="string">
            <text:p><text:a xlink:href="https://en.wikipedia.org/wiki/Union_Pacific_Corp" xlink:type="simple">Union Pacific Corp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ailroads</text:p>
          </table:table-cell>
          <table:table-cell office:value-type="string" calcext:value-type="string">
            <text:p><text:a xlink:href="https://en.wikipedia.org/wiki/Omaha,_Nebraska" xlink:type="simple">Omaha, Nebraska</text:a></text:p>
          </table:table-cell>
        </table:table-row>
        <table:table-row table:style-name="ro1">
          <table:table-cell office:value-type="string" calcext:value-type="string">
            <text:p><text:a xlink:href="http://www.nasdaq.com/symbol/ual" xlink:type="simple">UAL</text:a> </text:p>
          </table:table-cell>
          <table:table-cell office:value-type="string" calcext:value-type="string">
            <text:p><text:a xlink:href="https://en.wikipedia.org/wiki/United_Airlines_Holdings" xlink:type="simple">United Airlines Holding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UNH" xlink:type="simple">UNH</text:a> </text:p>
          </table:table-cell>
          <table:table-cell office:value-type="string" calcext:value-type="string">
            <text:p><text:a xlink:href="https://en.wikipedia.org/wiki/United_Health_Group_Inc." xlink:type="simple">United Health Group Inc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Minnetonka,_Minnesota" xlink:type="simple">Minnetonka, Minnesot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UPS" xlink:type="simple">UPS</text:a> </text:p>
          </table:table-cell>
          <table:table-cell office:value-type="string" calcext:value-type="string">
            <text:p><text:a xlink:href="https://en.wikipedia.org/wiki/United_Parcel_Service" xlink:type="simple">United Parcel Service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URI" xlink:type="simple">URI</text:a> </text:p>
          </table:table-cell>
          <table:table-cell office:value-type="string" calcext:value-type="string">
            <text:p><text:a xlink:href="https://en.wikipedia.org/wiki/United_Rentals,_Inc." xlink:type="simple">United Rentals, Inc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Trading Companies &amp; Distributors</text:p>
          </table:table-cell>
          <table:table-cell office:value-type="string" calcext:value-type="string">
            <text:p><text:a xlink:href="https://en.wikipedia.org/wiki/Stamford,_Connecticut" xlink:type="simple">Stamford, Connecticut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UTX" xlink:type="simple">UTX</text:a> </text:p>
          </table:table-cell>
          <table:table-cell office:value-type="string" calcext:value-type="string">
            <text:p><text:a xlink:href="https://en.wikipedia.org/wiki/United_Technologies" xlink:type="simple">United Technologie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Hartford,_Connecticut" xlink:type="simple">Hartford, Connecticut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UHS" xlink:type="simple">UHS</text:a> </text:p>
          </table:table-cell>
          <table:table-cell office:value-type="string" calcext:value-type="string">
            <text:p><text:a xlink:href="https://en.wikipedia.org/wiki/Universal_Health_Services,_Inc." xlink:type="simple">Universal Health Services, Inc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Facilities</text:p>
          </table:table-cell>
          <table:table-cell office:value-type="string" calcext:value-type="string">
            <text:p><text:a xlink:href="https://en.wikipedia.org/wiki/King_of_Prussia,_Pennsylvania" xlink:type="simple">King of Prussia, Pennsylva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UNM" xlink:type="simple">UNM</text:a> </text:p>
          </table:table-cell>
          <table:table-cell office:value-type="string" calcext:value-type="string">
            <text:p><text:a xlink:href="https://en.wikipedia.org/wiki/Unum_Group" xlink:type="simple">Unum Grou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Chattanooga,_Tennessee" xlink:type="simple">Chattanooga, Tennessee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VFC" xlink:type="simple">VFC</text:a> </text:p>
          </table:table-cell>
          <table:table-cell office:value-type="string" calcext:value-type="string">
            <text:p><text:a xlink:href="https://en.wikipedia.org/wiki/V.F._Corp." xlink:type="simple">V.F. Corp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Greensboro,_North_Carolina" xlink:type="simple">Greensboro, North Carolin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VLO" xlink:type="simple">VLO</text:a> </text:p>
          </table:table-cell>
          <table:table-cell office:value-type="string" calcext:value-type="string">
            <text:p><text:a xlink:href="https://en.wikipedia.org/wiki/Valero_Energy" xlink:type="simple">Valero Energy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Refining &amp; Marketing</text:p>
          </table:table-cell>
          <table:table-cell office:value-type="string" calcext:value-type="string">
            <text:p><text:a xlink:href="https://en.wikipedia.org/wiki/San_Antonio,_Texas" xlink:type="simple">San Antonio, Texa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VAR" xlink:type="simple">VAR</text:a> </text:p>
          </table:table-cell>
          <table:table-cell office:value-type="string" calcext:value-type="string">
            <text:p><text:a xlink:href="https://en.wikipedia.org/wiki/Varian_Medical_Systems" xlink:type="simple">Varian Medical System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Palo_Alto,_California" xlink:type="simple">Palo Alto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VTR" xlink:type="simple">VTR</text:a> </text:p>
          </table:table-cell>
          <table:table-cell office:value-type="string" calcext:value-type="string">
            <text:p><text:a xlink:href="https://en.wikipedia.org/wiki/Ventas_Inc" xlink:type="simple">Ventas Inc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ealth Care REIT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</table:table-row>
        <table:table-row table:style-name="ro2">
          <table:table-cell office:value-type="string" calcext:value-type="string">
            <text:p><text:a xlink:href="http://www.nasdaq.com/symbol/vrsn" xlink:type="simple">VRSN</text:a> </text:p>
          </table:table-cell>
          <table:table-cell office:value-type="string" calcext:value-type="string">
            <text:p><text:a xlink:href="https://en.wikipedia.org/wiki/Verisign_Inc." xlink:type="simple">Verisign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ervices &amp; Infrastructure</text:p>
          </table:table-cell>
          <table:table-cell office:value-type="string" calcext:value-type="string">
            <text:p><text:a xlink:href="https://en.wikipedia.org/wiki/Dulles,_Virginia" xlink:type="simple">Dulles, Virginia</text:a></text:p>
          </table:table-cell>
        </table:table-row>
        <table:table-row table:style-name="ro2">
          <table:table-cell office:value-type="string" calcext:value-type="string">
            <text:p><text:a xlink:href="http://www.nasdaq.com/symbol/vrsk" xlink:type="simple">VRSK</text:a> </text:p>
          </table:table-cell>
          <table:table-cell office:value-type="string" calcext:value-type="string">
            <text:p><text:a xlink:href="https://en.wikipedia.org/wiki/Verisk_Analytics" xlink:type="simple">Verisk Analytic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search &amp; Consulting Services</text:p>
          </table:table-cell>
          <table:table-cell office:value-type="string" calcext:value-type="string">
            <text:p><text:a xlink:href="https://en.wikipedia.org/wiki/Jersey_City,_New_Jersey" xlink:type="simple">Jersey City, New Jersey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VZ" xlink:type="simple">VZ</text:a> </text:p>
          </table:table-cell>
          <table:table-cell office:value-type="string" calcext:value-type="string">
            <text:p><text:a xlink:href="https://en.wikipedia.org/wiki/Verizon_Communications" xlink:type="simple">Verizon Communications</text:a></text:p>
          </table:table-cell>
          <table:table-cell office:value-type="string" calcext:value-type="string">
            <text:p>Communication Services </text:p>
          </table:table-cell>
          <table:table-cell office:value-type="string" calcext:value-type="string">
            <text:p>Integrated Telecommunication Service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://www.nasdaq.com/symbol/vrtx" xlink:type="simple">VRTX</text:a> </text:p>
          </table:table-cell>
          <table:table-cell office:value-type="string" calcext:value-type="string">
            <text:p><text:a xlink:href="https://en.wikipedia.org/wiki/Vertex_Pharmaceuticals_Inc" xlink:type="simple">Vertex Pharmaceuticals Inc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Cambridge,_Massachusetts" xlink:type="simple">Cambridge, Massachusetts</text:a></text:p>
          </table:table-cell>
        </table:table-row>
        <table:table-row table:style-name="ro3">
          <table:table-cell office:value-type="string" calcext:value-type="string">
            <text:p><text:a xlink:href="http://www.nasdaq.com/symbol/viac" xlink:type="simple">VIAC</text:a> </text:p>
          </table:table-cell>
          <table:table-cell office:value-type="string" calcext:value-type="string">
            <text:p><text:a xlink:href="https://en.wikipedia.org/wiki/ViacomCBS" xlink:type="simple">ViacomCBS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V" xlink:type="simple">V</text:a> </text:p>
          </table:table-cell>
          <table:table-cell office:value-type="string" calcext:value-type="string">
            <text:p><text:a xlink:href="https://en.wikipedia.org/wiki/Visa_Inc." xlink:type="simple">Visa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</table:table-row>
        <table:table-row table:style-name="ro1">
          <table:table-cell office:value-type="string" calcext:value-type="string">
            <text:p><text:a xlink:href="https://www.nyse.com/quote/XNYS:VNO" xlink:type="simple">VNO</text:a> </text:p>
          </table:table-cell>
          <table:table-cell office:value-type="string" calcext:value-type="string">
            <text:p><text:a xlink:href="https://en.wikipedia.org/wiki/Vornado_Realty_Trust" xlink:type="simple">Vornado Realty Trust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Office REIT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VMC" xlink:type="simple">VMC</text:a> </text:p>
          </table:table-cell>
          <table:table-cell office:value-type="string" calcext:value-type="string">
            <text:p><text:a xlink:href="https://en.wikipedia.org/wiki/Vulcan_Materials" xlink:type="simple">Vulcan Material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<text:a xlink:href="https://en.wikipedia.org/wiki/Birmingham,_Alabama" xlink:type="simple">Birmingham, Alabam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WRB" xlink:type="simple">WRB</text:a> </text:p>
          </table:table-cell>
          <table:table-cell office:value-type="string" calcext:value-type="string">
            <text:p><text:a xlink:href="https://en.wikipedia.org/wiki/W._R._Berkley_Corporation" xlink:type="simple">W. R. Berkley Corporati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Greenwich,_Connecticut" xlink:type="simple">Greenwich, Connecticut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WAB" xlink:type="simple">WAB</text:a> </text:p>
          </table:table-cell>
          <table:table-cell office:value-type="string" calcext:value-type="string">
            <text:p><text:a xlink:href="https://en.wikipedia.org/wiki/Wabtec_Corporation" xlink:type="simple">Wabtec Corporat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Machinery &amp; Heavy Trucks</text:p>
          </table:table-cell>
          <table:table-cell office:value-type="string" calcext:value-type="string">
            <text:p><text:a xlink:href="https://en.wikipedia.org/wiki/Wilmerding,_Pennsylvania" xlink:type="simple">Wilmerding, Pennsylvan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WMT" xlink:type="simple">WMT</text:a> </text:p>
          </table:table-cell>
          <table:table-cell office:value-type="string" calcext:value-type="string">
            <text:p><text:a xlink:href="https://en.wikipedia.org/wiki/Walmart" xlink:type="simple">Walmart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ypermarkets &amp; Super Centers</text:p>
          </table:table-cell>
          <table:table-cell office:value-type="string" calcext:value-type="string">
            <text:p><text:a xlink:href="https://en.wikipedia.org/wiki/Bentonville,_Arkansas" xlink:type="simple">Bentonville, Arkansas</text:a></text:p>
          </table:table-cell>
        </table:table-row>
        <table:table-row table:style-name="ro3">
          <table:table-cell office:value-type="string" calcext:value-type="string">
            <text:p><text:a xlink:href="http://www.nasdaq.com/symbol/wba" xlink:type="simple">WBA</text:a> </text:p>
          </table:table-cell>
          <table:table-cell office:value-type="string" calcext:value-type="string">
            <text:p><text:a xlink:href="https://en.wikipedia.org/wiki/Walgreens_Boots_Alliance" xlink:type="simple">Walgreens Boots Alliance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Drug Retail</text:p>
          </table:table-cell>
          <table:table-cell office:value-type="string" calcext:value-type="string">
            <text:p><text:a xlink:href="https://en.wikipedia.org/wiki/Deerfield,_Illinois" xlink:type="simple">Deerfield, Illinoi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DIS" xlink:type="simple">DIS</text:a> </text:p>
          </table:table-cell>
          <table:table-cell office:value-type="string" calcext:value-type="string">
            <text:p><text:a xlink:href="https://en.wikipedia.org/wiki/The_Walt_Disney_Company" xlink:type="simple">The Walt Disney Company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string" calcext:value-type="string">
            <text:p><text:a xlink:href="https://en.wikipedia.org/wiki/Burbank,_California" xlink:type="simple">Burbank, California</text:a></text:p>
          </table:table-cell>
        </table:table-row>
        <table:table-row table:style-name="ro2">
          <table:table-cell office:value-type="string" calcext:value-type="string">
            <text:p><text:a xlink:href="https://www.nyse.com/quote/XNYS:WM" xlink:type="simple">WM</text:a> </text:p>
          </table:table-cell>
          <table:table-cell office:value-type="string" calcext:value-type="string">
            <text:p><text:a xlink:href="https://en.wikipedia.org/wiki/Waste_Management_Inc." xlink:type="simple">Waste Management Inc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nvironmental &amp; Facilities Service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WAT" xlink:type="simple">WAT</text:a> </text:p>
          </table:table-cell>
          <table:table-cell office:value-type="string" calcext:value-type="string">
            <text:p><text:a xlink:href="https://en.wikipedia.org/wiki/Waters_Corporation" xlink:type="simple">Waters Corporatio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<text:a xlink:href="https://en.wikipedia.org/wiki/Milford,_Massachusetts" xlink:type="simple">Milford, Massachusett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WEC" xlink:type="simple">WEC</text:a> </text:p>
          </table:table-cell>
          <table:table-cell office:value-type="string" calcext:value-type="string">
            <text:p><text:a xlink:href="https://en.wikipedia.org/wiki/Wec_Energy_Group_Inc" xlink:type="simple">Wec Energy Group Inc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Milwaukee,_Wisconsin" xlink:type="simple">Milwaukee, Wisconsin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WFC" xlink:type="simple">WFC</text:a> </text:p>
          </table:table-cell>
          <table:table-cell office:value-type="string" calcext:value-type="string">
            <text:p><text:a xlink:href="https://en.wikipedia.org/wiki/Wells_Fargo" xlink:type="simple">Wells Fargo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WELL" xlink:type="simple">WELL</text:a> </text:p>
          </table:table-cell>
          <table:table-cell office:value-type="string" calcext:value-type="string">
            <text:p><text:a xlink:href="https://en.wikipedia.org/wiki/Welltower_Inc." xlink:type="simple">Welltower Inc.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ealth Care REITs</text:p>
          </table:table-cell>
          <table:table-cell office:value-type="string" calcext:value-type="string">
            <text:p><text:a xlink:href="https://en.wikipedia.org/wiki/Toledo,_Ohio" xlink:type="simple">Toledo, Ohio</text:a></text:p>
          </table:table-cell>
        </table:table-row>
        <table:table-row table:style-name="ro5">
          <table:table-cell office:value-type="string" calcext:value-type="string">
            <text:p><text:a xlink:href="http://www.nasdaq.com/symbol/wdc" xlink:type="simple">WDC</text:a> </text:p>
          </table:table-cell>
          <table:table-cell office:value-type="string" calcext:value-type="string">
            <text:p><text:a xlink:href="https://en.wikipedia.org/wiki/Western_Digital" xlink:type="simple">Western Digital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Irvine,_California" xlink:type="simple">Irvine, California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WU" xlink:type="simple">WU</text:a> </text:p>
          </table:table-cell>
          <table:table-cell office:value-type="string" calcext:value-type="string">
            <text:p><text:a xlink:href="https://en.wikipedia.org/wiki/Western_Union_Co" xlink:type="simple">Western Union Co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Englewood,_Colorado" xlink:type="simple">Englewood, Colorado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WRK" xlink:type="simple">WRK</text:a> </text:p>
          </table:table-cell>
          <table:table-cell office:value-type="string" calcext:value-type="string">
            <text:p><text:a xlink:href="https://en.wikipedia.org/wiki/WestRock" xlink:type="simple">WestRock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Richmond,_Virginia" xlink:type="simple">Richmond, Virgi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WY" xlink:type="simple">WY</text:a> </text:p>
          </table:table-cell>
          <table:table-cell office:value-type="string" calcext:value-type="string">
            <text:p><text:a xlink:href="https://en.wikipedia.org/wiki/Weyerhaeuser" xlink:type="simple">Weyerhaeuser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Federal_Way,_Washington" xlink:type="simple">Federal Way, Washington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WHR" xlink:type="simple">WHR</text:a> </text:p>
          </table:table-cell>
          <table:table-cell office:value-type="string" calcext:value-type="string">
            <text:p><text:a xlink:href="https://en.wikipedia.org/wiki/Whirlpool_Corp." xlink:type="simple">Whirlpool Corp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usehold Appliances</text:p>
          </table:table-cell>
          <table:table-cell office:value-type="string" calcext:value-type="string">
            <text:p><text:a xlink:href="https://en.wikipedia.org/wiki/Benton_Harbor,_Michigan" xlink:type="simple">Benton Harbor, Michigan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WMB" xlink:type="simple">WMB</text:a> </text:p>
          </table:table-cell>
          <table:table-cell office:value-type="string" calcext:value-type="string">
            <text:p><text:a xlink:href="https://en.wikipedia.org/wiki/Williams_Cos." xlink:type="simple">Williams Cos.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Storage &amp; Transportation</text:p>
          </table:table-cell>
          <table:table-cell office:value-type="string" calcext:value-type="string">
            <text:p><text:a xlink:href="https://en.wikipedia.org/wiki/Tulsa,_Oklahoma" xlink:type="simple">Tulsa, Oklahoma</text:a></text:p>
          </table:table-cell>
        </table:table-row>
        <table:table-row table:style-name="ro3">
          <table:table-cell office:value-type="string" calcext:value-type="string">
            <text:p><text:a xlink:href="http://www.nasdaq.com/symbol/wltw" xlink:type="simple">WLTW</text:a> </text:p>
          </table:table-cell>
          <table:table-cell office:value-type="string" calcext:value-type="string">
            <text:p><text:a xlink:href="https://en.wikipedia.org/wiki/Willis_Towers_Watson" xlink:type="simple">Willis Towers Wats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 Brokers</text:p>
          </table:table-cell>
          <table:table-cell office:value-type="string" calcext:value-type="string">
            <text:p><text:a xlink:href="https://en.wikipedia.org/wiki/London,_United_Kingdom" xlink:type="simple">London, United Kingdom</text:a></text:p>
          </table:table-cell>
        </table:table-row>
        <table:table-row table:style-name="ro3">
          <table:table-cell office:value-type="string" calcext:value-type="string">
            <text:p><text:a xlink:href="http://www.nasdaq.com/symbol/wynn" xlink:type="simple">WYNN</text:a> </text:p>
          </table:table-cell>
          <table:table-cell office:value-type="string" calcext:value-type="string">
            <text:p><text:a xlink:href="https://en.wikipedia.org/wiki/Wynn_Resorts_Ltd" xlink:type="simple">Wynn Resorts Ltd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sinos &amp; Gaming</text:p>
          </table:table-cell>
          <table:table-cell office:value-type="string" calcext:value-type="string">
            <text:p><text:a xlink:href="https://en.wikipedia.org/wiki/Paradise,_Nevada" xlink:type="simple">Paradise, Nevada</text:a></text:p>
          </table:table-cell>
        </table:table-row>
        <table:table-row table:style-name="ro3">
          <table:table-cell office:value-type="string" calcext:value-type="string">
            <text:p><text:a xlink:href="http://www.nasdaq.com/symbol/xel" xlink:type="simple">XEL</text:a> </text:p>
          </table:table-cell>
          <table:table-cell office:value-type="string" calcext:value-type="string">
            <text:p><text:a xlink:href="https://en.wikipedia.org/wiki/Xcel_Energy_Inc" xlink:type="simple">Xcel Energy Inc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Minneapolis,_Minnesota" xlink:type="simple">Minneapolis, Minnesota</text:a></text:p>
          </table:table-cell>
        </table:table-row>
        <table:table-row table:style-name="ro5">
          <table:table-cell office:value-type="string" calcext:value-type="string">
            <text:p><text:a xlink:href="https://www.nyse.com/quote/XNYS:XRX" xlink:type="simple">XRX</text:a> </text:p>
          </table:table-cell>
          <table:table-cell office:value-type="string" calcext:value-type="string">
            <text:p><text:a xlink:href="https://en.wikipedia.org/wiki/Xerox" xlink:type="simple">Xerox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Norwalk,_Connecticut" xlink:type="simple">Norwalk, Connecticut</text:a></text:p>
          </table:table-cell>
        </table:table-row>
        <table:table-row table:style-name="ro3">
          <table:table-cell office:value-type="string" calcext:value-type="string">
            <text:p><text:a xlink:href="http://www.nasdaq.com/symbol/xlnx" xlink:type="simple">XLNX</text:a> </text:p>
          </table:table-cell>
          <table:table-cell office:value-type="string" calcext:value-type="string">
            <text:p><text:a xlink:href="https://en.wikipedia.org/wiki/Xilinx" xlink:type="simple">Xilinx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XYL" xlink:type="simple">XYL</text:a> </text:p>
          </table:table-cell>
          <table:table-cell office:value-type="string" calcext:value-type="string">
            <text:p><text:a xlink:href="https://en.wikipedia.org/wiki/Xylem_Inc." xlink:type="simple">Xylem Inc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White_Plains,_New_York" xlink:type="simple">White Plains, New York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YUM" xlink:type="simple">YUM</text:a> </text:p>
          </table:table-cell>
          <table:table-cell office:value-type="string" calcext:value-type="string">
            <text:p><text:a xlink:href="https://en.wikipedia.org/wiki/Yum!_Brands_Inc" xlink:type="simple">Yum! Brands Inc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<text:a xlink:href="https://en.wikipedia.org/wiki/Louisville,_Kentucky" xlink:type="simple">Louisville, Kentucky</text:a></text:p>
          </table:table-cell>
        </table:table-row>
        <table:table-row table:style-name="ro2">
          <table:table-cell office:value-type="string" calcext:value-type="string">
            <text:p><text:a xlink:href="http://www.nasdaq.com/symbol/zbra" xlink:type="simple">ZBRA</text:a> </text:p>
          </table:table-cell>
          <table:table-cell office:value-type="string" calcext:value-type="string">
            <text:p><text:a xlink:href="https://en.wikipedia.org/wiki/Zebra_Technologies" xlink:type="simple">Zebra Technologie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 &amp; Instruments</text:p>
          </table:table-cell>
          <table:table-cell office:value-type="string" calcext:value-type="string">
            <text:p><text:a xlink:href="https://en.wikipedia.org/wiki/Lincolnshire,_Illinois" xlink:type="simple">Lincolnshire, Illinois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ZBH" xlink:type="simple">ZBH</text:a> </text:p>
          </table:table-cell>
          <table:table-cell office:value-type="string" calcext:value-type="string">
            <text:p><text:a xlink:href="https://en.wikipedia.org/wiki/Zimmer_Holdings" xlink:type="simple">Zimmer Biomet Holding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Warsaw,_Indiana" xlink:type="simple">Warsaw, Indiana</text:a></text:p>
          </table:table-cell>
        </table:table-row>
        <table:table-row table:style-name="ro3">
          <table:table-cell office:value-type="string" calcext:value-type="string">
            <text:p><text:a xlink:href="http://www.nasdaq.com/symbol/zion" xlink:type="simple">ZION</text:a> </text:p>
          </table:table-cell>
          <table:table-cell office:value-type="string" calcext:value-type="string">
            <text:p><text:a xlink:href="https://en.wikipedia.org/wiki/Zions_Bancorp" xlink:type="simple">Zions Bancor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Salt_Lake_City,_Utah" xlink:type="simple">Salt Lake City, Utah</text:a></text:p>
          </table:table-cell>
        </table:table-row>
        <table:table-row table:style-name="ro3">
          <table:table-cell office:value-type="string" calcext:value-type="string">
            <text:p><text:a xlink:href="https://www.nyse.com/quote/XNYS:ZTS" xlink:type="simple">ZTS</text:a> </text:p>
          </table:table-cell>
          <table:table-cell office:value-type="string" calcext:value-type="string">
            <text:p><text:a xlink:href="https://en.wikipedia.org/wiki/Zoetis" xlink:type="simple">Zoeti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Florham_Park,_New_Jersey" xlink:type="simple">Florham Park, New Jersey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5T16:04:23.738572654</meta:creation-date>
    <dc:date>2020-02-05T16:06:05.666191032</dc:date>
    <meta:editing-duration>PT1M42S</meta:editing-duration>
    <meta:editing-cycles>1</meta:editing-cycles>
    <meta:generator>LibreOffice/6.3.4.2$Linux_X86_64 LibreOffice_project/30$Build-2</meta:generator>
    <meta:document-statistic meta:table-count="1" meta:cell-count="2530" meta:object-count="0"/>
  </office:meta>
</office:document-meta>
</file>